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028in"/>
    </style:style>
    <style:style style:name="co4" style:family="table-column">
      <style:table-column-properties fo:break-before="auto" style:column-width="5.3819in"/>
    </style:style>
    <style:style style:name="co5" style:family="table-column">
      <style:table-column-properties fo:break-before="auto" style:column-width="6.3291in"/>
    </style:style>
    <style:style style:name="co6" style:family="table-column">
      <style:table-column-properties fo:break-before="auto" style:column-width="4.839in"/>
    </style:style>
    <style:style style:name="co7" style:family="table-column">
      <style:table-column-properties fo:break-before="auto" style:column-width="10.5571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3.8091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6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Arial Unicode MS" style:font-name-complex="Lohit Hind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table table:name="CP I" table:style-name="ta1">
        <table:table-column table:style-name="co1" table:default-cell-style-name="Default"/>
        <table:table-row table:style-name="ro1">
          <table:table-cell office:value-type="string" calcext:value-type="string">
            <text:p>Part One: Ancient Greeks</text:p>
          </table:table-cell>
        </table:table-row>
        <table:table-row table:style-name="ro1">
          <table:table-cell office:value-type="string" calcext:value-type="string">
            <text:p>Parmenides, Mystery and Contradiction</text:p>
          </table:table-cell>
        </table:table-row>
        <table:table-row table:style-name="ro1">
          <table:table-cell office:value-type="string" calcext:value-type="string">
            <text:p>Early Theory of Forms</text:p>
          </table:table-cell>
        </table:table-row>
        <table:table-row table:style-name="ro1">
          <table:table-cell office:value-type="string" calcext:value-type="string">
            <text:p>The New Theory of Forms</text:p>
          </table:table-cell>
        </table:table-row>
        <table:table-row table:style-name="ro1">
          <table:table-cell office:value-type="string" calcext:value-type="string">
            <text:p>Understanding Proofs: Meno, 85d9 – 86c2</text:p>
          </table:table-cell>
        </table:table-row>
        <table:table-row table:style-name="ro1">
          <table:table-cell office:value-type="string" calcext:value-type="string">
            <text:p>Aristotle and the Sea Battle: De Interpretatione, Chapter IX</text:p>
          </table:table-cell>
        </table:table-row>
        <table:table-row table:style-name="ro1">
          <table:table-cell office:value-type="string" calcext:value-type="string">
            <text:p>Appendix: A Note on Diodorus Cronus</text:p>
          </table:table-cell>
        </table:table-row>
        <table:table-row table:style-name="ro1">
          <table:table-cell office:value-type="string" calcext:value-type="string">
            <text:p>The Principle of Individuation</text:p>
          </table:table-cell>
        </table:table-row>
        <table:table-row table:style-name="ro1">
          <table:table-cell office:value-type="string" calcext:value-type="string">
            <text:p>Thought and Action in Aristotle: What is Practical Truth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 Two: Medieval and Modern Philosophers</text:p>
          </table:table-cell>
        </table:table-row>
        <table:table-row table:style-name="ro1">
          <table:table-cell office:value-type="string" calcext:value-type="string">
            <text:p>Necessity and Truth</text:p>
          </table:table-cell>
        </table:table-row>
        <table:table-row table:style-name="ro1">
          <table:table-cell office:value-type="string" calcext:value-type="string">
            <text:p>Hume and Julius Caesar</text:p>
          </table:table-cell>
        </table:table-row>
        <table:table-row table:style-name="ro1">
          <table:table-cell office:value-type="string" calcext:value-type="string">
            <text:p>“Whatever has a beginning of existence must have a cause”: Hume's Argument Exposed</text:p>
          </table:table-cell>
        </table:table-row>
        <table:table-row table:style-name="ro1">
          <table:table-cell office:value-type="string" calcext:value-type="string">
            <text:p>Will and Emotion</text:p>
          </table:table-cell>
        </table:table-row>
        <table:table-row table:style-name="ro1">
          <table:table-cell office:value-type="string" calcext:value-type="string">
            <text:p>Retractation</text:p>
          </table:table-cell>
        </table:table-row>
        <table:table-row table:style-name="ro1">
          <table:table-cell office:value-type="string" calcext:value-type="string">
            <text:p>The Question of Linguistic Idealism</text:p>
          </table:table-cell>
        </table:table-row>
      </table:table>
      <table:table table:name="CP II" table:style-name="ta1">
        <table:table-column table:style-name="co3" table:default-cell-style-name="Default"/>
        <table:table-row table:style-name="ro1">
          <table:table-cell office:value-type="string" calcext:value-type="string">
            <text:p>Part One: The philosophy of the mind</text:p>
          </table:table-cell>
        </table:table-row>
        <table:table-row table:style-name="ro1">
          <table:table-cell office:value-type="string" calcext:value-type="string">
            <text:p>The Intentionality of Sensation</text:p>
          </table:table-cell>
        </table:table-row>
        <table:table-row table:style-name="ro1">
          <table:table-cell office:value-type="string" calcext:value-type="string">
            <text:p>The First Person</text:p>
          </table:table-cell>
        </table:table-row>
        <table:table-row table:style-name="ro1">
          <table:table-cell office:value-type="string" calcext:value-type="string">
            <text:p>Substance</text:p>
          </table:table-cell>
        </table:table-row>
        <table:table-row table:style-name="ro1">
          <table:table-cell office:value-type="string" calcext:value-type="string">
            <text:p>The Subjectivity of Sensation</text:p>
          </table:table-cell>
        </table:table-row>
        <table:table-row table:style-name="ro1">
          <table:table-cell office:value-type="string" calcext:value-type="string">
            <text:p>Events in the mind</text:p>
          </table:table-cell>
        </table:table-row>
        <table:table-row table:style-name="ro1">
          <table:table-cell office:value-type="string" calcext:value-type="string">
            <text:p>Comments on Professor R. L. Gregory's Paper on Perception</text:p>
          </table:table-cell>
        </table:table-row>
        <table:table-row table:style-name="ro1">
          <table:table-cell office:value-type="string" calcext:value-type="string">
            <text:p>On Sensations of Position</text:p>
          </table:table-cell>
        </table:table-row>
        <table:table-row table:style-name="ro1">
          <table:table-cell office:value-type="string" calcext:value-type="string">
            <text:p>Intention</text:p>
          </table:table-cell>
        </table:table-row>
        <table:table-row table:style-name="ro1">
          <table:table-cell office:value-type="string" calcext:value-type="string">
            <text:p>Pretending</text:p>
          </table:table-cell>
        </table:table-row>
        <table:table-row table:style-name="ro1">
          <table:table-cell office:value-type="string" calcext:value-type="string">
            <text:p>On the Grammar of Enjo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 Two: Memory and The Past</text:p>
          </table:table-cell>
        </table:table-row>
        <table:table-row table:style-name="ro1">
          <table:table-cell office:value-type="string" calcext:value-type="string">
            <text:p>The Reality of the Past</text:p>
          </table:table-cell>
        </table:table-row>
        <table:table-row table:style-name="ro1">
          <table:table-cell office:value-type="string" calcext:value-type="string">
            <text:p>Memory, 'Experience' and Cau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 Three: Causality and time</text:p>
          </table:table-cell>
        </table:table-row>
        <table:table-row table:style-name="ro1">
          <table:table-cell office:value-type="string" calcext:value-type="string">
            <text:p>Causality and Determination</text:p>
          </table:table-cell>
        </table:table-row>
        <table:table-row table:style-name="ro1">
          <table:table-cell office:value-type="string" calcext:value-type="string">
            <text:p>Times, Beginnings and Causes</text:p>
          </table:table-cell>
        </table:table-row>
        <table:table-row table:style-name="ro1">
          <table:table-cell office:value-type="string" calcext:value-type="string">
            <text:p>Soft Determinism</text:p>
          </table:table-cell>
        </table:table-row>
        <table:table-row table:style-name="ro1">
          <table:table-cell office:value-type="string" calcext:value-type="string">
            <text:p>Causality and Extensionality</text:p>
          </table:table-cell>
        </table:table-row>
        <table:table-row table:style-name="ro1">
          <table:table-cell office:value-type="string" calcext:value-type="string">
            <text:p>Before and After</text:p>
          </table:table-cell>
        </table:table-row>
        <table:table-row table:style-name="ro1">
          <table:table-cell office:value-type="string" calcext:value-type="string">
            <text:p>Subjunctive Conditionals</text:p>
          </table:table-cell>
        </table:table-row>
        <table:table-row table:style-name="ro1">
          <table:table-cell office:value-type="string" calcext:value-type="string">
            <text:p>“Under a Description”</text:p>
          </table:table-cell>
        </table:table-row>
        <table:table-row table:style-name="ro1">
          <table:table-cell office:value-type="string" calcext:value-type="string">
            <text:p>Analysis Competition – Tenth Problem</text:p>
          </table:table-cell>
        </table:table-row>
        <table:table-row table:style-name="ro1">
          <table:table-cell office:value-type="string" calcext:value-type="string">
            <text:p>A Reply to Mr. C. S. Lewis's Argument that “Naturalism” is Self- Refuting</text:p>
          </table:table-cell>
        </table:table-row>
      </table:table>
      <table:table table:name="CP III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 One: Ethics</text:p>
          </table:table-cell>
          <table:table-cell/>
        </table:table-row>
        <table:table-row table:style-name="ro1">
          <table:table-cell office:value-type="string" calcext:value-type="string">
            <text:p>The Two Kinds of error in action</text:p>
          </table:table-cell>
          <table:table-cell/>
        </table:table-row>
        <table:table-row table:style-name="ro1">
          <table:table-cell office:value-type="string" calcext:value-type="string">
            <text:p>On Promising and its justice, and Whether it Need be Respected in Foro Interno</text:p>
          </table:table-cell>
          <table:table-cell/>
        </table:table-row>
        <table:table-row table:style-name="ro1">
          <table:table-cell office:value-type="string" calcext:value-type="string">
            <text:p>On Brute Facts</text:p>
          </table:table-cell>
          <table:table-cell/>
        </table:table-row>
        <table:table-row table:style-name="ro1">
          <table:table-cell office:value-type="string" calcext:value-type="string">
            <text:p>Modern Moral Philosophy</text:p>
          </table:table-cell>
          <table:table-cell/>
        </table:table-row>
        <table:table-row table:style-name="ro1">
          <table:table-cell office:value-type="string" calcext:value-type="string">
            <text:p>Authority in Morals</text:p>
          </table:table-cell>
          <table:table-cell/>
        </table:table-row>
        <table:table-row table:style-name="ro1">
          <table:table-cell office:value-type="string" calcext:value-type="string">
            <text:p>War and Murder</text:p>
          </table:table-cell>
          <table:table-cell/>
        </table:table-row>
        <table:table-row table:style-name="ro1">
          <table:table-cell office:value-type="string" calcext:value-type="string">
            <text:p>Mr Truman's Degree</text:p>
          </table:table-cell>
          <table:table-cell/>
        </table:table-row>
        <table:table-row table:style-name="ro1">
          <table:table-cell office:value-type="string" calcext:value-type="string">
            <text:p>The Justice of the Present War Examined</text:p>
          </table:table-cell>
          <table:table-cell/>
        </table:table-row>
        <table:table-row table:style-name="ro1">
          <table:table-cell office:value-type="string" calcext:value-type="string">
            <text:p>You Can Have Sex without Children: Christianity and the New Offer</text:p>
          </table:table-cell>
          <table:table-cell/>
        </table:table-row>
        <table:table-row table:style-name="ro1">
          <table:table-cell office:value-type="string" calcext:value-type="string">
            <text:p>Rules, Rights and Promis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t Two: The Philosophy of Religion</text:p>
          </table:table-cell>
          <table:table-cell/>
        </table:table-row>
        <table:table-row table:style-name="ro1">
          <table:table-cell office:value-type="string" calcext:value-type="string">
            <text:p>On Transubstantiation</text:p>
          </table:table-cell>
          <table:table-cell office:value-type="string" calcext:value-type="string">
            <text:p>Mystery, Distinguish Mystery from Nonsense, Teaching Mystery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Faith, Belief, Believing Someone, God, word from Go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t Three: Political Philosophy</text:p>
          </table:table-cell>
          <table:table-cell/>
        </table:table-row>
        <table:table-row table:style-name="ro1">
          <table:table-cell office:value-type="string" calcext:value-type="string">
            <text:p>On Frustration of the Majority by the Fulfilment of the Majority's Will</text:p>
          </table:table-cell>
          <table:table-cell/>
        </table:table-row>
        <table:table-row table:style-name="ro1">
          <table:table-cell office:value-type="string" calcext:value-type="string">
            <text:p>On the Source of the Authority of the State</text:p>
          </table:table-cell>
          <table:table-cell/>
        </table:table-row>
      </table:table>
      <table:table table:name="HLAE" table:style-name="ta1">
        <table:table-column table:style-name="co5" table:default-cell-style-name="Default"/>
        <table:table-row table:style-name="ro1">
          <table:table-cell office:value-type="string" calcext:value-type="string">
            <text:p>Part One: Human Life</text:p>
          </table:table-cell>
        </table:table-row>
        <table:table-row table:style-name="ro1">
          <table:table-cell office:value-type="string" calcext:value-type="string">
            <text:p>Analytical Philosophy and the Sipirituality of Man</text:p>
          </table:table-cell>
        </table:table-row>
        <table:table-row table:style-name="ro1">
          <table:table-cell office:value-type="string" calcext:value-type="string">
            <text:p>Has Mankind One Soul: An Angel Distributed among many Bodies?</text:p>
          </table:table-cell>
        </table:table-row>
        <table:table-row table:style-name="ro1">
          <table:table-cell office:value-type="string" calcext:value-type="string">
            <text:p>Human Essence</text:p>
          </table:table-cell>
        </table:table-row>
        <table:table-row table:style-name="ro1">
          <table:table-cell office:value-type="string" calcext:value-type="string">
            <text:p>Were You a Zygote?</text:p>
          </table:table-cell>
        </table:table-row>
        <table:table-row table:style-name="ro1">
          <table:table-cell office:value-type="string" calcext:value-type="string">
            <text:p>Embryos and Final Causes</text:p>
          </table:table-cell>
        </table:table-row>
        <table:table-row table:style-name="ro1">
          <table:table-cell office:value-type="string" calcext:value-type="string">
            <text:p>Knowledge and Reverence for Human Life</text:p>
          </table:table-cell>
        </table:table-row>
        <table:table-row table:style-name="ro1">
          <table:table-cell office:value-type="string" calcext:value-type="string">
            <text:p>The Dignity of the Human Be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 Two: Action and Practical Reason</text:p>
          </table:table-cell>
        </table:table-row>
        <table:table-row table:style-name="ro1">
          <table:table-cell office:value-type="string" calcext:value-type="string">
            <text:p>Chisolm on Action</text:p>
          </table:table-cell>
        </table:table-row>
        <table:table-row table:style-name="ro1">
          <table:table-cell office:value-type="string" calcext:value-type="string">
            <text:p>The Causation of Action</text:p>
          </table:table-cell>
        </table:table-row>
        <table:table-row table:style-name="ro1">
          <table:table-cell office:value-type="string" calcext:value-type="string">
            <text:p>Practical Inference</text:p>
          </table:table-cell>
        </table:table-row>
        <table:table-row table:style-name="ro1">
          <table:table-cell office:value-type="string" calcext:value-type="string">
            <text:p>Practical Tru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 Three: Ethics</text:p>
          </table:table-cell>
        </table:table-row>
        <table:table-row table:style-name="ro1">
          <table:table-cell office:value-type="string" calcext:value-type="string">
            <text:p>Does Oxford Moral Philosophy Corrupt Youth?</text:p>
          </table:table-cell>
        </table:table-row>
        <table:table-row table:style-name="ro1">
          <table:table-cell office:value-type="string" calcext:value-type="string">
            <text:p>Modern Moral Philosophy</text:p>
          </table:table-cell>
        </table:table-row>
        <table:table-row table:style-name="ro1">
          <table:table-cell office:value-type="string" calcext:value-type="string">
            <text:p>Good and Bad Human Action</text:p>
          </table:table-cell>
        </table:table-row>
        <table:table-row table:style-name="ro1">
          <table:table-cell office:value-type="string" calcext:value-type="string">
            <text:p>Action, Intention and 'Double Effect'</text:p>
          </table:table-cell>
        </table:table-row>
        <table:table-row table:style-name="ro1">
          <table:table-cell office:value-type="string" calcext:value-type="string">
            <text:p>The Controversy over a New Morality</text:p>
          </table:table-cell>
        </table:table-row>
        <table:table-row table:style-name="ro1">
          <table:table-cell office:value-type="string" calcext:value-type="string">
            <text:p>Must One Obey One's Conscience?</text:p>
          </table:table-cell>
        </table:table-row>
        <table:table-row table:style-name="ro1">
          <table:table-cell office:value-type="string" calcext:value-type="string">
            <text:p>Glanville Williams' The Sanctity of Life and the Criminal Law: A Review</text:p>
          </table:table-cell>
        </table:table-row>
        <table:table-row table:style-name="ro1">
          <table:table-cell office:value-type="string" calcext:value-type="string">
            <text:p>Who is Wronged? Phillippa Foot on Double Effect</text:p>
          </table:table-cell>
        </table:table-row>
        <table:table-row table:style-name="ro1">
          <table:table-cell office:value-type="string" calcext:value-type="string">
            <text:p>Prolegomenon to a Pursuit of the Definition of Murder: The Illegal and The Unlawful</text:p>
          </table:table-cell>
        </table:table-row>
        <table:table-row table:style-name="ro1">
          <table:table-cell office:value-type="string" calcext:value-type="string">
            <text:p>Murder and the Morality of Euthanasia</text:p>
          </table:table-cell>
        </table:table-row>
        <table:table-row table:style-name="ro1">
          <table:table-cell office:value-type="string" calcext:value-type="string">
            <text:p>Commentary on John Harris' 'Ethical Problems in the Management of Severly Handicapped Children'</text:p>
          </table:table-cell>
        </table:table-row>
        <table:table-row table:style-name="ro1">
          <table:table-cell office:value-type="string" calcext:value-type="string">
            <text:p>Sins of Omission? The Non-treatment of control in Clinical Trials</text:p>
          </table:table-cell>
        </table:table-row>
      </table:table>
      <table:table table:name="FHG" table:style-name="ta1">
        <table:table-column table:style-name="co6" table:default-cell-style-name="Default"/>
        <table:table-row table:style-name="ro1">
          <table:table-cell office:value-type="string" calcext:value-type="string">
            <text:p>What is it to Believe Someone?</text:p>
          </table:table-cell>
        </table:table-row>
        <table:table-row table:style-name="ro1"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Prophecy and Miracles</text:p>
          </table:table-cell>
        </table:table-row>
        <table:table-row table:style-name="ro1">
          <table:table-cell office:value-type="string" calcext:value-type="string">
            <text:p>Hume on Miracles</text:p>
          </table:table-cell>
        </table:table-row>
        <table:table-row table:style-name="ro1">
          <table:table-cell office:value-type="string" calcext:value-type="string">
            <text:p>Paganism, Superstition and Philosophy</text:p>
          </table:table-cell>
        </table:table-row>
        <table:table-row table:style-name="ro1">
          <table:table-cell office:value-type="string" calcext:value-type="string">
            <text:p>On the Hatred of God</text:p>
          </table:table-cell>
        </table:table-row>
        <table:table-row table:style-name="ro1">
          <table:table-cell office:value-type="string" calcext:value-type="string">
            <text:p>On Attachment to Things and Obedience to God</text:p>
          </table:table-cell>
        </table:table-row>
        <table:table-row table:style-name="ro1">
          <table:table-cell office:value-type="string" calcext:value-type="string">
            <text:p>Twenty Opinions Common among Modern Anglo-American Philosophers</text:p>
          </table:table-cell>
        </table:table-row>
        <table:table-row table:style-name="ro1">
          <table:table-cell office:value-type="string" calcext:value-type="string">
            <text:p>The Inortality of the Soul</text:p>
          </table:table-cell>
        </table:table-row>
        <table:table-row table:style-name="ro1">
          <table:table-cell office:value-type="string" calcext:value-type="string">
            <text:p>On Transubstantiation</text:p>
          </table:table-cell>
        </table:table-row>
        <table:table-row table:style-name="ro1">
          <table:table-cell office:value-type="string" calcext:value-type="string">
            <text:p>Authority in Morals</text:p>
          </table:table-cell>
        </table:table-row>
        <table:table-row table:style-name="ro1">
          <table:table-cell office:value-type="string" calcext:value-type="string">
            <text:p>On being on Good Faith</text:p>
          </table:table-cell>
        </table:table-row>
        <table:table-row table:style-name="ro1">
          <table:table-cell office:value-type="string" calcext:value-type="string">
            <text:p>Morality</text:p>
          </table:table-cell>
        </table:table-row>
        <table:table-row table:style-name="ro1">
          <table:table-cell office:value-type="string" calcext:value-type="string">
            <text:p>Sin: the McGivney Lectures</text:p>
          </table:table-cell>
        </table:table-row>
        <table:table-row table:style-name="ro1">
          <table:table-cell office:value-type="string" calcext:value-type="string">
            <text:p>Two Moral Theologians</text:p>
          </table:table-cell>
        </table:table-row>
        <table:table-row table:style-name="ro1">
          <table:table-cell office:value-type="string" calcext:value-type="string">
            <text:p>Contraception and Chastity</text:p>
          </table:table-cell>
        </table:table-row>
        <table:table-row table:style-name="ro1">
          <table:table-cell office:value-type="string" calcext:value-type="string">
            <text:p>On Humanae Vitae</text:p>
          </table:table-cell>
        </table:table-row>
        <table:table-row table:style-name="ro1">
          <table:table-cell office:value-type="string" calcext:value-type="string">
            <text:p>Address to the Clergy: On Contraception and Natural Family Planning</text:p>
          </table:table-cell>
        </table:table-row>
        <table:table-row table:style-name="ro1">
          <table:table-cell office:value-type="string" calcext:value-type="string">
            <text:p>Contraception, Chastity and the Vocation of Marriage</text:p>
          </table:table-cell>
        </table:table-row>
        <table:table-row table:style-name="ro1">
          <table:table-cell office:value-type="string" calcext:value-type="string">
            <text:p>The Early Embryo: Theoreticsl Doubts and Practical Certainties</text:p>
          </table:table-cell>
        </table:table-row>
        <table:table-row table:style-name="ro1">
          <table:table-cell office:value-type="string" calcext:value-type="string">
            <text:p>The Moral Enviroment of the Child</text:p>
          </table:table-cell>
        </table:table-row>
        <table:table-row table:style-name="ro1">
          <table:table-cell office:value-type="string" calcext:value-type="string">
            <text:p>Christians and Nuclear Weapons Designed for Destruction of Cities</text:p>
          </table:table-cell>
        </table:table-row>
        <table:table-row table:style-name="ro1">
          <table:table-cell office:value-type="string" calcext:value-type="string">
            <text:p>Simony in Africa</text:p>
          </table:table-cell>
        </table:table-row>
        <table:table-row table:style-name="ro1">
          <table:table-cell office:value-type="string" calcext:value-type="string">
            <text:p>Philosophers and Economists: Two Philosphers' Objections to Usury</text:p>
          </table:table-cell>
        </table:table-row>
        <table:table-row table:style-name="ro1">
          <table:table-cell office:value-type="string" calcext:value-type="string">
            <text:p>On Wisdom</text:p>
          </table:table-cell>
        </table:table-row>
      </table:table>
      <table:table table:name="FPW" table:style-name="ta1">
        <table:table-column table:style-name="co2" table:default-cell-style-name="Default"/>
        <table:table-row table:style-name="ro1">
          <table:table-cell office:value-type="string" calcext:value-type="string">
            <text:p>Part One: Ancient, Medieval and Modern</text:p>
          </table:table-cell>
        </table:table-row>
        <table:table-row table:style-name="ro1">
          <table:table-cell office:value-type="string" calcext:value-type="string">
            <text:p>The Origin of Plato's Theory of Forms</text:p>
          </table:table-cell>
        </table:table-row>
        <table:table-row table:style-name="ro1">
          <table:table-cell office:value-type="string" calcext:value-type="string">
            <text:p>On Piety, or: Plato's Euthyphro</text:p>
          </table:table-cell>
        </table:table-row>
        <table:table-row table:style-name="ro1">
          <table:table-cell office:value-type="string" calcext:value-type="string">
            <text:p>Plato, Soul and 'the Unity of Apperception'</text:p>
          </table:table-cell>
        </table:table-row>
        <table:table-row table:style-name="ro1">
          <table:table-cell office:value-type="string" calcext:value-type="string">
            <text:p>Why Anselm's Proof in the Proslogion in not an onthological argument</text:p>
          </table:table-cell>
        </table:table-row>
        <table:table-row table:style-name="ro1">
          <table:table-cell office:value-type="string" calcext:value-type="string">
            <text:p>Russelm or Anselm?</text:p>
          </table:table-cell>
        </table:table-row>
        <table:table-row table:style-name="ro1">
          <table:table-cell office:value-type="string" calcext:value-type="string">
            <text:p>Truth: Anselm or Thomas?</text:p>
          </table:table-cell>
        </table:table-row>
        <table:table-row table:style-name="ro1">
          <table:table-cell office:value-type="string" calcext:value-type="string">
            <text:p>Truth: Anselm and Wittgenstein</text:p>
          </table:table-cell>
        </table:table-row>
        <table:table-row table:style-name="ro1">
          <table:table-cell office:value-type="string" calcext:value-type="string">
            <text:p>Anselm and the Unity of Truth</text:p>
          </table:table-cell>
        </table:table-row>
        <table:table-row table:style-name="ro1">
          <table:table-cell office:value-type="string" calcext:value-type="string">
            <text:p>How can a man be free? Spinoza's Thought and that of some others</text:p>
          </table:table-cell>
        </table:table-row>
        <table:table-row table:style-name="ro1">
          <table:table-cell office:value-type="string" calcext:value-type="string">
            <text:p>Hume on causality: introducto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t Two: Recent and Contemporary</text:p>
          </table:table-cell>
        </table:table-row>
        <table:table-row table:style-name="ro1">
          <table:table-cell office:value-type="string" calcext:value-type="string">
            <text:p>Frege, Wittgenstein and Platonism</text:p>
          </table:table-cell>
        </table:table-row>
        <table:table-row table:style-name="ro1">
          <table:table-cell office:value-type="string" calcext:value-type="string">
            <text:p>On Russell's Theory of Descriptions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</table:table-row>
        <table:table-row table:style-name="ro1">
          <table:table-cell office:value-type="string" calcext:value-type="string">
            <text:p>The Simplicity of the Tractatus</text:p>
          </table:table-cell>
        </table:table-row>
        <table:table-row table:style-name="ro1">
          <table:table-cell office:value-type="string" calcext:value-type="string">
            <text:p>Wittgenstein's 'two cuts' in the history of philosophy</text:p>
          </table:table-cell>
        </table:table-row>
        <table:table-row table:style-name="ro1">
          <table:table-cell office:value-type="string" calcext:value-type="string">
            <text:p>On the form of Wittgsenstein's writing</text:p>
          </table:table-cell>
        </table:table-row>
        <table:table-row table:style-name="ro1">
          <table:table-cell office:value-type="string" calcext:value-type="string">
            <text:p>A theory of Language?</text:p>
          </table:table-cell>
        </table:table-row>
        <table:table-row table:style-name="ro1">
          <table:table-cell office:value-type="string" calcext:value-type="string">
            <text:p>Wittgenstein: Whose Philosopher?</text:p>
          </table:table-cell>
        </table:table-row>
        <table:table-row table:style-name="ro1">
          <table:table-cell office:value-type="string" calcext:value-type="string">
            <text:p>Was Wittgenstein a conventionalist?</text:p>
          </table:table-cell>
        </table:table-row>
        <table:table-row table:style-name="ro1">
          <table:table-cell office:value-type="string" calcext:value-type="string">
            <text:p>Wittgenstein on Rules and Private Language</text:p>
          </table:table-cell>
        </table:table-row>
      </table:table>
      <table:table table:name="IWT" table:style-name="ta1">
        <table:table-column table:style-name="co2" table:default-cell-style-name="Default"/>
        <table:table-row table:style-name="ro1">
          <table:table-cell office:value-type="string" calcext:value-type="string">
            <text:p>Elementary Propositions</text:p>
          </table:table-cell>
        </table:table-row>
        <table:table-row table:style-name="ro1">
          <table:table-cell office:value-type="string" calcext:value-type="string">
            <text:p>The Theory of Descriptions</text:p>
          </table:table-cell>
        </table:table-row>
        <table:table-row table:style-name="ro1">
          <table:table-cell office:value-type="string" calcext:value-type="string">
            <text:p>Negation: (1) The Logicians' Definition of 'not p'</text:p>
          </table:table-cell>
        </table:table-row>
        <table:table-row table:style-name="ro1">
          <table:table-cell office:value-type="string" calcext:value-type="string">
            <text:p>Negation: (2) The Picture Theory</text:p>
          </table:table-cell>
        </table:table-row>
        <table:table-row table:style-name="ro1">
          <table:table-cell office:value-type="string" calcext:value-type="string">
            <text:p>Consequences of the Picture Theory</text:p>
          </table:table-cell>
        </table:table-row>
        <table:table-row table:style-name="ro1">
          <table:table-cell office:value-type="string" calcext:value-type="string">
            <text:p>Sign and Symbol</text:p>
          </table:table-cell>
        </table:table-row>
        <table:table-row table:style-name="ro1">
          <table:table-cell office:value-type="string" calcext:value-type="string">
            <text:p>Wittgenstein, Frege and Ramsey</text:p>
          </table:table-cell>
        </table:table-row>
        <table:table-row table:style-name="ro1">
          <table:table-cell office:value-type="string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Formal Concepts and Formal Series</text:p>
          </table:table-cell>
        </table:table-row>
        <table:table-row table:style-name="ro1">
          <table:table-cell office:value-type="string" calcext:value-type="string">
            <text:p>'The General Form of Proposition'</text:p>
          </table:table-cell>
        </table:table-row>
        <table:table-row table:style-name="ro1">
          <table:table-cell office:value-type="string" calcext:value-type="string">
            <text:p>Generality</text:p>
          </table:table-cell>
        </table:table-row>
        <table:table-row table:style-name="ro1">
          <table:table-cell office:value-type="string" calcext:value-type="string">
            <text:p>Knowledge and Certainty</text:p>
          </table:table-cell>
        </table:table-row>
        <table:table-row table:style-name="ro1">
          <table:table-cell office:value-type="string" calcext:value-type="string">
            <text:p>'Mysticism' and Solipsism</text:p>
          </table:table-cell>
        </table:table-row>
      </table:table>
      <table:table table:name="FAEH" table:style-name="ta1"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La Filosofía Analítica y la Espiritualidad del Hombre (Analytical Philosophy and the Sipirituality of Man [HLAE])</text:p>
          </table:table-cell>
          <table:table-cell/>
        </table:table-row>
        <table:table-row table:style-name="ro1">
          <table:table-cell table:style-name="Default" office:value-type="string" calcext:value-type="string">
            <text:p>Por qué la prueba de Anselmo en el Proslogion no es un Argumento Ontológico (Why Anselm's Proof in the Proslogion in not an onthological argument [FPW])</text:p>
          </table:table-cell>
          <table:table-cell/>
        </table:table-row>
        <table:table-row table:style-name="ro1">
          <table:table-cell table:style-name="Default" office:value-type="string" calcext:value-type="string">
            <text:p>Verdad (Truth: Anselm and Wittgenstein [FPW])</text:p>
          </table:table-cell>
          <table:table-cell office:value-type="string" calcext:value-type="string">
            <text:p>P &amp; not-P swapping,</text:p>
          </table:table-cell>
        </table:table-row>
        <table:table-row table:style-name="ro1">
          <table:table-cell office:value-type="string" calcext:value-type="string">
            <text:p>La unidad de la verdad (Anselm and the Unity of Truth [FPW])</text:p>
          </table:table-cell>
          <table:table-cell/>
        </table:table-row>
        <table:table-row table:style-name="ro1">
          <table:table-cell table:style-name="Default" office:value-type="string" calcext:value-type="string">
            <text:p>La esencia Humana</text:p>
          </table:table-cell>
          <table:table-cell/>
        </table:table-row>
        <table:table-row table:style-name="ro1">
          <table:table-cell table:style-name="Default" office:value-type="string" calcext:value-type="string">
            <text:p>Elementos y Esencias</text:p>
          </table:table-cell>
          <table:table-cell/>
        </table:table-row>
        <table:table-row table:style-name="ro1">
          <table:table-cell office:value-type="string" calcext:value-type="string">
            <text:p>Sobre la Transubstanciación (On Transubstantiation [CPIII, FHG])</text:p>
          </table:table-cell>
          <table:table-cell/>
        </table:table-row>
        <table:table-row table:style-name="ro1">
          <table:table-cell office:value-type="string" calcext:value-type="string">
            <text:p>La Filosofía Moral Moderna (Modern Moral Philosophy [CPIII, HLAE])</text:p>
          </table:table-cell>
          <table:table-cell/>
        </table:table-row>
      </table:table>
      <table:table table:name="All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ce2"/>
        <table:table-column table:style-name="co10" table:default-cell-style-name="ce3"/>
        <table:table-row table:style-name="ro1">
          <table:table-cell office:value-type="string" calcext:value-type="string">
            <text:p>CPI</text:p>
          </table:table-cell>
          <table:table-cell table:formula="of:=['CP I'.A2]" office:value-type="string" office:string-value="Parmenides, Mystery and Contradiction" calcext:value-type="string">
            <text:p>Parmenides, Mystery and Contradiction</text:p>
          </table:table-cell>
          <table:table-cell table:formula="of:=['CP I'.B2]" office:value-type="float" office:value="0" calcext:value-type="float">
            <text:p>0</text:p>
          </table:table-cell>
          <table:table-cell table:number-columns-repeated="3"/>
          <table:table-cell table:formula="of:=COUNTIF([.B$1:.B$139];[.B1])" office:value-type="float" office:value="1" calcext:value-type="float">
            <text:p>1</text:p>
          </table:table-cell>
          <table:table-cell table:formula="of:=IF(([.G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3]" office:value-type="string" office:string-value="Early Theory of Forms" calcext:value-type="string">
            <text:p>Early Theory of Forms</text:p>
          </table:table-cell>
          <table:table-cell table:formula="of:=['CP I'.B3]" office:value-type="float" office:value="0" calcext:value-type="float">
            <text:p>0</text:p>
          </table:table-cell>
          <table:table-cell table:number-columns-repeated="3"/>
          <table:table-cell table:formula="of:=COUNTIF([.B$1:.B$139];[.B2])" office:value-type="float" office:value="1" calcext:value-type="float">
            <text:p>1</text:p>
          </table:table-cell>
          <table:table-cell table:formula="of:=IF(([.G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4]" office:value-type="string" office:string-value="The New Theory of Forms" calcext:value-type="string">
            <text:p>The New Theory of Forms</text:p>
          </table:table-cell>
          <table:table-cell table:formula="of:=['CP I'.B4]" office:value-type="float" office:value="0" calcext:value-type="float">
            <text:p>0</text:p>
          </table:table-cell>
          <table:table-cell table:number-columns-repeated="3"/>
          <table:table-cell table:formula="of:=COUNTIF([.B$1:.B$139];[.B3])" office:value-type="float" office:value="1" calcext:value-type="float">
            <text:p>1</text:p>
          </table:table-cell>
          <table:table-cell table:formula="of:=IF(([.G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5]" office:value-type="string" office:string-value="Understanding Proofs: Meno, 85d9 – 86c2" calcext:value-type="string">
            <text:p>Understanding Proofs: Meno, 85d9 – 86c2</text:p>
          </table:table-cell>
          <table:table-cell table:formula="of:=['CP I'.B5]" office:value-type="float" office:value="0" calcext:value-type="float">
            <text:p>0</text:p>
          </table:table-cell>
          <table:table-cell table:number-columns-repeated="3"/>
          <table:table-cell table:formula="of:=COUNTIF([.B$1:.B$139];[.B4])" office:value-type="float" office:value="1" calcext:value-type="float">
            <text:p>1</text:p>
          </table:table-cell>
          <table:table-cell table:formula="of:=IF(([.G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6]" office:value-type="string" office:string-value="Aristotle and the Sea Battle: De Interpretatione, Chapter IX" calcext:value-type="string">
            <text:p>Aristotle and the Sea Battle: De Interpretatione, Chapter IX</text:p>
          </table:table-cell>
          <table:table-cell table:formula="of:=['CP I'.B6]" office:value-type="float" office:value="0" calcext:value-type="float">
            <text:p>0</text:p>
          </table:table-cell>
          <table:table-cell table:number-columns-repeated="3"/>
          <table:table-cell table:formula="of:=COUNTIF([.B$1:.B$139];[.B5])" office:value-type="float" office:value="1" calcext:value-type="float">
            <text:p>1</text:p>
          </table:table-cell>
          <table:table-cell table:formula="of:=IF(([.G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7]" office:value-type="string" office:string-value="Appendix: A Note on Diodorus Cronus" calcext:value-type="string">
            <text:p>Appendix: A Note on Diodorus Cronus</text:p>
          </table:table-cell>
          <table:table-cell table:formula="of:=['CP I'.B7]" office:value-type="float" office:value="0" calcext:value-type="float">
            <text:p>0</text:p>
          </table:table-cell>
          <table:table-cell table:number-columns-repeated="3"/>
          <table:table-cell table:formula="of:=COUNTIF([.B$1:.B$139];[.B6])" office:value-type="float" office:value="1" calcext:value-type="float">
            <text:p>1</text:p>
          </table:table-cell>
          <table:table-cell table:formula="of:=IF(([.G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8]" office:value-type="string" office:string-value="The Principle of Individuation" calcext:value-type="string">
            <text:p>The Principle of Individuation</text:p>
          </table:table-cell>
          <table:table-cell table:formula="of:=['CP I'.B8]" office:value-type="float" office:value="0" calcext:value-type="float">
            <text:p>0</text:p>
          </table:table-cell>
          <table:table-cell table:number-columns-repeated="3"/>
          <table:table-cell table:formula="of:=COUNTIF([.B$1:.B$139];[.B7])" office:value-type="float" office:value="1" calcext:value-type="float">
            <text:p>1</text:p>
          </table:table-cell>
          <table:table-cell table:formula="of:=IF(([.G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9]" office:value-type="string" office:string-value="Thought and Action in Aristotle: What is Practical Truth?" calcext:value-type="string">
            <text:p>Thought and Action in Aristotle: What is Practical Truth?</text:p>
          </table:table-cell>
          <table:table-cell table:formula="of:=['CP I'.B9]" office:value-type="float" office:value="0" calcext:value-type="float">
            <text:p>0</text:p>
          </table:table-cell>
          <table:table-cell table:number-columns-repeated="3"/>
          <table:table-cell table:formula="of:=COUNTIF([.B$1:.B$139];[.B8])" office:value-type="float" office:value="0" calcext:value-type="float">
            <text:p>0</text:p>
          </table:table-cell>
          <table:table-cell table:formula="of:=IF(([.G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12]" office:value-type="string" office:string-value="Necessity and Truth" calcext:value-type="string">
            <text:p>Necessity and Truth</text:p>
          </table:table-cell>
          <table:table-cell table:formula="of:=['CP I'.B12]" office:value-type="float" office:value="0" calcext:value-type="float">
            <text:p>0</text:p>
          </table:table-cell>
          <table:table-cell table:number-columns-repeated="3"/>
          <table:table-cell table:formula="of:=COUNTIF([.B$1:.B$139];[.B9])" office:value-type="float" office:value="1" calcext:value-type="float">
            <text:p>1</text:p>
          </table:table-cell>
          <table:table-cell table:formula="of:=IF(([.G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13]" office:value-type="string" office:string-value="Hume and Julius Caesar" calcext:value-type="string">
            <text:p>Hume and Julius Caesar</text:p>
          </table:table-cell>
          <table:table-cell table:formula="of:=['CP I'.B13]" office:value-type="float" office:value="0" calcext:value-type="float">
            <text:p>0</text:p>
          </table:table-cell>
          <table:table-cell table:number-columns-repeated="3"/>
          <table:table-cell table:formula="of:=COUNTIF([.B$1:.B$139];[.B10])" office:value-type="float" office:value="1" calcext:value-type="float">
            <text:p>1</text:p>
          </table:table-cell>
          <table:table-cell table:formula="of:=IF(([.G1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14]" office:value-type="string" office:string-value="“Whatever has a beginning of existence must have a cause”: Hume's Argument Exposed" calcext:value-type="string">
            <text:p>“Whatever has a beginning of existence must have a cause”: Hume's Argument Exposed</text:p>
          </table:table-cell>
          <table:table-cell table:formula="of:=['CP I'.B14]" office:value-type="float" office:value="0" calcext:value-type="float">
            <text:p>0</text:p>
          </table:table-cell>
          <table:table-cell table:number-columns-repeated="3"/>
          <table:table-cell table:formula="of:=COUNTIF([.B$1:.B$139];[.B11])" office:value-type="float" office:value="1" calcext:value-type="float">
            <text:p>1</text:p>
          </table:table-cell>
          <table:table-cell table:formula="of:=IF(([.G1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15]" office:value-type="string" office:string-value="Will and Emotion" calcext:value-type="string">
            <text:p>Will and Emotion</text:p>
          </table:table-cell>
          <table:table-cell table:formula="of:=['CP I'.B15]" office:value-type="float" office:value="0" calcext:value-type="float">
            <text:p>0</text:p>
          </table:table-cell>
          <table:table-cell table:number-columns-repeated="3"/>
          <table:table-cell table:formula="of:=COUNTIF([.B$1:.B$139];[.B12])" office:value-type="float" office:value="1" calcext:value-type="float">
            <text:p>1</text:p>
          </table:table-cell>
          <table:table-cell table:formula="of:=IF(([.G1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16]" office:value-type="string" office:string-value="Retractation" calcext:value-type="string">
            <text:p>Retractation</text:p>
          </table:table-cell>
          <table:table-cell table:formula="of:=['CP I'.B16]" office:value-type="float" office:value="0" calcext:value-type="float">
            <text:p>0</text:p>
          </table:table-cell>
          <table:table-cell table:number-columns-repeated="3"/>
          <table:table-cell table:formula="of:=COUNTIF([.B$1:.B$139];[.B13])" office:value-type="float" office:value="1" calcext:value-type="float">
            <text:p>1</text:p>
          </table:table-cell>
          <table:table-cell table:formula="of:=IF(([.G1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formula="of:=['CP I'.A17]" office:value-type="string" office:string-value="The Question of Linguistic Idealism" calcext:value-type="string">
            <text:p>The Question of Linguistic Idealism</text:p>
          </table:table-cell>
          <table:table-cell table:formula="of:=['CP I'.B17]" office:value-type="float" office:value="0" calcext:value-type="float">
            <text:p>0</text:p>
          </table:table-cell>
          <table:table-cell table:number-columns-repeated="3"/>
          <table:table-cell table:formula="of:=COUNTIF([.B$1:.B$139];[.B14])" office:value-type="float" office:value="1" calcext:value-type="float">
            <text:p>1</text:p>
          </table:table-cell>
          <table:table-cell table:formula="of:=IF(([.G1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]" office:value-type="string" office:string-value="The Intentionality of Sensation" calcext:value-type="string">
            <text:p>The Intentionality of Sensation</text:p>
          </table:table-cell>
          <table:table-cell table:formula="of:=['CP II'.B2]" office:value-type="float" office:value="0" calcext:value-type="float">
            <text:p>0</text:p>
          </table:table-cell>
          <table:table-cell table:number-columns-repeated="3"/>
          <table:table-cell table:formula="of:=COUNTIF([.B$1:.B$139];[.B15])" office:value-type="float" office:value="1" calcext:value-type="float">
            <text:p>1</text:p>
          </table:table-cell>
          <table:table-cell table:formula="of:=IF(([.G1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3]" office:value-type="string" office:string-value="The First Person" calcext:value-type="string">
            <text:p>The First Person</text:p>
          </table:table-cell>
          <table:table-cell table:formula="of:=['CP II'.B3]" office:value-type="float" office:value="0" calcext:value-type="float">
            <text:p>0</text:p>
          </table:table-cell>
          <table:table-cell table:number-columns-repeated="3"/>
          <table:table-cell table:formula="of:=COUNTIF([.B$1:.B$139];[.B16])" office:value-type="float" office:value="1" calcext:value-type="float">
            <text:p>1</text:p>
          </table:table-cell>
          <table:table-cell table:formula="of:=IF(([.G1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4]" office:value-type="string" office:string-value="Substance" calcext:value-type="string">
            <text:p>Substance</text:p>
          </table:table-cell>
          <table:table-cell table:formula="of:=['CP II'.B4]" office:value-type="float" office:value="0" calcext:value-type="float">
            <text:p>0</text:p>
          </table:table-cell>
          <table:table-cell table:number-columns-repeated="3"/>
          <table:table-cell table:formula="of:=COUNTIF([.B$1:.B$139];[.B17])" office:value-type="float" office:value="1" calcext:value-type="float">
            <text:p>1</text:p>
          </table:table-cell>
          <table:table-cell table:formula="of:=IF(([.G1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5]" office:value-type="string" office:string-value="The Subjectivity of Sensation" calcext:value-type="string">
            <text:p>The Subjectivity of Sensation</text:p>
          </table:table-cell>
          <table:table-cell table:formula="of:=['CP II'.B5]" office:value-type="float" office:value="0" calcext:value-type="float">
            <text:p>0</text:p>
          </table:table-cell>
          <table:table-cell table:number-columns-repeated="3"/>
          <table:table-cell table:formula="of:=COUNTIF([.B$1:.B$139];[.B18])" office:value-type="float" office:value="1" calcext:value-type="float">
            <text:p>1</text:p>
          </table:table-cell>
          <table:table-cell table:formula="of:=IF(([.G1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6]" office:value-type="string" office:string-value="Events in the mind" calcext:value-type="string">
            <text:p>Events in the mind</text:p>
          </table:table-cell>
          <table:table-cell table:formula="of:=['CP II'.B6]" office:value-type="float" office:value="0" calcext:value-type="float">
            <text:p>0</text:p>
          </table:table-cell>
          <table:table-cell table:number-columns-repeated="3"/>
          <table:table-cell table:formula="of:=COUNTIF([.B$1:.B$139];[.B19])" office:value-type="float" office:value="1" calcext:value-type="float">
            <text:p>1</text:p>
          </table:table-cell>
          <table:table-cell table:formula="of:=IF(([.G1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7]" office:value-type="string" office:string-value="Comments on Professor R. L. Gregory's Paper on Perception" calcext:value-type="string">
            <text:p>Comments on Professor R. L. Gregory's Paper on Perception</text:p>
          </table:table-cell>
          <table:table-cell table:formula="of:=['CP II'.B7]" office:value-type="float" office:value="0" calcext:value-type="float">
            <text:p>0</text:p>
          </table:table-cell>
          <table:table-cell table:number-columns-repeated="3"/>
          <table:table-cell table:formula="of:=COUNTIF([.B$1:.B$139];[.B20])" office:value-type="float" office:value="1" calcext:value-type="float">
            <text:p>1</text:p>
          </table:table-cell>
          <table:table-cell table:formula="of:=IF(([.G2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8]" office:value-type="string" office:string-value="On Sensations of Position" calcext:value-type="string">
            <text:p>On Sensations of Position</text:p>
          </table:table-cell>
          <table:table-cell table:formula="of:=['CP II'.B8]" office:value-type="float" office:value="0" calcext:value-type="float">
            <text:p>0</text:p>
          </table:table-cell>
          <table:table-cell table:number-columns-repeated="3"/>
          <table:table-cell table:formula="of:=COUNTIF([.B$1:.B$139];[.B21])" office:value-type="float" office:value="1" calcext:value-type="float">
            <text:p>1</text:p>
          </table:table-cell>
          <table:table-cell table:formula="of:=IF(([.G2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9]" office:value-type="string" office:string-value="Intention" calcext:value-type="string">
            <text:p>Intention</text:p>
          </table:table-cell>
          <table:table-cell table:formula="of:=['CP II'.B9]" office:value-type="float" office:value="0" calcext:value-type="float">
            <text:p>0</text:p>
          </table:table-cell>
          <table:table-cell table:number-columns-repeated="3"/>
          <table:table-cell table:formula="of:=COUNTIF([.B$1:.B$139];[.B22])" office:value-type="float" office:value="1" calcext:value-type="float">
            <text:p>1</text:p>
          </table:table-cell>
          <table:table-cell table:formula="of:=IF(([.G2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0]" office:value-type="string" office:string-value="Pretending" calcext:value-type="string">
            <text:p>Pretending</text:p>
          </table:table-cell>
          <table:table-cell table:formula="of:=['CP II'.B10]" office:value-type="float" office:value="0" calcext:value-type="float">
            <text:p>0</text:p>
          </table:table-cell>
          <table:table-cell table:number-columns-repeated="3"/>
          <table:table-cell table:formula="of:=COUNTIF([.B$1:.B$139];[.B23])" office:value-type="float" office:value="1" calcext:value-type="float">
            <text:p>1</text:p>
          </table:table-cell>
          <table:table-cell table:formula="of:=IF(([.G2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1]" office:value-type="string" office:string-value="On the Grammar of Enjoy" calcext:value-type="string">
            <text:p>On the Grammar of Enjoy</text:p>
          </table:table-cell>
          <table:table-cell table:formula="of:=['CP II'.B11]" office:value-type="float" office:value="0" calcext:value-type="float">
            <text:p>0</text:p>
          </table:table-cell>
          <table:table-cell table:number-columns-repeated="3"/>
          <table:table-cell table:formula="of:=COUNTIF([.B$1:.B$139];[.B24])" office:value-type="float" office:value="1" calcext:value-type="float">
            <text:p>1</text:p>
          </table:table-cell>
          <table:table-cell table:formula="of:=IF(([.G2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4]" office:value-type="string" office:string-value="The Reality of the Past" calcext:value-type="string">
            <text:p>The Reality of the Past</text:p>
          </table:table-cell>
          <table:table-cell table:formula="of:=['CP II'.B14]" office:value-type="float" office:value="0" calcext:value-type="float">
            <text:p>0</text:p>
          </table:table-cell>
          <table:table-cell table:number-columns-repeated="3"/>
          <table:table-cell table:formula="of:=COUNTIF([.B$1:.B$139];[.B25])" office:value-type="float" office:value="1" calcext:value-type="float">
            <text:p>1</text:p>
          </table:table-cell>
          <table:table-cell table:formula="of:=IF(([.G2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5]" office:value-type="string" office:string-value="Memory, 'Experience' and Causation" calcext:value-type="string">
            <text:p>Memory, 'Experience' and Causation</text:p>
          </table:table-cell>
          <table:table-cell table:formula="of:=['CP II'.B15]" office:value-type="float" office:value="0" calcext:value-type="float">
            <text:p>0</text:p>
          </table:table-cell>
          <table:table-cell table:number-columns-repeated="3"/>
          <table:table-cell table:formula="of:=COUNTIF([.B$1:.B$139];[.B26])" office:value-type="float" office:value="1" calcext:value-type="float">
            <text:p>1</text:p>
          </table:table-cell>
          <table:table-cell table:formula="of:=IF(([.G2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7]" office:value-type="string" office:string-value="Part Three: Causality and time" calcext:value-type="string">
            <text:p>Part Three: Causality and time</text:p>
          </table:table-cell>
          <table:table-cell table:formula="of:=['CP II'.B17]" office:value-type="float" office:value="0" calcext:value-type="float">
            <text:p>0</text:p>
          </table:table-cell>
          <table:table-cell table:number-columns-repeated="3"/>
          <table:table-cell table:formula="of:=COUNTIF([.B$1:.B$139];[.B27])" office:value-type="float" office:value="1" calcext:value-type="float">
            <text:p>1</text:p>
          </table:table-cell>
          <table:table-cell table:formula="of:=IF(([.G2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8]" office:value-type="string" office:string-value="Causality and Determination" calcext:value-type="string">
            <text:p>Causality and Determination</text:p>
          </table:table-cell>
          <table:table-cell table:formula="of:=['CP II'.B18]" office:value-type="float" office:value="0" calcext:value-type="float">
            <text:p>0</text:p>
          </table:table-cell>
          <table:table-cell table:number-columns-repeated="3"/>
          <table:table-cell table:formula="of:=COUNTIF([.B$1:.B$139];[.B28])" office:value-type="float" office:value="1" calcext:value-type="float">
            <text:p>1</text:p>
          </table:table-cell>
          <table:table-cell table:formula="of:=IF(([.G2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19]" office:value-type="string" office:string-value="Times, Beginnings and Causes" calcext:value-type="string">
            <text:p>Times, Beginnings and Causes</text:p>
          </table:table-cell>
          <table:table-cell table:formula="of:=['CP II'.B19]" office:value-type="float" office:value="0" calcext:value-type="float">
            <text:p>0</text:p>
          </table:table-cell>
          <table:table-cell table:number-columns-repeated="3"/>
          <table:table-cell table:formula="of:=COUNTIF([.B$1:.B$139];[.B29])" office:value-type="float" office:value="1" calcext:value-type="float">
            <text:p>1</text:p>
          </table:table-cell>
          <table:table-cell table:formula="of:=IF(([.G2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0]" office:value-type="string" office:string-value="Soft Determinism" calcext:value-type="string">
            <text:p>Soft Determinism</text:p>
          </table:table-cell>
          <table:table-cell table:formula="of:=['CP II'.B20]" office:value-type="float" office:value="0" calcext:value-type="float">
            <text:p>0</text:p>
          </table:table-cell>
          <table:table-cell table:number-columns-repeated="3"/>
          <table:table-cell table:formula="of:=COUNTIF([.B$1:.B$139];[.B30])" office:value-type="float" office:value="1" calcext:value-type="float">
            <text:p>1</text:p>
          </table:table-cell>
          <table:table-cell table:formula="of:=IF(([.G3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1]" office:value-type="string" office:string-value="Causality and Extensionality" calcext:value-type="string">
            <text:p>Causality and Extensionality</text:p>
          </table:table-cell>
          <table:table-cell table:formula="of:=['CP II'.B21]" office:value-type="float" office:value="0" calcext:value-type="float">
            <text:p>0</text:p>
          </table:table-cell>
          <table:table-cell table:number-columns-repeated="3"/>
          <table:table-cell table:formula="of:=COUNTIF([.B$1:.B$139];[.B31])" office:value-type="float" office:value="1" calcext:value-type="float">
            <text:p>1</text:p>
          </table:table-cell>
          <table:table-cell table:formula="of:=IF(([.G3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2]" office:value-type="string" office:string-value="Before and After" calcext:value-type="string">
            <text:p>Before and After</text:p>
          </table:table-cell>
          <table:table-cell table:formula="of:=['CP II'.B22]" office:value-type="float" office:value="0" calcext:value-type="float">
            <text:p>0</text:p>
          </table:table-cell>
          <table:table-cell table:number-columns-repeated="3"/>
          <table:table-cell table:formula="of:=COUNTIF([.B$1:.B$139];[.B32])" office:value-type="float" office:value="1" calcext:value-type="float">
            <text:p>1</text:p>
          </table:table-cell>
          <table:table-cell table:formula="of:=IF(([.G3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3]" office:value-type="string" office:string-value="Subjunctive Conditionals" calcext:value-type="string">
            <text:p>Subjunctive Conditionals</text:p>
          </table:table-cell>
          <table:table-cell table:formula="of:=['CP II'.B23]" office:value-type="float" office:value="0" calcext:value-type="float">
            <text:p>0</text:p>
          </table:table-cell>
          <table:table-cell table:number-columns-repeated="3"/>
          <table:table-cell table:formula="of:=COUNTIF([.B$1:.B$139];[.B33])" office:value-type="float" office:value="1" calcext:value-type="float">
            <text:p>1</text:p>
          </table:table-cell>
          <table:table-cell table:formula="of:=IF(([.G3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4]" office:value-type="string" office:string-value="“Under a Description”" calcext:value-type="string">
            <text:p>“Under a Description”</text:p>
          </table:table-cell>
          <table:table-cell table:formula="of:=['CP II'.B24]" office:value-type="float" office:value="0" calcext:value-type="float">
            <text:p>0</text:p>
          </table:table-cell>
          <table:table-cell table:number-columns-repeated="3"/>
          <table:table-cell table:formula="of:=COUNTIF([.B$1:.B$139];[.B34])" office:value-type="float" office:value="1" calcext:value-type="float">
            <text:p>1</text:p>
          </table:table-cell>
          <table:table-cell table:formula="of:=IF(([.G3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5]" office:value-type="string" office:string-value="Analysis Competition – Tenth Problem" calcext:value-type="string">
            <text:p>Analysis Competition – Tenth Problem</text:p>
          </table:table-cell>
          <table:table-cell table:formula="of:=['CP II'.B25]" office:value-type="float" office:value="0" calcext:value-type="float">
            <text:p>0</text:p>
          </table:table-cell>
          <table:table-cell table:number-columns-repeated="3"/>
          <table:table-cell table:formula="of:=COUNTIF([.B$1:.B$139];[.B35])" office:value-type="float" office:value="1" calcext:value-type="float">
            <text:p>1</text:p>
          </table:table-cell>
          <table:table-cell table:formula="of:=IF(([.G3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</text:p>
          </table:table-cell>
          <table:table-cell table:formula="of:=['CP II'.A26]" office:value-type="string" office:string-value="A Reply to Mr. C. S. Lewis's Argument that “Naturalism” is Self- Refuting" calcext:value-type="string">
            <text:p>A Reply to Mr. C. S. Lewis's Argument that “Naturalism” is Self- Refuting</text:p>
          </table:table-cell>
          <table:table-cell table:formula="of:=['CP II'.B26]" office:value-type="float" office:value="0" calcext:value-type="float">
            <text:p>0</text:p>
          </table:table-cell>
          <table:table-cell table:number-columns-repeated="3"/>
          <table:table-cell table:formula="of:=COUNTIF([.B$1:.B$139];[.B36])" office:value-type="float" office:value="1" calcext:value-type="float">
            <text:p>1</text:p>
          </table:table-cell>
          <table:table-cell table:formula="of:=IF(([.G3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2]" office:value-type="string" office:string-value="The Two Kinds of error in action" calcext:value-type="string">
            <text:p>The Two Kinds of error in action</text:p>
          </table:table-cell>
          <table:table-cell table:formula="of:=['CP III'.B2]" office:value-type="float" office:value="0" calcext:value-type="float">
            <text:p>0</text:p>
          </table:table-cell>
          <table:table-cell table:number-columns-repeated="3"/>
          <table:table-cell table:formula="of:=COUNTIF([.B$1:.B$139];[.B37])" office:value-type="float" office:value="1" calcext:value-type="float">
            <text:p>1</text:p>
          </table:table-cell>
          <table:table-cell table:formula="of:=IF(([.G3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3]" office:value-type="string" office:string-value="On Promising and its justice, and Whether it Need be Respected in Foro Interno" calcext:value-type="string">
            <text:p>On Promising and its justice, and Whether it Need be Respected in Foro Interno</text:p>
          </table:table-cell>
          <table:table-cell table:formula="of:=['CP III'.B3]" office:value-type="float" office:value="0" calcext:value-type="float">
            <text:p>0</text:p>
          </table:table-cell>
          <table:table-cell table:number-columns-repeated="3"/>
          <table:table-cell table:formula="of:=COUNTIF([.B$1:.B$139];[.B38])" office:value-type="float" office:value="1" calcext:value-type="float">
            <text:p>1</text:p>
          </table:table-cell>
          <table:table-cell table:formula="of:=IF(([.G3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4]" office:value-type="string" office:string-value="On Brute Facts" calcext:value-type="string">
            <text:p>On Brute Facts</text:p>
          </table:table-cell>
          <table:table-cell table:formula="of:=['CP III'.B4]" office:value-type="float" office:value="0" calcext:value-type="float">
            <text:p>0</text:p>
          </table:table-cell>
          <table:table-cell table:number-columns-repeated="3"/>
          <table:table-cell table:formula="of:=COUNTIF([.B$1:.B$139];[.B39])" office:value-type="float" office:value="1" calcext:value-type="float">
            <text:p>1</text:p>
          </table:table-cell>
          <table:table-cell table:formula="of:=IF(([.G3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, HLAE, FAEH</text:p>
          </table:table-cell>
          <table:table-cell table:formula="of:=['CP III'.A5]" office:value-type="string" office:string-value="Modern Moral Philosophy" calcext:value-type="string">
            <text:p>Modern Moral Philosophy</text:p>
          </table:table-cell>
          <table:table-cell table:formula="of:=['CP III'.B5]" office:value-type="float" office:value="0" calcext:value-type="float">
            <text:p>0</text:p>
          </table:table-cell>
          <table:table-cell table:number-columns-repeated="3"/>
          <table:table-cell table:formula="of:=COUNTIF([.B$1:.B$139];[.B40])" office:value-type="float" office:value="2" calcext:value-type="float">
            <text:p>2</text:p>
          </table:table-cell>
          <table:table-cell table:formula="of:=IF(([.G40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CPIII, FHG</text:p>
          </table:table-cell>
          <table:table-cell table:formula="of:=['CP III'.A6]" office:value-type="string" office:string-value="Authority in Morals" calcext:value-type="string">
            <text:p>Authority in Morals</text:p>
          </table:table-cell>
          <table:table-cell table:formula="of:=['CP III'.B6]" office:value-type="float" office:value="0" calcext:value-type="float">
            <text:p>0</text:p>
          </table:table-cell>
          <table:table-cell table:number-columns-repeated="3"/>
          <table:table-cell table:formula="of:=COUNTIF([.B$1:.B$139];[.B41])" office:value-type="float" office:value="2" calcext:value-type="float">
            <text:p>2</text:p>
          </table:table-cell>
          <table:table-cell table:formula="of:=IF(([.G41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7]" office:value-type="string" office:string-value="War and Murder" calcext:value-type="string">
            <text:p>War and Murder</text:p>
          </table:table-cell>
          <table:table-cell table:formula="of:=['CP III'.B7]" office:value-type="float" office:value="0" calcext:value-type="float">
            <text:p>0</text:p>
          </table:table-cell>
          <table:table-cell table:number-columns-repeated="3"/>
          <table:table-cell table:formula="of:=COUNTIF([.B$1:.B$139];[.B42])" office:value-type="float" office:value="1" calcext:value-type="float">
            <text:p>1</text:p>
          </table:table-cell>
          <table:table-cell table:formula="of:=IF(([.G4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8]" office:value-type="string" office:string-value="Mr Truman's Degree" calcext:value-type="string">
            <text:p>Mr Truman's Degree</text:p>
          </table:table-cell>
          <table:table-cell table:formula="of:=['CP III'.B8]" office:value-type="float" office:value="0" calcext:value-type="float">
            <text:p>0</text:p>
          </table:table-cell>
          <table:table-cell table:number-columns-repeated="3"/>
          <table:table-cell table:formula="of:=COUNTIF([.B$1:.B$139];[.B43])" office:value-type="float" office:value="1" calcext:value-type="float">
            <text:p>1</text:p>
          </table:table-cell>
          <table:table-cell table:formula="of:=IF(([.G4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9]" office:value-type="string" office:string-value="The Justice of the Present War Examined" calcext:value-type="string">
            <text:p>The Justice of the Present War Examined</text:p>
          </table:table-cell>
          <table:table-cell table:formula="of:=['CP III'.B9]" office:value-type="float" office:value="0" calcext:value-type="float">
            <text:p>0</text:p>
          </table:table-cell>
          <table:table-cell table:number-columns-repeated="3"/>
          <table:table-cell table:formula="of:=COUNTIF([.B$1:.B$139];[.B44])" office:value-type="float" office:value="1" calcext:value-type="float">
            <text:p>1</text:p>
          </table:table-cell>
          <table:table-cell table:formula="of:=IF(([.G4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10]" office:value-type="string" office:string-value="You Can Have Sex without Children: Christianity and the New Offer" calcext:value-type="string">
            <text:p>You Can Have Sex without Children: Christianity and the New Offer</text:p>
          </table:table-cell>
          <table:table-cell table:formula="of:=['CP III'.B10]" office:value-type="float" office:value="0" calcext:value-type="float">
            <text:p>0</text:p>
          </table:table-cell>
          <table:table-cell table:number-columns-repeated="3"/>
          <table:table-cell table:formula="of:=COUNTIF([.B$1:.B$139];[.B45])" office:value-type="float" office:value="1" calcext:value-type="float">
            <text:p>1</text:p>
          </table:table-cell>
          <table:table-cell table:formula="of:=IF(([.G4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11]" office:value-type="string" office:string-value="Rules, Rights and Promises" calcext:value-type="string">
            <text:p>Rules, Rights and Promises</text:p>
          </table:table-cell>
          <table:table-cell table:formula="of:=['CP III'.B11]" office:value-type="float" office:value="0" calcext:value-type="float">
            <text:p>0</text:p>
          </table:table-cell>
          <table:table-cell table:number-columns-repeated="3"/>
          <table:table-cell table:formula="of:=COUNTIF([.B$1:.B$139];[.B46])" office:value-type="float" office:value="1" calcext:value-type="float">
            <text:p>1</text:p>
          </table:table-cell>
          <table:table-cell table:formula="of:=IF(([.G4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, FHG, FAEH</text:p>
          </table:table-cell>
          <table:table-cell table:formula="of:=['CP III'.A14]" office:value-type="string" office:string-value="On Transubstantiation" calcext:value-type="string">
            <text:p>On Transubstantiation</text:p>
          </table:table-cell>
          <table:table-cell table:formula="of:=['CP III'.B14]" office:value-type="string" office:string-value="Mystery, Distinguish Mystery from Nonsense, Teaching Mystery" calcext:value-type="string">
            <text:p>Mystery, Distinguish Mystery from Nonsense, Teaching Mystery</text:p>
          </table:table-cell>
          <table:table-cell table:number-columns-repeated="3"/>
          <table:table-cell table:formula="of:=COUNTIF([.B$1:.B$139];[.B47])" office:value-type="float" office:value="2" calcext:value-type="float">
            <text:p>2</text:p>
          </table:table-cell>
          <table:table-cell table:formula="of:=IF(([.G47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CPIII, FHG</text:p>
          </table:table-cell>
          <table:table-cell table:formula="of:=['CP III'.A15]" office:value-type="string" office:string-value="Faith" calcext:value-type="string">
            <text:p>Faith</text:p>
          </table:table-cell>
          <table:table-cell table:formula="of:=['CP III'.B15]" office:value-type="string" office:string-value="Faith, Belief, Believing Someone, God, word from God" calcext:value-type="string">
            <text:p>Faith, Belief, Believing Someone, God, word from God</text:p>
          </table:table-cell>
          <table:table-cell table:number-columns-repeated="3"/>
          <table:table-cell table:formula="of:=COUNTIF([.B$1:.B$139];[.B48])" office:value-type="float" office:value="2" calcext:value-type="float">
            <text:p>2</text:p>
          </table:table-cell>
          <table:table-cell table:formula="of:=IF(([.G48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18]" office:value-type="string" office:string-value="On Frustration of the Majority by the Fulfilment of the Majority's Will" calcext:value-type="string">
            <text:p>On Frustration of the Majority by the Fulfilment of the Majority's Will</text:p>
          </table:table-cell>
          <table:table-cell table:formula="of:=['CP III'.B18]" office:value-type="float" office:value="0" calcext:value-type="float">
            <text:p>0</text:p>
          </table:table-cell>
          <table:table-cell table:number-columns-repeated="3"/>
          <table:table-cell table:formula="of:=COUNTIF([.B$1:.B$139];[.B49])" office:value-type="float" office:value="1" calcext:value-type="float">
            <text:p>1</text:p>
          </table:table-cell>
          <table:table-cell table:formula="of:=IF(([.G4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PIII</text:p>
          </table:table-cell>
          <table:table-cell table:formula="of:=['CP III'.A19]" office:value-type="string" office:string-value="On the Source of the Authority of the State" calcext:value-type="string">
            <text:p>On the Source of the Authority of the State</text:p>
          </table:table-cell>
          <table:table-cell table:formula="of:=['CP III'.B19]" office:value-type="float" office:value="0" calcext:value-type="float">
            <text:p>0</text:p>
          </table:table-cell>
          <table:table-cell table:number-columns-repeated="3"/>
          <table:table-cell table:formula="of:=COUNTIF([.B$1:.B$139];[.B50])" office:value-type="float" office:value="1" calcext:value-type="float">
            <text:p>1</text:p>
          </table:table-cell>
          <table:table-cell table:formula="of:=IF(([.G5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, FAEH</text:p>
          </table:table-cell>
          <table:table-cell table:formula="of:=[HLAE.A2]" office:value-type="string" office:string-value="Analytical Philosophy and the Sipirituality of Man" calcext:value-type="string">
            <text:p>Analytical Philosophy and the Sipirituality of Man</text:p>
          </table:table-cell>
          <table:table-cell table:formula="of:=[HLAE.B2]" office:value-type="float" office:value="0" calcext:value-type="float">
            <text:p>0</text:p>
          </table:table-cell>
          <table:table-cell table:number-columns-repeated="3"/>
          <table:table-cell table:formula="of:=COUNTIF([.B$1:.B$139];[.B51])" office:value-type="float" office:value="1" calcext:value-type="float">
            <text:p>1</text:p>
          </table:table-cell>
          <table:table-cell table:formula="of:=IF(([.G5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3]" office:value-type="string" office:string-value="Has Mankind One Soul: An Angel Distributed among many Bodies?" calcext:value-type="string">
            <text:p>Has Mankind One Soul: An Angel Distributed among many Bodies?</text:p>
          </table:table-cell>
          <table:table-cell table:formula="of:=[HLAE.B3]" office:value-type="float" office:value="0" calcext:value-type="float">
            <text:p>0</text:p>
          </table:table-cell>
          <table:table-cell table:number-columns-repeated="3"/>
          <table:table-cell table:formula="of:=COUNTIF([.B$1:.B$139];[.B52])" office:value-type="float" office:value="0" calcext:value-type="float">
            <text:p>0</text:p>
          </table:table-cell>
          <table:table-cell table:formula="of:=IF(([.G5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4]" office:value-type="string" office:string-value="Human Essence" calcext:value-type="string">
            <text:p>Human Essence</text:p>
          </table:table-cell>
          <table:table-cell table:formula="of:=[HLAE.B4]" office:value-type="float" office:value="0" calcext:value-type="float">
            <text:p>0</text:p>
          </table:table-cell>
          <table:table-cell table:number-columns-repeated="3"/>
          <table:table-cell table:formula="of:=COUNTIF([.B$1:.B$139];[.B53])" office:value-type="float" office:value="1" calcext:value-type="float">
            <text:p>1</text:p>
          </table:table-cell>
          <table:table-cell table:formula="of:=IF(([.G5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5]" office:value-type="string" office:string-value="Were You a Zygote?" calcext:value-type="string">
            <text:p>Were You a Zygote?</text:p>
          </table:table-cell>
          <table:table-cell table:formula="of:=[HLAE.B5]" office:value-type="float" office:value="0" calcext:value-type="float">
            <text:p>0</text:p>
          </table:table-cell>
          <table:table-cell table:number-columns-repeated="3"/>
          <table:table-cell table:formula="of:=COUNTIF([.B$1:.B$139];[.B54])" office:value-type="float" office:value="0" calcext:value-type="float">
            <text:p>0</text:p>
          </table:table-cell>
          <table:table-cell table:formula="of:=IF(([.G5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6]" office:value-type="string" office:string-value="Embryos and Final Causes" calcext:value-type="string">
            <text:p>Embryos and Final Causes</text:p>
          </table:table-cell>
          <table:table-cell table:formula="of:=[HLAE.B6]" office:value-type="float" office:value="0" calcext:value-type="float">
            <text:p>0</text:p>
          </table:table-cell>
          <table:table-cell table:number-columns-repeated="3"/>
          <table:table-cell table:formula="of:=COUNTIF([.B$1:.B$139];[.B55])" office:value-type="float" office:value="1" calcext:value-type="float">
            <text:p>1</text:p>
          </table:table-cell>
          <table:table-cell table:formula="of:=IF(([.G5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7]" office:value-type="string" office:string-value="Knowledge and Reverence for Human Life" calcext:value-type="string">
            <text:p>Knowledge and Reverence for Human Life</text:p>
          </table:table-cell>
          <table:table-cell table:formula="of:=[HLAE.B7]" office:value-type="float" office:value="0" calcext:value-type="float">
            <text:p>0</text:p>
          </table:table-cell>
          <table:table-cell table:number-columns-repeated="3"/>
          <table:table-cell table:formula="of:=COUNTIF([.B$1:.B$139];[.B56])" office:value-type="float" office:value="1" calcext:value-type="float">
            <text:p>1</text:p>
          </table:table-cell>
          <table:table-cell table:formula="of:=IF(([.G5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8]" office:value-type="string" office:string-value="The Dignity of the Human Being" calcext:value-type="string">
            <text:p>The Dignity of the Human Being</text:p>
          </table:table-cell>
          <table:table-cell table:formula="of:=[HLAE.B8]" office:value-type="float" office:value="0" calcext:value-type="float">
            <text:p>0</text:p>
          </table:table-cell>
          <table:table-cell table:number-columns-repeated="3"/>
          <table:table-cell table:formula="of:=COUNTIF([.B$1:.B$139];[.B57])" office:value-type="float" office:value="1" calcext:value-type="float">
            <text:p>1</text:p>
          </table:table-cell>
          <table:table-cell table:formula="of:=IF(([.G5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1]" office:value-type="string" office:string-value="Chisolm on Action" calcext:value-type="string">
            <text:p>Chisolm on Action</text:p>
          </table:table-cell>
          <table:table-cell table:formula="of:=[HLAE.B11]" office:value-type="float" office:value="0" calcext:value-type="float">
            <text:p>0</text:p>
          </table:table-cell>
          <table:table-cell table:number-columns-repeated="3"/>
          <table:table-cell table:formula="of:=COUNTIF([.B$1:.B$139];[.B58])" office:value-type="float" office:value="1" calcext:value-type="float">
            <text:p>1</text:p>
          </table:table-cell>
          <table:table-cell table:formula="of:=IF(([.G5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2]" office:value-type="string" office:string-value="The Causation of Action" calcext:value-type="string">
            <text:p>The Causation of Action</text:p>
          </table:table-cell>
          <table:table-cell table:formula="of:=[HLAE.B12]" office:value-type="float" office:value="0" calcext:value-type="float">
            <text:p>0</text:p>
          </table:table-cell>
          <table:table-cell table:number-columns-repeated="3"/>
          <table:table-cell table:formula="of:=COUNTIF([.B$1:.B$139];[.B59])" office:value-type="float" office:value="1" calcext:value-type="float">
            <text:p>1</text:p>
          </table:table-cell>
          <table:table-cell table:formula="of:=IF(([.G5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3]" office:value-type="string" office:string-value="Practical Inference" calcext:value-type="string">
            <text:p>Practical Inference</text:p>
          </table:table-cell>
          <table:table-cell table:formula="of:=[HLAE.B13]" office:value-type="float" office:value="0" calcext:value-type="float">
            <text:p>0</text:p>
          </table:table-cell>
          <table:table-cell table:number-columns-repeated="3"/>
          <table:table-cell table:formula="of:=COUNTIF([.B$1:.B$139];[.B60])" office:value-type="float" office:value="1" calcext:value-type="float">
            <text:p>1</text:p>
          </table:table-cell>
          <table:table-cell table:formula="of:=IF(([.G6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4]" office:value-type="string" office:string-value="Practical Truth" calcext:value-type="string">
            <text:p>Practical Truth</text:p>
          </table:table-cell>
          <table:table-cell table:formula="of:=[HLAE.B14]" office:value-type="float" office:value="0" calcext:value-type="float">
            <text:p>0</text:p>
          </table:table-cell>
          <table:table-cell table:number-columns-repeated="3"/>
          <table:table-cell table:formula="of:=COUNTIF([.B$1:.B$139];[.B61])" office:value-type="float" office:value="1" calcext:value-type="float">
            <text:p>1</text:p>
          </table:table-cell>
          <table:table-cell table:formula="of:=IF(([.G6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7]" office:value-type="string" office:string-value="Does Oxford Moral Philosophy Corrupt Youth?" calcext:value-type="string">
            <text:p>Does Oxford Moral Philosophy Corrupt Youth?</text:p>
          </table:table-cell>
          <table:table-cell table:formula="of:=[HLAE.B17]" office:value-type="float" office:value="0" calcext:value-type="float">
            <text:p>0</text:p>
          </table:table-cell>
          <table:table-cell table:number-columns-repeated="3"/>
          <table:table-cell table:formula="of:=COUNTIF([.B$1:.B$139];[.B62])" office:value-type="float" office:value="0" calcext:value-type="float">
            <text:p>0</text:p>
          </table:table-cell>
          <table:table-cell table:formula="of:=IF(([.G6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8]" office:value-type="string" office:string-value="Modern Moral Philosophy" calcext:value-type="string">
            <text:p>Modern Moral Philosophy</text:p>
          </table:table-cell>
          <table:table-cell table:formula="of:=[HLAE.B18]" office:value-type="float" office:value="0" calcext:value-type="float">
            <text:p>0</text:p>
          </table:table-cell>
          <table:table-cell table:number-columns-repeated="3"/>
          <table:table-cell table:formula="of:=COUNTIF([.B$1:.B$139];[.B63])" office:value-type="float" office:value="2" calcext:value-type="float">
            <text:p>2</text:p>
          </table:table-cell>
          <table:table-cell table:formula="of:=IF(([.G63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19]" office:value-type="string" office:string-value="Good and Bad Human Action" calcext:value-type="string">
            <text:p>Good and Bad Human Action</text:p>
          </table:table-cell>
          <table:table-cell table:formula="of:=[HLAE.B19]" office:value-type="float" office:value="0" calcext:value-type="float">
            <text:p>0</text:p>
          </table:table-cell>
          <table:table-cell table:number-columns-repeated="3"/>
          <table:table-cell table:formula="of:=COUNTIF([.B$1:.B$139];[.B64])" office:value-type="float" office:value="1" calcext:value-type="float">
            <text:p>1</text:p>
          </table:table-cell>
          <table:table-cell table:formula="of:=IF(([.G6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0]" office:value-type="string" office:string-value="Action, Intention and 'Double Effect'" calcext:value-type="string">
            <text:p>Action, Intention and 'Double Effect'</text:p>
          </table:table-cell>
          <table:table-cell table:formula="of:=[HLAE.B20]" office:value-type="float" office:value="0" calcext:value-type="float">
            <text:p>0</text:p>
          </table:table-cell>
          <table:table-cell table:number-columns-repeated="3"/>
          <table:table-cell table:formula="of:=COUNTIF([.B$1:.B$139];[.B65])" office:value-type="float" office:value="1" calcext:value-type="float">
            <text:p>1</text:p>
          </table:table-cell>
          <table:table-cell table:formula="of:=IF(([.G6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1]" office:value-type="string" office:string-value="The Controversy over a New Morality" calcext:value-type="string">
            <text:p>The Controversy over a New Morality</text:p>
          </table:table-cell>
          <table:table-cell table:formula="of:=[HLAE.B21]" office:value-type="float" office:value="0" calcext:value-type="float">
            <text:p>0</text:p>
          </table:table-cell>
          <table:table-cell table:number-columns-repeated="3"/>
          <table:table-cell table:formula="of:=COUNTIF([.B$1:.B$139];[.B66])" office:value-type="float" office:value="1" calcext:value-type="float">
            <text:p>1</text:p>
          </table:table-cell>
          <table:table-cell table:formula="of:=IF(([.G6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2]" office:value-type="string" office:string-value="Must One Obey One's Conscience?" calcext:value-type="string">
            <text:p>Must One Obey One's Conscience?</text:p>
          </table:table-cell>
          <table:table-cell table:formula="of:=[HLAE.B22]" office:value-type="float" office:value="0" calcext:value-type="float">
            <text:p>0</text:p>
          </table:table-cell>
          <table:table-cell table:number-columns-repeated="3"/>
          <table:table-cell table:formula="of:=COUNTIF([.B$1:.B$139];[.B67])" office:value-type="float" office:value="0" calcext:value-type="float">
            <text:p>0</text:p>
          </table:table-cell>
          <table:table-cell table:formula="of:=IF(([.G6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3]" office:value-type="string" office:string-value="Glanville Williams' The Sanctity of Life and the Criminal Law: A Review" calcext:value-type="string">
            <text:p>Glanville Williams' The Sanctity of Life and the Criminal Law: A Review</text:p>
          </table:table-cell>
          <table:table-cell table:formula="of:=[HLAE.B23]" office:value-type="float" office:value="0" calcext:value-type="float">
            <text:p>0</text:p>
          </table:table-cell>
          <table:table-cell table:number-columns-repeated="3"/>
          <table:table-cell table:formula="of:=COUNTIF([.B$1:.B$139];[.B68])" office:value-type="float" office:value="1" calcext:value-type="float">
            <text:p>1</text:p>
          </table:table-cell>
          <table:table-cell table:formula="of:=IF(([.G6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4]" office:value-type="string" office:string-value="Who is Wronged? Phillippa Foot on Double Effect" calcext:value-type="string">
            <text:p>Who is Wronged? Phillippa Foot on Double Effect</text:p>
          </table:table-cell>
          <table:table-cell table:formula="of:=[HLAE.B24]" office:value-type="float" office:value="0" calcext:value-type="float">
            <text:p>0</text:p>
          </table:table-cell>
          <table:table-cell table:number-columns-repeated="3"/>
          <table:table-cell table:formula="of:=COUNTIF([.B$1:.B$139];[.B69])" office:value-type="float" office:value="0" calcext:value-type="float">
            <text:p>0</text:p>
          </table:table-cell>
          <table:table-cell table:formula="of:=IF(([.G6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5]" office:value-type="string" office:string-value="Prolegomenon to a Pursuit of the Definition of Murder: The Illegal and The Unlawful" calcext:value-type="string">
            <text:p>Prolegomenon to a Pursuit of the Definition of Murder: The Illegal and The Unlawful</text:p>
          </table:table-cell>
          <table:table-cell table:formula="of:=[HLAE.B25]" office:value-type="float" office:value="0" calcext:value-type="float">
            <text:p>0</text:p>
          </table:table-cell>
          <table:table-cell table:number-columns-repeated="3"/>
          <table:table-cell table:formula="of:=COUNTIF([.B$1:.B$139];[.B70])" office:value-type="float" office:value="1" calcext:value-type="float">
            <text:p>1</text:p>
          </table:table-cell>
          <table:table-cell table:formula="of:=IF(([.G7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6]" office:value-type="string" office:string-value="Murder and the Morality of Euthanasia" calcext:value-type="string">
            <text:p>Murder and the Morality of Euthanasia</text:p>
          </table:table-cell>
          <table:table-cell table:formula="of:=[HLAE.B26]" office:value-type="float" office:value="0" calcext:value-type="float">
            <text:p>0</text:p>
          </table:table-cell>
          <table:table-cell table:number-columns-repeated="3"/>
          <table:table-cell table:formula="of:=COUNTIF([.B$1:.B$139];[.B71])" office:value-type="float" office:value="1" calcext:value-type="float">
            <text:p>1</text:p>
          </table:table-cell>
          <table:table-cell table:formula="of:=IF(([.G7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7]" office:value-type="string" office:string-value="Commentary on John Harris' 'Ethical Problems in the Management of Severly Handicapped Children'" calcext:value-type="string">
            <text:p>Commentary on John Harris' 'Ethical Problems in the Management of Severly Handicapped Children'</text:p>
          </table:table-cell>
          <table:table-cell table:formula="of:=[HLAE.B27]" office:value-type="float" office:value="0" calcext:value-type="float">
            <text:p>0</text:p>
          </table:table-cell>
          <table:table-cell table:number-columns-repeated="3"/>
          <table:table-cell table:formula="of:=COUNTIF([.B$1:.B$139];[.B72])" office:value-type="float" office:value="1" calcext:value-type="float">
            <text:p>1</text:p>
          </table:table-cell>
          <table:table-cell table:formula="of:=IF(([.G7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LAE</text:p>
          </table:table-cell>
          <table:table-cell table:formula="of:=[HLAE.A28]" office:value-type="string" office:string-value="Sins of Omission? The Non-treatment of control in Clinical Trials" calcext:value-type="string">
            <text:p>Sins of Omission? The Non-treatment of control in Clinical Trials</text:p>
          </table:table-cell>
          <table:table-cell table:formula="of:=[HLAE.B28]" office:value-type="float" office:value="0" calcext:value-type="float">
            <text:p>0</text:p>
          </table:table-cell>
          <table:table-cell table:number-columns-repeated="3"/>
          <table:table-cell table:formula="of:=COUNTIF([.B$1:.B$139];[.B73])" office:value-type="float" office:value="0" calcext:value-type="float">
            <text:p>0</text:p>
          </table:table-cell>
          <table:table-cell table:formula="of:=IF(([.G7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]" office:value-type="string" office:string-value="What is it to Believe Someone?" calcext:value-type="string">
            <text:p>What is it to Believe Someone?</text:p>
          </table:table-cell>
          <table:table-cell table:formula="of:=[FHG.B1]" office:value-type="float" office:value="0" calcext:value-type="float">
            <text:p>0</text:p>
          </table:table-cell>
          <table:table-cell table:number-columns-repeated="3"/>
          <table:table-cell table:formula="of:=COUNTIF([.B$1:.B$139];[.B74])" office:value-type="float" office:value="0" calcext:value-type="float">
            <text:p>0</text:p>
          </table:table-cell>
          <table:table-cell table:formula="of:=IF(([.G7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, CPIII</text:p>
          </table:table-cell>
          <table:table-cell table:formula="of:=[FHG.A2]" office:value-type="string" office:string-value="Faith" calcext:value-type="string">
            <text:p>Faith</text:p>
          </table:table-cell>
          <table:table-cell table:formula="of:=[FHG.B2]" office:value-type="float" office:value="0" calcext:value-type="float">
            <text:p>0</text:p>
          </table:table-cell>
          <table:table-cell table:number-columns-repeated="3"/>
          <table:table-cell table:formula="of:=COUNTIF([.B$1:.B$139];[.B75])" office:value-type="float" office:value="2" calcext:value-type="float">
            <text:p>2</text:p>
          </table:table-cell>
          <table:table-cell table:formula="of:=IF(([.G75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3]" office:value-type="string" office:string-value="Prophecy and Miracles" calcext:value-type="string">
            <text:p>Prophecy and Miracles</text:p>
          </table:table-cell>
          <table:table-cell table:formula="of:=[FHG.B3]" office:value-type="float" office:value="0" calcext:value-type="float">
            <text:p>0</text:p>
          </table:table-cell>
          <table:table-cell table:number-columns-repeated="3"/>
          <table:table-cell table:formula="of:=COUNTIF([.B$1:.B$139];[.B76])" office:value-type="float" office:value="1" calcext:value-type="float">
            <text:p>1</text:p>
          </table:table-cell>
          <table:table-cell table:formula="of:=IF(([.G7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4]" office:value-type="string" office:string-value="Hume on Miracles" calcext:value-type="string">
            <text:p>Hume on Miracles</text:p>
          </table:table-cell>
          <table:table-cell table:formula="of:=[FHG.B4]" office:value-type="float" office:value="0" calcext:value-type="float">
            <text:p>0</text:p>
          </table:table-cell>
          <table:table-cell table:number-columns-repeated="3"/>
          <table:table-cell table:formula="of:=COUNTIF([.B$1:.B$139];[.B77])" office:value-type="float" office:value="1" calcext:value-type="float">
            <text:p>1</text:p>
          </table:table-cell>
          <table:table-cell table:formula="of:=IF(([.G7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5]" office:value-type="string" office:string-value="Paganism, Superstition and Philosophy" calcext:value-type="string">
            <text:p>Paganism, Superstition and Philosophy</text:p>
          </table:table-cell>
          <table:table-cell table:formula="of:=[FHG.B5]" office:value-type="float" office:value="0" calcext:value-type="float">
            <text:p>0</text:p>
          </table:table-cell>
          <table:table-cell table:number-columns-repeated="3"/>
          <table:table-cell table:formula="of:=COUNTIF([.B$1:.B$139];[.B78])" office:value-type="float" office:value="1" calcext:value-type="float">
            <text:p>1</text:p>
          </table:table-cell>
          <table:table-cell table:formula="of:=IF(([.G7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6]" office:value-type="string" office:string-value="On the Hatred of God" calcext:value-type="string">
            <text:p>On the Hatred of God</text:p>
          </table:table-cell>
          <table:table-cell table:formula="of:=[FHG.B6]" office:value-type="float" office:value="0" calcext:value-type="float">
            <text:p>0</text:p>
          </table:table-cell>
          <table:table-cell table:number-columns-repeated="3"/>
          <table:table-cell table:formula="of:=COUNTIF([.B$1:.B$139];[.B79])" office:value-type="float" office:value="1" calcext:value-type="float">
            <text:p>1</text:p>
          </table:table-cell>
          <table:table-cell table:formula="of:=IF(([.G7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7]" office:value-type="string" office:string-value="On Attachment to Things and Obedience to God" calcext:value-type="string">
            <text:p>On Attachment to Things and Obedience to God</text:p>
          </table:table-cell>
          <table:table-cell table:formula="of:=[FHG.B7]" office:value-type="float" office:value="0" calcext:value-type="float">
            <text:p>0</text:p>
          </table:table-cell>
          <table:table-cell table:number-columns-repeated="3"/>
          <table:table-cell table:formula="of:=COUNTIF([.B$1:.B$139];[.B80])" office:value-type="float" office:value="1" calcext:value-type="float">
            <text:p>1</text:p>
          </table:table-cell>
          <table:table-cell table:formula="of:=IF(([.G8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8]" office:value-type="string" office:string-value="Twenty Opinions Common among Modern Anglo-American Philosophers" calcext:value-type="string">
            <text:p>Twenty Opinions Common among Modern Anglo-American Philosophers</text:p>
          </table:table-cell>
          <table:table-cell table:formula="of:=[FHG.B8]" office:value-type="float" office:value="0" calcext:value-type="float">
            <text:p>0</text:p>
          </table:table-cell>
          <table:table-cell table:number-columns-repeated="3"/>
          <table:table-cell table:formula="of:=COUNTIF([.B$1:.B$139];[.B81])" office:value-type="float" office:value="1" calcext:value-type="float">
            <text:p>1</text:p>
          </table:table-cell>
          <table:table-cell table:formula="of:=IF(([.G8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9]" office:value-type="string" office:string-value="The Inortality of the Soul" calcext:value-type="string">
            <text:p>The Inortality of the Soul</text:p>
          </table:table-cell>
          <table:table-cell table:formula="of:=[FHG.B9]" office:value-type="float" office:value="0" calcext:value-type="float">
            <text:p>0</text:p>
          </table:table-cell>
          <table:table-cell table:number-columns-repeated="3"/>
          <table:table-cell table:formula="of:=COUNTIF([.B$1:.B$139];[.B82])" office:value-type="float" office:value="1" calcext:value-type="float">
            <text:p>1</text:p>
          </table:table-cell>
          <table:table-cell table:formula="of:=IF(([.G8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, CPIII, FAEH</text:p>
          </table:table-cell>
          <table:table-cell table:formula="of:=[FHG.A10]" office:value-type="string" office:string-value="On Transubstantiation" calcext:value-type="string">
            <text:p>On Transubstantiation</text:p>
          </table:table-cell>
          <table:table-cell table:formula="of:=[FHG.B10]" office:value-type="float" office:value="0" calcext:value-type="float">
            <text:p>0</text:p>
          </table:table-cell>
          <table:table-cell table:number-columns-repeated="3"/>
          <table:table-cell table:formula="of:=COUNTIF([.B$1:.B$139];[.B83])" office:value-type="float" office:value="2" calcext:value-type="float">
            <text:p>2</text:p>
          </table:table-cell>
          <table:table-cell table:formula="of:=IF(([.G83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FHG, CPIII</text:p>
          </table:table-cell>
          <table:table-cell table:formula="of:=[FHG.A11]" office:value-type="string" office:string-value="Authority in Morals" calcext:value-type="string">
            <text:p>Authority in Morals</text:p>
          </table:table-cell>
          <table:table-cell table:formula="of:=[FHG.B11]" office:value-type="float" office:value="0" calcext:value-type="float">
            <text:p>0</text:p>
          </table:table-cell>
          <table:table-cell table:number-columns-repeated="3"/>
          <table:table-cell table:formula="of:=COUNTIF([.B$1:.B$139];[.B84])" office:value-type="float" office:value="2" calcext:value-type="float">
            <text:p>2</text:p>
          </table:table-cell>
          <table:table-cell table:formula="of:=IF(([.G84])&gt;1;&quot;Duped&quot;; &quot; &quot;)" office:value-type="string" office:string-value="Duped" calcext:value-type="string">
            <text:p>Duped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2]" office:value-type="string" office:string-value="On being on Good Faith" calcext:value-type="string">
            <text:p>On being on Good Faith</text:p>
          </table:table-cell>
          <table:table-cell table:formula="of:=[FHG.B12]" office:value-type="float" office:value="0" calcext:value-type="float">
            <text:p>0</text:p>
          </table:table-cell>
          <table:table-cell table:number-columns-repeated="3"/>
          <table:table-cell table:formula="of:=COUNTIF([.B$1:.B$139];[.B85])" office:value-type="float" office:value="1" calcext:value-type="float">
            <text:p>1</text:p>
          </table:table-cell>
          <table:table-cell table:formula="of:=IF(([.G8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3]" office:value-type="string" office:string-value="Morality" calcext:value-type="string">
            <text:p>Morality</text:p>
          </table:table-cell>
          <table:table-cell table:formula="of:=[FHG.B13]" office:value-type="float" office:value="0" calcext:value-type="float">
            <text:p>0</text:p>
          </table:table-cell>
          <table:table-cell table:number-columns-repeated="3"/>
          <table:table-cell table:formula="of:=COUNTIF([.B$1:.B$139];[.B86])" office:value-type="float" office:value="1" calcext:value-type="float">
            <text:p>1</text:p>
          </table:table-cell>
          <table:table-cell table:formula="of:=IF(([.G8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4]" office:value-type="string" office:string-value="Sin: the McGivney Lectures" calcext:value-type="string">
            <text:p>Sin: the McGivney Lectures</text:p>
          </table:table-cell>
          <table:table-cell table:formula="of:=[FHG.B14]" office:value-type="float" office:value="0" calcext:value-type="float">
            <text:p>0</text:p>
          </table:table-cell>
          <table:table-cell table:number-columns-repeated="3"/>
          <table:table-cell table:formula="of:=COUNTIF([.B$1:.B$139];[.B87])" office:value-type="float" office:value="1" calcext:value-type="float">
            <text:p>1</text:p>
          </table:table-cell>
          <table:table-cell table:formula="of:=IF(([.G8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5]" office:value-type="string" office:string-value="Two Moral Theologians" calcext:value-type="string">
            <text:p>Two Moral Theologians</text:p>
          </table:table-cell>
          <table:table-cell table:formula="of:=[FHG.B15]" office:value-type="float" office:value="0" calcext:value-type="float">
            <text:p>0</text:p>
          </table:table-cell>
          <table:table-cell table:number-columns-repeated="3"/>
          <table:table-cell table:formula="of:=COUNTIF([.B$1:.B$139];[.B88])" office:value-type="float" office:value="1" calcext:value-type="float">
            <text:p>1</text:p>
          </table:table-cell>
          <table:table-cell table:formula="of:=IF(([.G8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6]" office:value-type="string" office:string-value="Contraception and Chastity" calcext:value-type="string">
            <text:p>Contraception and Chastity</text:p>
          </table:table-cell>
          <table:table-cell table:formula="of:=[FHG.B16]" office:value-type="float" office:value="0" calcext:value-type="float">
            <text:p>0</text:p>
          </table:table-cell>
          <table:table-cell table:number-columns-repeated="3"/>
          <table:table-cell table:formula="of:=COUNTIF([.B$1:.B$139];[.B89])" office:value-type="float" office:value="1" calcext:value-type="float">
            <text:p>1</text:p>
          </table:table-cell>
          <table:table-cell table:formula="of:=IF(([.G8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7]" office:value-type="string" office:string-value="On Humanae Vitae" calcext:value-type="string">
            <text:p>On Humanae Vitae</text:p>
          </table:table-cell>
          <table:table-cell table:formula="of:=[FHG.B17]" office:value-type="float" office:value="0" calcext:value-type="float">
            <text:p>0</text:p>
          </table:table-cell>
          <table:table-cell table:number-columns-repeated="3"/>
          <table:table-cell table:formula="of:=COUNTIF([.B$1:.B$139];[.B90])" office:value-type="float" office:value="1" calcext:value-type="float">
            <text:p>1</text:p>
          </table:table-cell>
          <table:table-cell table:formula="of:=IF(([.G9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8]" office:value-type="string" office:string-value="Address to the Clergy: On Contraception and Natural Family Planning" calcext:value-type="string">
            <text:p>Address to the Clergy: On Contraception and Natural Family Planning</text:p>
          </table:table-cell>
          <table:table-cell table:formula="of:=[FHG.B18]" office:value-type="float" office:value="0" calcext:value-type="float">
            <text:p>0</text:p>
          </table:table-cell>
          <table:table-cell table:number-columns-repeated="3"/>
          <table:table-cell table:formula="of:=COUNTIF([.B$1:.B$139];[.B91])" office:value-type="float" office:value="1" calcext:value-type="float">
            <text:p>1</text:p>
          </table:table-cell>
          <table:table-cell table:formula="of:=IF(([.G9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19]" office:value-type="string" office:string-value="Contraception, Chastity and the Vocation of Marriage" calcext:value-type="string">
            <text:p>Contraception, Chastity and the Vocation of Marriage</text:p>
          </table:table-cell>
          <table:table-cell table:formula="of:=[FHG.B19]" office:value-type="float" office:value="0" calcext:value-type="float">
            <text:p>0</text:p>
          </table:table-cell>
          <table:table-cell table:number-columns-repeated="3"/>
          <table:table-cell table:formula="of:=COUNTIF([.B$1:.B$139];[.B92])" office:value-type="float" office:value="1" calcext:value-type="float">
            <text:p>1</text:p>
          </table:table-cell>
          <table:table-cell table:formula="of:=IF(([.G9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20]" office:value-type="string" office:string-value="The Early Embryo: Theoreticsl Doubts and Practical Certainties" calcext:value-type="string">
            <text:p>The Early Embryo: Theoreticsl Doubts and Practical Certainties</text:p>
          </table:table-cell>
          <table:table-cell table:formula="of:=[FHG.B20]" office:value-type="float" office:value="0" calcext:value-type="float">
            <text:p>0</text:p>
          </table:table-cell>
          <table:table-cell table:number-columns-repeated="3"/>
          <table:table-cell table:formula="of:=COUNTIF([.B$1:.B$139];[.B93])" office:value-type="float" office:value="1" calcext:value-type="float">
            <text:p>1</text:p>
          </table:table-cell>
          <table:table-cell table:formula="of:=IF(([.G9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21]" office:value-type="string" office:string-value="The Moral Enviroment of the Child" calcext:value-type="string">
            <text:p>The Moral Enviroment of the Child</text:p>
          </table:table-cell>
          <table:table-cell table:formula="of:=[FHG.B21]" office:value-type="float" office:value="0" calcext:value-type="float">
            <text:p>0</text:p>
          </table:table-cell>
          <table:table-cell table:number-columns-repeated="3"/>
          <table:table-cell table:formula="of:=COUNTIF([.B$1:.B$139];[.B94])" office:value-type="float" office:value="1" calcext:value-type="float">
            <text:p>1</text:p>
          </table:table-cell>
          <table:table-cell table:formula="of:=IF(([.G9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22]" office:value-type="string" office:string-value="Christians and Nuclear Weapons Designed for Destruction of Cities" calcext:value-type="string">
            <text:p>Christians and Nuclear Weapons Designed for Destruction of Cities</text:p>
          </table:table-cell>
          <table:table-cell table:formula="of:=[FHG.B22]" office:value-type="float" office:value="0" calcext:value-type="float">
            <text:p>0</text:p>
          </table:table-cell>
          <table:table-cell table:number-columns-repeated="3"/>
          <table:table-cell table:formula="of:=COUNTIF([.B$1:.B$139];[.B95])" office:value-type="float" office:value="1" calcext:value-type="float">
            <text:p>1</text:p>
          </table:table-cell>
          <table:table-cell table:formula="of:=IF(([.G9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23]" office:value-type="string" office:string-value="Simony in Africa" calcext:value-type="string">
            <text:p>Simony in Africa</text:p>
          </table:table-cell>
          <table:table-cell table:formula="of:=[FHG.B23]" office:value-type="float" office:value="0" calcext:value-type="float">
            <text:p>0</text:p>
          </table:table-cell>
          <table:table-cell table:number-columns-repeated="3"/>
          <table:table-cell table:formula="of:=COUNTIF([.B$1:.B$139];[.B96])" office:value-type="float" office:value="1" calcext:value-type="float">
            <text:p>1</text:p>
          </table:table-cell>
          <table:table-cell table:formula="of:=IF(([.G9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24]" office:value-type="string" office:string-value="Philosophers and Economists: Two Philosphers' Objections to Usury" calcext:value-type="string">
            <text:p>Philosophers and Economists: Two Philosphers' Objections to Usury</text:p>
          </table:table-cell>
          <table:table-cell table:formula="of:=[FHG.B24]" office:value-type="float" office:value="0" calcext:value-type="float">
            <text:p>0</text:p>
          </table:table-cell>
          <table:table-cell table:number-columns-repeated="3"/>
          <table:table-cell table:formula="of:=COUNTIF([.B$1:.B$139];[.B97])" office:value-type="float" office:value="1" calcext:value-type="float">
            <text:p>1</text:p>
          </table:table-cell>
          <table:table-cell table:formula="of:=IF(([.G9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HG</text:p>
          </table:table-cell>
          <table:table-cell table:formula="of:=[FHG.A25]" office:value-type="string" office:string-value="On Wisdom" calcext:value-type="string">
            <text:p>On Wisdom</text:p>
          </table:table-cell>
          <table:table-cell table:formula="of:=[FHG.B25]" office:value-type="float" office:value="0" calcext:value-type="float">
            <text:p>0</text:p>
          </table:table-cell>
          <table:table-cell table:number-columns-repeated="3"/>
          <table:table-cell table:formula="of:=COUNTIF([.B$1:.B$139];[.B98])" office:value-type="float" office:value="1" calcext:value-type="float">
            <text:p>1</text:p>
          </table:table-cell>
          <table:table-cell table:formula="of:=IF(([.G9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2]" office:value-type="string" office:string-value="The Origin of Plato's Theory of Forms" calcext:value-type="string">
            <text:p>The Origin of Plato's Theory of Forms</text:p>
          </table:table-cell>
          <table:table-cell table:formula="of:=[FPW.B2]" office:value-type="float" office:value="0" calcext:value-type="float">
            <text:p>0</text:p>
          </table:table-cell>
          <table:table-cell table:number-columns-repeated="3"/>
          <table:table-cell table:formula="of:=COUNTIF([.B$1:.B$139];[.B99])" office:value-type="float" office:value="1" calcext:value-type="float">
            <text:p>1</text:p>
          </table:table-cell>
          <table:table-cell table:formula="of:=IF(([.G9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3]" office:value-type="string" office:string-value="On Piety, or: Plato's Euthyphro" calcext:value-type="string">
            <text:p>On Piety, or: Plato's Euthyphro</text:p>
          </table:table-cell>
          <table:table-cell table:formula="of:=[FPW.B3]" office:value-type="float" office:value="0" calcext:value-type="float">
            <text:p>0</text:p>
          </table:table-cell>
          <table:table-cell table:number-columns-repeated="3"/>
          <table:table-cell table:formula="of:=COUNTIF([.B$1:.B$139];[.B100])" office:value-type="float" office:value="1" calcext:value-type="float">
            <text:p>1</text:p>
          </table:table-cell>
          <table:table-cell table:formula="of:=IF(([.G10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4]" office:value-type="string" office:string-value="Plato, Soul and 'the Unity of Apperception'" calcext:value-type="string">
            <text:p>Plato, Soul and 'the Unity of Apperception'</text:p>
          </table:table-cell>
          <table:table-cell table:formula="of:=[FPW.B4]" office:value-type="float" office:value="0" calcext:value-type="float">
            <text:p>0</text:p>
          </table:table-cell>
          <table:table-cell table:number-columns-repeated="3"/>
          <table:table-cell table:formula="of:=COUNTIF([.B$1:.B$139];[.B101])" office:value-type="float" office:value="1" calcext:value-type="float">
            <text:p>1</text:p>
          </table:table-cell>
          <table:table-cell table:formula="of:=IF(([.G10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, FAEH</text:p>
          </table:table-cell>
          <table:table-cell table:formula="of:=[FPW.A5]" office:value-type="string" office:string-value="Why Anselm's Proof in the Proslogion in not an onthological argument" calcext:value-type="string">
            <text:p>Why Anselm's Proof in the Proslogion in not an onthological argument</text:p>
          </table:table-cell>
          <table:table-cell table:formula="of:=[FPW.B5]" office:value-type="float" office:value="0" calcext:value-type="float">
            <text:p>0</text:p>
          </table:table-cell>
          <table:table-cell table:number-columns-repeated="3"/>
          <table:table-cell table:formula="of:=COUNTIF([.B$1:.B$139];[.B102])" office:value-type="float" office:value="1" calcext:value-type="float">
            <text:p>1</text:p>
          </table:table-cell>
          <table:table-cell table:formula="of:=IF(([.G10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6]" office:value-type="string" office:string-value="Russelm or Anselm?" calcext:value-type="string">
            <text:p>Russelm or Anselm?</text:p>
          </table:table-cell>
          <table:table-cell table:formula="of:=[FPW.B6]" office:value-type="float" office:value="0" calcext:value-type="float">
            <text:p>0</text:p>
          </table:table-cell>
          <table:table-cell table:number-columns-repeated="3"/>
          <table:table-cell table:formula="of:=COUNTIF([.B$1:.B$139];[.B103])" office:value-type="float" office:value="0" calcext:value-type="float">
            <text:p>0</text:p>
          </table:table-cell>
          <table:table-cell table:formula="of:=IF(([.G10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7]" office:value-type="string" office:string-value="Truth: Anselm or Thomas?" calcext:value-type="string">
            <text:p>Truth: Anselm or Thomas?</text:p>
          </table:table-cell>
          <table:table-cell table:formula="of:=[FPW.B7]" office:value-type="float" office:value="0" calcext:value-type="float">
            <text:p>0</text:p>
          </table:table-cell>
          <table:table-cell table:number-columns-repeated="3"/>
          <table:table-cell table:formula="of:=COUNTIF([.B$1:.B$139];[.B104])" office:value-type="float" office:value="0" calcext:value-type="float">
            <text:p>0</text:p>
          </table:table-cell>
          <table:table-cell table:formula="of:=IF(([.G10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, FAEH</text:p>
          </table:table-cell>
          <table:table-cell table:formula="of:=[FPW.A8]" office:value-type="string" office:string-value="Truth: Anselm and Wittgenstein" calcext:value-type="string">
            <text:p>Truth: Anselm and Wittgenstein</text:p>
          </table:table-cell>
          <table:table-cell table:formula="of:=[FPW.B8]" office:value-type="float" office:value="0" calcext:value-type="float">
            <text:p>0</text:p>
          </table:table-cell>
          <table:table-cell table:number-columns-repeated="3"/>
          <table:table-cell table:formula="of:=COUNTIF([.B$1:.B$139];[.B105])" office:value-type="float" office:value="1" calcext:value-type="float">
            <text:p>1</text:p>
          </table:table-cell>
          <table:table-cell table:formula="of:=IF(([.G10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, FAEH</text:p>
          </table:table-cell>
          <table:table-cell table:formula="of:=[FPW.A9]" office:value-type="string" office:string-value="Anselm and the Unity of Truth" calcext:value-type="string">
            <text:p>Anselm and the Unity of Truth</text:p>
          </table:table-cell>
          <table:table-cell table:formula="of:=[FPW.B9]" office:value-type="float" office:value="0" calcext:value-type="float">
            <text:p>0</text:p>
          </table:table-cell>
          <table:table-cell table:number-columns-repeated="3"/>
          <table:table-cell table:formula="of:=COUNTIF([.B$1:.B$139];[.B106])" office:value-type="float" office:value="1" calcext:value-type="float">
            <text:p>1</text:p>
          </table:table-cell>
          <table:table-cell table:formula="of:=IF(([.G10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0]" office:value-type="string" office:string-value="How can a man be free? Spinoza's Thought and that of some others" calcext:value-type="string">
            <text:p>How can a man be free? Spinoza's Thought and that of some others</text:p>
          </table:table-cell>
          <table:table-cell table:formula="of:=[FPW.B10]" office:value-type="float" office:value="0" calcext:value-type="float">
            <text:p>0</text:p>
          </table:table-cell>
          <table:table-cell table:number-columns-repeated="3"/>
          <table:table-cell table:formula="of:=COUNTIF([.B$1:.B$139];[.B107])" office:value-type="float" office:value="0" calcext:value-type="float">
            <text:p>0</text:p>
          </table:table-cell>
          <table:table-cell table:formula="of:=IF(([.G10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1]" office:value-type="string" office:string-value="Hume on causality: introductory" calcext:value-type="string">
            <text:p>Hume on causality: introductory</text:p>
          </table:table-cell>
          <table:table-cell table:formula="of:=[FPW.B11]" office:value-type="float" office:value="0" calcext:value-type="float">
            <text:p>0</text:p>
          </table:table-cell>
          <table:table-cell table:number-columns-repeated="3"/>
          <table:table-cell table:formula="of:=COUNTIF([.B$1:.B$139];[.B108])" office:value-type="float" office:value="1" calcext:value-type="float">
            <text:p>1</text:p>
          </table:table-cell>
          <table:table-cell table:formula="of:=IF(([.G10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4]" office:value-type="string" office:string-value="Frege, Wittgenstein and Platonism" calcext:value-type="string">
            <text:p>Frege, Wittgenstein and Platonism</text:p>
          </table:table-cell>
          <table:table-cell table:formula="of:=[FPW.B14]" office:value-type="float" office:value="0" calcext:value-type="float">
            <text:p>0</text:p>
          </table:table-cell>
          <table:table-cell table:number-columns-repeated="3"/>
          <table:table-cell table:formula="of:=COUNTIF([.B$1:.B$139];[.B109])" office:value-type="float" office:value="1" calcext:value-type="float">
            <text:p>1</text:p>
          </table:table-cell>
          <table:table-cell table:formula="of:=IF(([.G10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5]" office:value-type="string" office:string-value="On Russell's Theory of Descriptions" calcext:value-type="string">
            <text:p>On Russell's Theory of Descriptions</text:p>
          </table:table-cell>
          <table:table-cell table:formula="of:=[FPW.B15]" office:value-type="float" office:value="0" calcext:value-type="float">
            <text:p>0</text:p>
          </table:table-cell>
          <table:table-cell table:number-columns-repeated="3"/>
          <table:table-cell table:formula="of:=COUNTIF([.B$1:.B$139];[.B110])" office:value-type="float" office:value="1" calcext:value-type="float">
            <text:p>1</text:p>
          </table:table-cell>
          <table:table-cell table:formula="of:=IF(([.G11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6]" office:value-type="string" office:string-value="Ludwig Wittgenstein" calcext:value-type="string">
            <text:p>Ludwig Wittgenstein</text:p>
          </table:table-cell>
          <table:table-cell table:formula="of:=[FPW.B16]" office:value-type="float" office:value="0" calcext:value-type="float">
            <text:p>0</text:p>
          </table:table-cell>
          <table:table-cell table:number-columns-repeated="3"/>
          <table:table-cell table:formula="of:=COUNTIF([.B$1:.B$139];[.B111])" office:value-type="float" office:value="1" calcext:value-type="float">
            <text:p>1</text:p>
          </table:table-cell>
          <table:table-cell table:formula="of:=IF(([.G11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7]" office:value-type="string" office:string-value="The Simplicity of the Tractatus" calcext:value-type="string">
            <text:p>The Simplicity of the Tractatus</text:p>
          </table:table-cell>
          <table:table-cell table:formula="of:=[FPW.B17]" office:value-type="float" office:value="0" calcext:value-type="float">
            <text:p>0</text:p>
          </table:table-cell>
          <table:table-cell table:number-columns-repeated="3"/>
          <table:table-cell table:formula="of:=COUNTIF([.B$1:.B$139];[.B112])" office:value-type="float" office:value="1" calcext:value-type="float">
            <text:p>1</text:p>
          </table:table-cell>
          <table:table-cell table:formula="of:=IF(([.G11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8]" office:value-type="string" office:string-value="Wittgenstein's 'two cuts' in the history of philosophy" calcext:value-type="string">
            <text:p>Wittgenstein's 'two cuts' in the history of philosophy</text:p>
          </table:table-cell>
          <table:table-cell table:formula="of:=[FPW.B18]" office:value-type="float" office:value="0" calcext:value-type="float">
            <text:p>0</text:p>
          </table:table-cell>
          <table:table-cell table:number-columns-repeated="3"/>
          <table:table-cell table:formula="of:=COUNTIF([.B$1:.B$139];[.B113])" office:value-type="float" office:value="1" calcext:value-type="float">
            <text:p>1</text:p>
          </table:table-cell>
          <table:table-cell table:formula="of:=IF(([.G11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19]" office:value-type="string" office:string-value="On the form of Wittgsenstein's writing" calcext:value-type="string">
            <text:p>On the form of Wittgsenstein's writing</text:p>
          </table:table-cell>
          <table:table-cell table:formula="of:=[FPW.B19]" office:value-type="float" office:value="0" calcext:value-type="float">
            <text:p>0</text:p>
          </table:table-cell>
          <table:table-cell table:number-columns-repeated="3"/>
          <table:table-cell table:formula="of:=COUNTIF([.B$1:.B$139];[.B114])" office:value-type="float" office:value="1" calcext:value-type="float">
            <text:p>1</text:p>
          </table:table-cell>
          <table:table-cell table:formula="of:=IF(([.G11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20]" office:value-type="string" office:string-value="A theory of Language?" calcext:value-type="string">
            <text:p>A theory of Language?</text:p>
          </table:table-cell>
          <table:table-cell table:formula="of:=[FPW.B20]" office:value-type="float" office:value="0" calcext:value-type="float">
            <text:p>0</text:p>
          </table:table-cell>
          <table:table-cell table:number-columns-repeated="3"/>
          <table:table-cell table:formula="of:=COUNTIF([.B$1:.B$139];[.B115])" office:value-type="float" office:value="0" calcext:value-type="float">
            <text:p>0</text:p>
          </table:table-cell>
          <table:table-cell table:formula="of:=IF(([.G11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21]" office:value-type="string" office:string-value="Wittgenstein: Whose Philosopher?" calcext:value-type="string">
            <text:p>Wittgenstein: Whose Philosopher?</text:p>
          </table:table-cell>
          <table:table-cell table:formula="of:=[FPW.B21]" office:value-type="float" office:value="0" calcext:value-type="float">
            <text:p>0</text:p>
          </table:table-cell>
          <table:table-cell table:number-columns-repeated="3"/>
          <table:table-cell table:formula="of:=COUNTIF([.B$1:.B$139];[.B116])" office:value-type="float" office:value="0" calcext:value-type="float">
            <text:p>0</text:p>
          </table:table-cell>
          <table:table-cell table:formula="of:=IF(([.G11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22]" office:value-type="string" office:string-value="Was Wittgenstein a conventionalist?" calcext:value-type="string">
            <text:p>Was Wittgenstein a conventionalist?</text:p>
          </table:table-cell>
          <table:table-cell table:formula="of:=[FPW.B22]" office:value-type="float" office:value="0" calcext:value-type="float">
            <text:p>0</text:p>
          </table:table-cell>
          <table:table-cell table:number-columns-repeated="3"/>
          <table:table-cell table:formula="of:=COUNTIF([.B$1:.B$139];[.B117])" office:value-type="float" office:value="0" calcext:value-type="float">
            <text:p>0</text:p>
          </table:table-cell>
          <table:table-cell table:formula="of:=IF(([.G11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PW</text:p>
          </table:table-cell>
          <table:table-cell table:formula="of:=[FPW.A23]" office:value-type="string" office:string-value="Wittgenstein on Rules and Private Language" calcext:value-type="string">
            <text:p>Wittgenstein on Rules and Private Language</text:p>
          </table:table-cell>
          <table:table-cell table:formula="of:=[FPW.B23]" office:value-type="float" office:value="0" calcext:value-type="float">
            <text:p>0</text:p>
          </table:table-cell>
          <table:table-cell table:number-columns-repeated="3"/>
          <table:table-cell table:formula="of:=COUNTIF([.B$1:.B$139];[.B118])" office:value-type="float" office:value="1" calcext:value-type="float">
            <text:p>1</text:p>
          </table:table-cell>
          <table:table-cell table:formula="of:=IF(([.G11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1]" office:value-type="string" office:string-value="Elementary Propositions" calcext:value-type="string">
            <text:p>Elementary Propositions</text:p>
          </table:table-cell>
          <table:table-cell table:formula="of:=[IWT.B1]" office:value-type="float" office:value="0" calcext:value-type="float">
            <text:p>0</text:p>
          </table:table-cell>
          <table:table-cell table:number-columns-repeated="3"/>
          <table:table-cell table:formula="of:=COUNTIF([.B$1:.B$139];[.B119])" office:value-type="float" office:value="1" calcext:value-type="float">
            <text:p>1</text:p>
          </table:table-cell>
          <table:table-cell table:formula="of:=IF(([.G11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2]" office:value-type="string" office:string-value="The Theory of Descriptions" calcext:value-type="string">
            <text:p>The Theory of Descriptions</text:p>
          </table:table-cell>
          <table:table-cell table:formula="of:=[IWT.B2]" office:value-type="float" office:value="0" calcext:value-type="float">
            <text:p>0</text:p>
          </table:table-cell>
          <table:table-cell table:number-columns-repeated="3"/>
          <table:table-cell table:formula="of:=COUNTIF([.B$1:.B$139];[.B120])" office:value-type="float" office:value="1" calcext:value-type="float">
            <text:p>1</text:p>
          </table:table-cell>
          <table:table-cell table:formula="of:=IF(([.G12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3]" office:value-type="string" office:string-value="Negation: (1) The Logicians' Definition of 'not p'" calcext:value-type="string">
            <text:p>Negation: (1) The Logicians' Definition of 'not p'</text:p>
          </table:table-cell>
          <table:table-cell table:formula="of:=[IWT.B3]" office:value-type="float" office:value="0" calcext:value-type="float">
            <text:p>0</text:p>
          </table:table-cell>
          <table:table-cell table:number-columns-repeated="3"/>
          <table:table-cell table:formula="of:=COUNTIF([.B$1:.B$139];[.B121])" office:value-type="float" office:value="0" calcext:value-type="float">
            <text:p>0</text:p>
          </table:table-cell>
          <table:table-cell table:formula="of:=IF(([.G12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4]" office:value-type="string" office:string-value="Negation: (2) The Picture Theory" calcext:value-type="string">
            <text:p>Negation: (2) The Picture Theory</text:p>
          </table:table-cell>
          <table:table-cell table:formula="of:=[IWT.B4]" office:value-type="float" office:value="0" calcext:value-type="float">
            <text:p>0</text:p>
          </table:table-cell>
          <table:table-cell table:number-columns-repeated="3"/>
          <table:table-cell table:formula="of:=COUNTIF([.B$1:.B$139];[.B122])" office:value-type="float" office:value="0" calcext:value-type="float">
            <text:p>0</text:p>
          </table:table-cell>
          <table:table-cell table:formula="of:=IF(([.G12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5]" office:value-type="string" office:string-value="Consequences of the Picture Theory" calcext:value-type="string">
            <text:p>Consequences of the Picture Theory</text:p>
          </table:table-cell>
          <table:table-cell table:formula="of:=[IWT.B5]" office:value-type="float" office:value="0" calcext:value-type="float">
            <text:p>0</text:p>
          </table:table-cell>
          <table:table-cell table:number-columns-repeated="3"/>
          <table:table-cell table:formula="of:=COUNTIF([.B$1:.B$139];[.B123])" office:value-type="float" office:value="1" calcext:value-type="float">
            <text:p>1</text:p>
          </table:table-cell>
          <table:table-cell table:formula="of:=IF(([.G12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6]" office:value-type="string" office:string-value="Sign and Symbol" calcext:value-type="string">
            <text:p>Sign and Symbol</text:p>
          </table:table-cell>
          <table:table-cell table:formula="of:=[IWT.B6]" office:value-type="float" office:value="0" calcext:value-type="float">
            <text:p>0</text:p>
          </table:table-cell>
          <table:table-cell table:number-columns-repeated="3"/>
          <table:table-cell table:formula="of:=COUNTIF([.B$1:.B$139];[.B124])" office:value-type="float" office:value="1" calcext:value-type="float">
            <text:p>1</text:p>
          </table:table-cell>
          <table:table-cell table:formula="of:=IF(([.G12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7]" office:value-type="string" office:string-value="Wittgenstein, Frege and Ramsey" calcext:value-type="string">
            <text:p>Wittgenstein, Frege and Ramsey</text:p>
          </table:table-cell>
          <table:table-cell table:formula="of:=[IWT.B7]" office:value-type="float" office:value="0" calcext:value-type="float">
            <text:p>0</text:p>
          </table:table-cell>
          <table:table-cell table:number-columns-repeated="3"/>
          <table:table-cell table:formula="of:=COUNTIF([.B$1:.B$139];[.B125])" office:value-type="float" office:value="1" calcext:value-type="float">
            <text:p>1</text:p>
          </table:table-cell>
          <table:table-cell table:formula="of:=IF(([.G12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8]" office:value-type="string" office:string-value="Operations" calcext:value-type="string">
            <text:p>Operations</text:p>
          </table:table-cell>
          <table:table-cell table:formula="of:=[IWT.B8]" office:value-type="float" office:value="0" calcext:value-type="float">
            <text:p>0</text:p>
          </table:table-cell>
          <table:table-cell table:number-columns-repeated="3"/>
          <table:table-cell table:formula="of:=COUNTIF([.B$1:.B$139];[.B126])" office:value-type="float" office:value="1" calcext:value-type="float">
            <text:p>1</text:p>
          </table:table-cell>
          <table:table-cell table:formula="of:=IF(([.G12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9]" office:value-type="string" office:string-value="Formal Concepts and Formal Series" calcext:value-type="string">
            <text:p>Formal Concepts and Formal Series</text:p>
          </table:table-cell>
          <table:table-cell table:formula="of:=[IWT.B9]" office:value-type="float" office:value="0" calcext:value-type="float">
            <text:p>0</text:p>
          </table:table-cell>
          <table:table-cell table:number-columns-repeated="3"/>
          <table:table-cell table:formula="of:=COUNTIF([.B$1:.B$139];[.B127])" office:value-type="float" office:value="1" calcext:value-type="float">
            <text:p>1</text:p>
          </table:table-cell>
          <table:table-cell table:formula="of:=IF(([.G12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10]" office:value-type="string" office:string-value="'The General Form of Proposition'" calcext:value-type="string">
            <text:p>'The General Form of Proposition'</text:p>
          </table:table-cell>
          <table:table-cell table:formula="of:=[IWT.B10]" office:value-type="float" office:value="0" calcext:value-type="float">
            <text:p>0</text:p>
          </table:table-cell>
          <table:table-cell table:number-columns-repeated="3"/>
          <table:table-cell table:formula="of:=COUNTIF([.B$1:.B$139];[.B128])" office:value-type="float" office:value="1" calcext:value-type="float">
            <text:p>1</text:p>
          </table:table-cell>
          <table:table-cell table:formula="of:=IF(([.G12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11]" office:value-type="string" office:string-value="Generality" calcext:value-type="string">
            <text:p>Generality</text:p>
          </table:table-cell>
          <table:table-cell table:formula="of:=[IWT.B11]" office:value-type="float" office:value="0" calcext:value-type="float">
            <text:p>0</text:p>
          </table:table-cell>
          <table:table-cell table:number-columns-repeated="3"/>
          <table:table-cell table:formula="of:=COUNTIF([.B$1:.B$139];[.B129])" office:value-type="float" office:value="1" calcext:value-type="float">
            <text:p>1</text:p>
          </table:table-cell>
          <table:table-cell table:formula="of:=IF(([.G129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12]" office:value-type="string" office:string-value="Knowledge and Certainty" calcext:value-type="string">
            <text:p>Knowledge and Certainty</text:p>
          </table:table-cell>
          <table:table-cell table:formula="of:=[IWT.B12]" office:value-type="float" office:value="0" calcext:value-type="float">
            <text:p>0</text:p>
          </table:table-cell>
          <table:table-cell table:number-columns-repeated="3"/>
          <table:table-cell table:formula="of:=COUNTIF([.B$1:.B$139];[.B130])" office:value-type="float" office:value="1" calcext:value-type="float">
            <text:p>1</text:p>
          </table:table-cell>
          <table:table-cell table:formula="of:=IF(([.G130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WT</text:p>
          </table:table-cell>
          <table:table-cell table:formula="of:=[IWT.A13]" office:value-type="string" office:string-value="'Mysticism' and Solipsism" calcext:value-type="string">
            <text:p>'Mysticism' and Solipsism</text:p>
          </table:table-cell>
          <table:table-cell table:formula="of:=[IWT.B13]" office:value-type="float" office:value="0" calcext:value-type="float">
            <text:p>0</text:p>
          </table:table-cell>
          <table:table-cell table:number-columns-repeated="3"/>
          <table:table-cell table:formula="of:=COUNTIF([.B$1:.B$139];[.B131])" office:value-type="float" office:value="1" calcext:value-type="float">
            <text:p>1</text:p>
          </table:table-cell>
          <table:table-cell table:formula="of:=IF(([.G131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, HLAE</text:p>
          </table:table-cell>
          <table:table-cell table:formula="of:=[FAEH.A1]" office:value-type="string" office:string-value="La Filosofía Analítica y la Espiritualidad del Hombre (Analytical Philosophy and the Sipirituality of Man [HLAE])" calcext:value-type="string">
            <text:p>La Filosofía Analítica y la Espiritualidad del Hombre (Analytical Philosophy and the Sipirituality of Man [HLAE])</text:p>
          </table:table-cell>
          <table:table-cell table:formula="of:=[FAEH.B1]" office:value-type="float" office:value="0" calcext:value-type="float">
            <text:p>0</text:p>
          </table:table-cell>
          <table:table-cell table:number-columns-repeated="3"/>
          <table:table-cell table:formula="of:=COUNTIF([.B$1:.B$139];[.B132])" office:value-type="float" office:value="0" calcext:value-type="float">
            <text:p>0</text:p>
          </table:table-cell>
          <table:table-cell table:formula="of:=IF(([.G132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, FPW</text:p>
          </table:table-cell>
          <table:table-cell table:formula="of:=[FAEH.A2]" office:value-type="string" office:string-value="Por qué la prueba de Anselmo en el Proslogion no es un Argumento Ontológico (Why Anselm's Proof in the Proslogion in not an onthological argument [FPW])" calcext:value-type="string">
            <text:p>Por qué la prueba de Anselmo en el Proslogion no es un Argumento Ontológico (Why Anselm's Proof in the Proslogion in not an onthological argument [FPW])</text:p>
          </table:table-cell>
          <table:table-cell table:formula="of:=[FAEH.B2]" office:value-type="float" office:value="0" calcext:value-type="float">
            <text:p>0</text:p>
          </table:table-cell>
          <table:table-cell table:number-columns-repeated="3"/>
          <table:table-cell table:formula="of:=COUNTIF([.B$1:.B$139];[.B133])" office:value-type="float" office:value="0" calcext:value-type="float">
            <text:p>0</text:p>
          </table:table-cell>
          <table:table-cell table:formula="of:=IF(([.G133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, FPW</text:p>
          </table:table-cell>
          <table:table-cell table:formula="of:=[FAEH.A3]" office:value-type="string" office:string-value="Verdad (Truth: Anselm and Wittgenstein [FPW])" calcext:value-type="string">
            <text:p>Verdad (Truth: Anselm and Wittgenstein [FPW])</text:p>
          </table:table-cell>
          <table:table-cell table:formula="of:=[FAEH.B3]" office:value-type="string" office:string-value="P &amp; not-P swapping," calcext:value-type="string">
            <text:p>P &amp; not-P swapping,</text:p>
          </table:table-cell>
          <table:table-cell table:number-columns-repeated="3"/>
          <table:table-cell table:formula="of:=COUNTIF([.B$1:.B$139];[.B134])" office:value-type="float" office:value="0" calcext:value-type="float">
            <text:p>0</text:p>
          </table:table-cell>
          <table:table-cell table:formula="of:=IF(([.G134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, FPW</text:p>
          </table:table-cell>
          <table:table-cell table:formula="of:=[FAEH.A4]" office:value-type="string" office:string-value="La unidad de la verdad (Anselm and the Unity of Truth [FPW])" calcext:value-type="string">
            <text:p>La unidad de la verdad (Anselm and the Unity of Truth [FPW])</text:p>
          </table:table-cell>
          <table:table-cell table:formula="of:=[FAEH.B4]" office:value-type="float" office:value="0" calcext:value-type="float">
            <text:p>0</text:p>
          </table:table-cell>
          <table:table-cell table:number-columns-repeated="3"/>
          <table:table-cell table:formula="of:=COUNTIF([.B$1:.B$139];[.B135])" office:value-type="float" office:value="0" calcext:value-type="float">
            <text:p>0</text:p>
          </table:table-cell>
          <table:table-cell table:formula="of:=IF(([.G135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</text:p>
          </table:table-cell>
          <table:table-cell table:formula="of:=[FAEH.A5]" office:value-type="string" office:string-value="La esencia Humana" calcext:value-type="string">
            <text:p>La esencia Humana</text:p>
          </table:table-cell>
          <table:table-cell table:formula="of:=[FAEH.B5]" office:value-type="float" office:value="0" calcext:value-type="float">
            <text:p>0</text:p>
          </table:table-cell>
          <table:table-cell table:number-columns-repeated="3"/>
          <table:table-cell table:formula="of:=COUNTIF([.B$1:.B$139];[.B136])" office:value-type="float" office:value="1" calcext:value-type="float">
            <text:p>1</text:p>
          </table:table-cell>
          <table:table-cell table:formula="of:=IF(([.G136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</text:p>
          </table:table-cell>
          <table:table-cell table:formula="of:=[FAEH.A6]" office:value-type="string" office:string-value="Elementos y Esencias" calcext:value-type="string">
            <text:p>Elementos y Esencias</text:p>
          </table:table-cell>
          <table:table-cell table:formula="of:=[FAEH.B6]" office:value-type="float" office:value="0" calcext:value-type="float">
            <text:p>0</text:p>
          </table:table-cell>
          <table:table-cell table:number-columns-repeated="3"/>
          <table:table-cell table:formula="of:=COUNTIF([.B$1:.B$139];[.B137])" office:value-type="float" office:value="1" calcext:value-type="float">
            <text:p>1</text:p>
          </table:table-cell>
          <table:table-cell table:formula="of:=IF(([.G137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, CPIII, FHG</text:p>
          </table:table-cell>
          <table:table-cell table:formula="of:=[FAEH.A7]" office:value-type="string" office:string-value="Sobre la Transubstanciación (On Transubstantiation [CPIII, FHG])" calcext:value-type="string">
            <text:p>Sobre la Transubstanciación (On Transubstantiation [CPIII, FHG])</text:p>
          </table:table-cell>
          <table:table-cell table:formula="of:=[FAEH.B7]" office:value-type="float" office:value="0" calcext:value-type="float">
            <text:p>0</text:p>
          </table:table-cell>
          <table:table-cell table:number-columns-repeated="3"/>
          <table:table-cell table:formula="of:=COUNTIF([.B$1:.B$139];[.B138])" office:value-type="float" office:value="0" calcext:value-type="float">
            <text:p>0</text:p>
          </table:table-cell>
          <table:table-cell table:formula="of:=IF(([.G138])&gt;1;&quot;Duped&quot;; 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EH, CPIII, HLAE</text:p>
          </table:table-cell>
          <table:table-cell table:formula="of:=[FAEH.A8]" office:value-type="string" office:string-value="La Filosofía Moral Moderna (Modern Moral Philosophy [CPIII, HLAE])" calcext:value-type="string">
            <text:p>La Filosofía Moral Moderna (Modern Moral Philosophy [CPIII, HLAE])</text:p>
          </table:table-cell>
          <table:table-cell table:formula="of:=[FAEH.B8]" office:value-type="float" office:value="0" calcext:value-type="float">
            <text:p>0</text:p>
          </table:table-cell>
          <table:table-cell table:number-columns-repeated="3"/>
          <table:table-cell table:formula="of:=COUNTIF([.B$1:.B$139];[.B139])" office:value-type="float" office:value="0" calcext:value-type="float">
            <text:p>0</text:p>
          </table:table-cell>
          <table:table-cell table:formula="of:=IF(([.G139])&gt;1;&quot;Duped&quot;; &quot; &quot;)" office:value-type="string" office:string-value=" " calcext:value-type="string">
            <text:p><text:s/></text:p>
          </table:table-cell>
        </table:table-row>
      </table:table>
      <table:table table:name="Unique_Sorted_BY Collection" table:style-name="ta1"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formula="of:=[All.A11]" office:value-type="string" office:string-value="CPI" calcext:value-type="string">
            <text:p>CPI</text:p>
          </table:table-cell>
          <table:table-cell table:formula="of:=[All.B11]" office:value-type="string" office:string-value="“Whatever has a beginning of existence must have a cause”: Hume's Argument Exposed" calcext:value-type="string">
            <text:p>“Whatever has a beginning of existence must have a cause”: Hume's Argument Exposed</text:p>
          </table:table-cell>
          <table:table-cell table:formula="of:=[All.C11]" office:value-type="float" office:value="0" calcext:value-type="float">
            <text:p>0</text:p>
          </table:table-cell>
        </table:table-row>
        <table:table-row table:style-name="ro1">
          <table:table-cell table:formula="of:=[All.A6]" office:value-type="string" office:string-value="CPI" calcext:value-type="string">
            <text:p>CPI</text:p>
          </table:table-cell>
          <table:table-cell table:formula="of:=[All.B6]" office:value-type="string" office:string-value="Appendix: A Note on Diodorus Cronus" calcext:value-type="string">
            <text:p>Appendix: A Note on Diodorus Cronus</text:p>
          </table:table-cell>
          <table:table-cell table:formula="of:=[All.C6]" office:value-type="float" office:value="0" calcext:value-type="float">
            <text:p>0</text:p>
          </table:table-cell>
        </table:table-row>
        <table:table-row table:style-name="ro1">
          <table:table-cell table:formula="of:=[All.A5]" office:value-type="string" office:string-value="CPI" calcext:value-type="string">
            <text:p>CPI</text:p>
          </table:table-cell>
          <table:table-cell table:formula="of:=[All.B5]" office:value-type="string" office:string-value="Aristotle and the Sea Battle: De Interpretatione, Chapter IX" calcext:value-type="string">
            <text:p>Aristotle and the Sea Battle: De Interpretatione, Chapter IX</text:p>
          </table:table-cell>
          <table:table-cell table:formula="of:=[All.C5]" office:value-type="float" office:value="0" calcext:value-type="float">
            <text:p>0</text:p>
          </table:table-cell>
        </table:table-row>
        <table:table-row table:style-name="ro1">
          <table:table-cell table:formula="of:=[All.A2]" office:value-type="string" office:string-value="CPI" calcext:value-type="string">
            <text:p>CPI</text:p>
          </table:table-cell>
          <table:table-cell table:formula="of:=[All.B2]" office:value-type="string" office:string-value="Early Theory of Forms" calcext:value-type="string">
            <text:p>Early Theory of Forms</text:p>
          </table:table-cell>
          <table:table-cell table:formula="of:=[All.C2]" office:value-type="float" office:value="0" calcext:value-type="float">
            <text:p>0</text:p>
          </table:table-cell>
        </table:table-row>
        <table:table-row table:style-name="ro1">
          <table:table-cell table:formula="of:=[All.A10]" office:value-type="string" office:string-value="CPI" calcext:value-type="string">
            <text:p>CPI</text:p>
          </table:table-cell>
          <table:table-cell table:formula="of:=[All.B10]" office:value-type="string" office:string-value="Hume and Julius Caesar" calcext:value-type="string">
            <text:p>Hume and Julius Caesar</text:p>
          </table:table-cell>
          <table:table-cell table:formula="of:=[All.C10]" office:value-type="float" office:value="0" calcext:value-type="float">
            <text:p>0</text:p>
          </table:table-cell>
        </table:table-row>
        <table:table-row table:style-name="ro1">
          <table:table-cell table:formula="of:=[All.A9]" office:value-type="string" office:string-value="CPI" calcext:value-type="string">
            <text:p>CPI</text:p>
          </table:table-cell>
          <table:table-cell table:formula="of:=[All.B9]" office:value-type="string" office:string-value="Necessity and Truth" calcext:value-type="string">
            <text:p>Necessity and Truth</text:p>
          </table:table-cell>
          <table:table-cell table:formula="of:=[All.C9]" office:value-type="float" office:value="0" calcext:value-type="float">
            <text:p>0</text:p>
          </table:table-cell>
        </table:table-row>
        <table:table-row table:style-name="ro1">
          <table:table-cell table:formula="of:=[All.A1]" office:value-type="string" office:string-value="CPI" calcext:value-type="string">
            <text:p>CPI</text:p>
          </table:table-cell>
          <table:table-cell table:formula="of:=[All.B1]" office:value-type="string" office:string-value="Parmenides, Mystery and Contradiction" calcext:value-type="string">
            <text:p>Parmenides, Mystery and Contradiction</text:p>
          </table:table-cell>
          <table:table-cell table:formula="of:=[All.C1]" office:value-type="float" office:value="0" calcext:value-type="float">
            <text:p>0</text:p>
          </table:table-cell>
        </table:table-row>
        <table:table-row table:style-name="ro1">
          <table:table-cell table:formula="of:=[All.A13]" office:value-type="string" office:string-value="CPI" calcext:value-type="string">
            <text:p>CPI</text:p>
          </table:table-cell>
          <table:table-cell table:formula="of:=[All.B13]" office:value-type="string" office:string-value="Retractation" calcext:value-type="string">
            <text:p>Retractation</text:p>
          </table:table-cell>
          <table:table-cell table:formula="of:=[All.C13]" office:value-type="float" office:value="0" calcext:value-type="float">
            <text:p>0</text:p>
          </table:table-cell>
        </table:table-row>
        <table:table-row table:style-name="ro1">
          <table:table-cell table:formula="of:=[All.A3]" office:value-type="string" office:string-value="CPI" calcext:value-type="string">
            <text:p>CPI</text:p>
          </table:table-cell>
          <table:table-cell table:formula="of:=[All.B3]" office:value-type="string" office:string-value="The New Theory of Forms" calcext:value-type="string">
            <text:p>The New Theory of Forms</text:p>
          </table:table-cell>
          <table:table-cell table:formula="of:=[All.C3]" office:value-type="float" office:value="0" calcext:value-type="float">
            <text:p>0</text:p>
          </table:table-cell>
        </table:table-row>
        <table:table-row table:style-name="ro1">
          <table:table-cell table:formula="of:=[All.A7]" office:value-type="string" office:string-value="CPI" calcext:value-type="string">
            <text:p>CPI</text:p>
          </table:table-cell>
          <table:table-cell table:formula="of:=[All.B7]" office:value-type="string" office:string-value="The Principle of Individuation" calcext:value-type="string">
            <text:p>The Principle of Individuation</text:p>
          </table:table-cell>
          <table:table-cell table:formula="of:=[All.C7]" office:value-type="float" office:value="0" calcext:value-type="float">
            <text:p>0</text:p>
          </table:table-cell>
        </table:table-row>
        <table:table-row table:style-name="ro1">
          <table:table-cell table:formula="of:=[All.A14]" office:value-type="string" office:string-value="CPI" calcext:value-type="string">
            <text:p>CPI</text:p>
          </table:table-cell>
          <table:table-cell table:formula="of:=[All.B14]" office:value-type="string" office:string-value="The Question of Linguistic Idealism" calcext:value-type="string">
            <text:p>The Question of Linguistic Idealism</text:p>
          </table:table-cell>
          <table:table-cell table:formula="of:=[All.C14]" office:value-type="float" office:value="0" calcext:value-type="float">
            <text:p>0</text:p>
          </table:table-cell>
        </table:table-row>
        <table:table-row table:style-name="ro1">
          <table:table-cell table:formula="of:=[All.A8]" office:value-type="string" office:string-value="CPI" calcext:value-type="string">
            <text:p>CPI</text:p>
          </table:table-cell>
          <table:table-cell table:formula="of:=[All.B8]" office:value-type="string" office:string-value="Thought and Action in Aristotle: What is Practical Truth?" calcext:value-type="string">
            <text:p>Thought and Action in Aristotle: What is Practical Truth?</text:p>
          </table:table-cell>
          <table:table-cell table:formula="of:=[All.C8]" office:value-type="float" office:value="0" calcext:value-type="float">
            <text:p>0</text:p>
          </table:table-cell>
        </table:table-row>
        <table:table-row table:style-name="ro1">
          <table:table-cell table:formula="of:=[All.A4]" office:value-type="string" office:string-value="CPI" calcext:value-type="string">
            <text:p>CPI</text:p>
          </table:table-cell>
          <table:table-cell table:formula="of:=[All.B4]" office:value-type="string" office:string-value="Understanding Proofs: Meno, 85d9 – 86c2" calcext:value-type="string">
            <text:p>Understanding Proofs: Meno, 85d9 – 86c2</text:p>
          </table:table-cell>
          <table:table-cell table:formula="of:=[All.C4]" office:value-type="float" office:value="0" calcext:value-type="float">
            <text:p>0</text:p>
          </table:table-cell>
        </table:table-row>
        <table:table-row table:style-name="ro1">
          <table:table-cell table:formula="of:=[All.A12]" office:value-type="string" office:string-value="CPI" calcext:value-type="string">
            <text:p>CPI</text:p>
          </table:table-cell>
          <table:table-cell table:formula="of:=[All.B12]" office:value-type="string" office:string-value="Will and Emotion" calcext:value-type="string">
            <text:p>Will and Emotion</text:p>
          </table:table-cell>
          <table:table-cell table:formula="of:=[All.C12]" office:value-type="float" office:value="0" calcext:value-type="float">
            <text:p>0</text:p>
          </table:table-cell>
        </table:table-row>
        <table:table-row table:style-name="ro1">
          <table:table-cell table:formula="of:=[All.A34]" office:value-type="string" office:string-value="CPII" calcext:value-type="string">
            <text:p>CPII</text:p>
          </table:table-cell>
          <table:table-cell table:formula="of:=[All.B34]" office:value-type="string" office:string-value="“Under a Description”" calcext:value-type="string">
            <text:p>“Under a Description”</text:p>
          </table:table-cell>
          <table:table-cell table:formula="of:=[All.C34]" office:value-type="float" office:value="0" calcext:value-type="float">
            <text:p>0</text:p>
          </table:table-cell>
        </table:table-row>
        <table:table-row table:style-name="ro1">
          <table:table-cell table:formula="of:=[All.A36]" office:value-type="string" office:string-value="CPII" calcext:value-type="string">
            <text:p>CPII</text:p>
          </table:table-cell>
          <table:table-cell table:formula="of:=[All.B36]" office:value-type="string" office:string-value="A Reply to Mr. C. S. Lewis's Argument that “Naturalism” is Self- Refuting" calcext:value-type="string">
            <text:p>A Reply to Mr. C. S. Lewis's Argument that “Naturalism” is Self- Refuting</text:p>
          </table:table-cell>
          <table:table-cell table:formula="of:=[All.C36]" office:value-type="float" office:value="0" calcext:value-type="float">
            <text:p>0</text:p>
          </table:table-cell>
        </table:table-row>
        <table:table-row table:style-name="ro1">
          <table:table-cell table:formula="of:=[All.A35]" office:value-type="string" office:string-value="CPII" calcext:value-type="string">
            <text:p>CPII</text:p>
          </table:table-cell>
          <table:table-cell table:formula="of:=[All.B35]" office:value-type="string" office:string-value="Analysis Competition – Tenth Problem" calcext:value-type="string">
            <text:p>Analysis Competition – Tenth Problem</text:p>
          </table:table-cell>
          <table:table-cell table:formula="of:=[All.C35]" office:value-type="float" office:value="0" calcext:value-type="float">
            <text:p>0</text:p>
          </table:table-cell>
        </table:table-row>
        <table:table-row table:style-name="ro1">
          <table:table-cell table:formula="of:=[All.A32]" office:value-type="string" office:string-value="CPII" calcext:value-type="string">
            <text:p>CPII</text:p>
          </table:table-cell>
          <table:table-cell table:formula="of:=[All.B32]" office:value-type="string" office:string-value="Before and After" calcext:value-type="string">
            <text:p>Before and After</text:p>
          </table:table-cell>
          <table:table-cell table:formula="of:=[All.C32]" office:value-type="float" office:value="0" calcext:value-type="float">
            <text:p>0</text:p>
          </table:table-cell>
        </table:table-row>
        <table:table-row table:style-name="ro1">
          <table:table-cell table:formula="of:=[All.A28]" office:value-type="string" office:string-value="CPII" calcext:value-type="string">
            <text:p>CPII</text:p>
          </table:table-cell>
          <table:table-cell table:formula="of:=[All.B28]" office:value-type="string" office:string-value="Causality and Determination" calcext:value-type="string">
            <text:p>Causality and Determination</text:p>
          </table:table-cell>
          <table:table-cell table:formula="of:=[All.C28]" office:value-type="float" office:value="0" calcext:value-type="float">
            <text:p>0</text:p>
          </table:table-cell>
        </table:table-row>
        <table:table-row table:style-name="ro1">
          <table:table-cell table:formula="of:=[All.A31]" office:value-type="string" office:string-value="CPII" calcext:value-type="string">
            <text:p>CPII</text:p>
          </table:table-cell>
          <table:table-cell table:formula="of:=[All.B31]" office:value-type="string" office:string-value="Causality and Extensionality" calcext:value-type="string">
            <text:p>Causality and Extensionality</text:p>
          </table:table-cell>
          <table:table-cell table:formula="of:=[All.C31]" office:value-type="float" office:value="0" calcext:value-type="float">
            <text:p>0</text:p>
          </table:table-cell>
        </table:table-row>
        <table:table-row table:style-name="ro1">
          <table:table-cell table:formula="of:=[All.A20]" office:value-type="string" office:string-value="CPII" calcext:value-type="string">
            <text:p>CPII</text:p>
          </table:table-cell>
          <table:table-cell table:formula="of:=[All.B20]" office:value-type="string" office:string-value="Comments on Professor R. L. Gregory's Paper on Perception" calcext:value-type="string">
            <text:p>Comments on Professor R. L. Gregory's Paper on Perception</text:p>
          </table:table-cell>
          <table:table-cell table:formula="of:=[All.C20]" office:value-type="float" office:value="0" calcext:value-type="float">
            <text:p>0</text:p>
          </table:table-cell>
        </table:table-row>
        <table:table-row table:style-name="ro1">
          <table:table-cell table:formula="of:=[All.A19]" office:value-type="string" office:string-value="CPII" calcext:value-type="string">
            <text:p>CPII</text:p>
          </table:table-cell>
          <table:table-cell table:formula="of:=[All.B19]" office:value-type="string" office:string-value="Events in the mind" calcext:value-type="string">
            <text:p>Events in the mind</text:p>
          </table:table-cell>
          <table:table-cell table:formula="of:=[All.C19]" office:value-type="float" office:value="0" calcext:value-type="float">
            <text:p>0</text:p>
          </table:table-cell>
        </table:table-row>
        <table:table-row table:style-name="ro1">
          <table:table-cell table:formula="of:=[All.A22]" office:value-type="string" office:string-value="CPII" calcext:value-type="string">
            <text:p>CPII</text:p>
          </table:table-cell>
          <table:table-cell table:formula="of:=[All.B22]" office:value-type="string" office:string-value="Intention" calcext:value-type="string">
            <text:p>Intention</text:p>
          </table:table-cell>
          <table:table-cell table:formula="of:=[All.C22]" office:value-type="float" office:value="0" calcext:value-type="float">
            <text:p>0</text:p>
          </table:table-cell>
        </table:table-row>
        <table:table-row table:style-name="ro1">
          <table:table-cell table:formula="of:=[All.A26]" office:value-type="string" office:string-value="CPII" calcext:value-type="string">
            <text:p>CPII</text:p>
          </table:table-cell>
          <table:table-cell table:formula="of:=[All.B26]" office:value-type="string" office:string-value="Memory, 'Experience' and Causation" calcext:value-type="string">
            <text:p>Memory, 'Experience' and Causation</text:p>
          </table:table-cell>
          <table:table-cell table:formula="of:=[All.C26]" office:value-type="float" office:value="0" calcext:value-type="float">
            <text:p>0</text:p>
          </table:table-cell>
        </table:table-row>
        <table:table-row table:style-name="ro1">
          <table:table-cell table:formula="of:=[All.A21]" office:value-type="string" office:string-value="CPII" calcext:value-type="string">
            <text:p>CPII</text:p>
          </table:table-cell>
          <table:table-cell table:formula="of:=[All.B21]" office:value-type="string" office:string-value="On Sensations of Position" calcext:value-type="string">
            <text:p>On Sensations of Position</text:p>
          </table:table-cell>
          <table:table-cell table:formula="of:=[All.C21]" office:value-type="float" office:value="0" calcext:value-type="float">
            <text:p>0</text:p>
          </table:table-cell>
        </table:table-row>
        <table:table-row table:style-name="ro1">
          <table:table-cell table:formula="of:=[All.A24]" office:value-type="string" office:string-value="CPII" calcext:value-type="string">
            <text:p>CPII</text:p>
          </table:table-cell>
          <table:table-cell table:formula="of:=[All.B24]" office:value-type="string" office:string-value="On the Grammar of Enjoy" calcext:value-type="string">
            <text:p>On the Grammar of Enjoy</text:p>
          </table:table-cell>
          <table:table-cell table:formula="of:=[All.C24]" office:value-type="float" office:value="0" calcext:value-type="float">
            <text:p>0</text:p>
          </table:table-cell>
        </table:table-row>
        <table:table-row table:style-name="ro1">
          <table:table-cell table:formula="of:=[All.A27]" office:value-type="string" office:string-value="CPII" calcext:value-type="string">
            <text:p>CPII</text:p>
          </table:table-cell>
          <table:table-cell table:formula="of:=[All.B27]" office:value-type="string" office:string-value="Part Three: Causality and time" calcext:value-type="string">
            <text:p>Part Three: Causality and time</text:p>
          </table:table-cell>
          <table:table-cell table:formula="of:=[All.C27]" office:value-type="float" office:value="0" calcext:value-type="float">
            <text:p>0</text:p>
          </table:table-cell>
        </table:table-row>
        <table:table-row table:style-name="ro1">
          <table:table-cell table:formula="of:=[All.A23]" office:value-type="string" office:string-value="CPII" calcext:value-type="string">
            <text:p>CPII</text:p>
          </table:table-cell>
          <table:table-cell table:formula="of:=[All.B23]" office:value-type="string" office:string-value="Pretending" calcext:value-type="string">
            <text:p>Pretending</text:p>
          </table:table-cell>
          <table:table-cell table:formula="of:=[All.C23]" office:value-type="float" office:value="0" calcext:value-type="float">
            <text:p>0</text:p>
          </table:table-cell>
        </table:table-row>
        <table:table-row table:style-name="ro1">
          <table:table-cell table:formula="of:=[All.A30]" office:value-type="string" office:string-value="CPII" calcext:value-type="string">
            <text:p>CPII</text:p>
          </table:table-cell>
          <table:table-cell table:formula="of:=[All.B30]" office:value-type="string" office:string-value="Soft Determinism" calcext:value-type="string">
            <text:p>Soft Determinism</text:p>
          </table:table-cell>
          <table:table-cell table:formula="of:=[All.C30]" office:value-type="float" office:value="0" calcext:value-type="float">
            <text:p>0</text:p>
          </table:table-cell>
        </table:table-row>
        <table:table-row table:style-name="ro1">
          <table:table-cell table:formula="of:=[All.A33]" office:value-type="string" office:string-value="CPII" calcext:value-type="string">
            <text:p>CPII</text:p>
          </table:table-cell>
          <table:table-cell table:formula="of:=[All.B33]" office:value-type="string" office:string-value="Subjunctive Conditionals" calcext:value-type="string">
            <text:p>Subjunctive Conditionals</text:p>
          </table:table-cell>
          <table:table-cell table:formula="of:=[All.C33]" office:value-type="float" office:value="0" calcext:value-type="float">
            <text:p>0</text:p>
          </table:table-cell>
        </table:table-row>
        <table:table-row table:style-name="ro1">
          <table:table-cell table:formula="of:=[All.A17]" office:value-type="string" office:string-value="CPII" calcext:value-type="string">
            <text:p>CPII</text:p>
          </table:table-cell>
          <table:table-cell table:formula="of:=[All.B17]" office:value-type="string" office:string-value="Substance" calcext:value-type="string">
            <text:p>Substance</text:p>
          </table:table-cell>
          <table:table-cell table:formula="of:=[All.C17]" office:value-type="float" office:value="0" calcext:value-type="float">
            <text:p>0</text:p>
          </table:table-cell>
        </table:table-row>
        <table:table-row table:style-name="ro1">
          <table:table-cell table:formula="of:=[All.A16]" office:value-type="string" office:string-value="CPII" calcext:value-type="string">
            <text:p>CPII</text:p>
          </table:table-cell>
          <table:table-cell table:formula="of:=[All.B16]" office:value-type="string" office:string-value="The First Person" calcext:value-type="string">
            <text:p>The First Person</text:p>
          </table:table-cell>
          <table:table-cell table:formula="of:=[All.C16]" office:value-type="float" office:value="0" calcext:value-type="float">
            <text:p>0</text:p>
          </table:table-cell>
        </table:table-row>
        <table:table-row table:style-name="ro1">
          <table:table-cell table:formula="of:=[All.A15]" office:value-type="string" office:string-value="CPII" calcext:value-type="string">
            <text:p>CPII</text:p>
          </table:table-cell>
          <table:table-cell table:formula="of:=[All.B15]" office:value-type="string" office:string-value="The Intentionality of Sensation" calcext:value-type="string">
            <text:p>The Intentionality of Sensation</text:p>
          </table:table-cell>
          <table:table-cell table:formula="of:=[All.C15]" office:value-type="float" office:value="0" calcext:value-type="float">
            <text:p>0</text:p>
          </table:table-cell>
        </table:table-row>
        <table:table-row table:style-name="ro1">
          <table:table-cell table:formula="of:=[All.A25]" office:value-type="string" office:string-value="CPII" calcext:value-type="string">
            <text:p>CPII</text:p>
          </table:table-cell>
          <table:table-cell table:formula="of:=[All.B25]" office:value-type="string" office:string-value="The Reality of the Past" calcext:value-type="string">
            <text:p>The Reality of the Past</text:p>
          </table:table-cell>
          <table:table-cell table:formula="of:=[All.C25]" office:value-type="float" office:value="0" calcext:value-type="float">
            <text:p>0</text:p>
          </table:table-cell>
        </table:table-row>
        <table:table-row table:style-name="ro1">
          <table:table-cell table:formula="of:=[All.A18]" office:value-type="string" office:string-value="CPII" calcext:value-type="string">
            <text:p>CPII</text:p>
          </table:table-cell>
          <table:table-cell table:formula="of:=[All.B18]" office:value-type="string" office:string-value="The Subjectivity of Sensation" calcext:value-type="string">
            <text:p>The Subjectivity of Sensation</text:p>
          </table:table-cell>
          <table:table-cell table:formula="of:=[All.C18]" office:value-type="float" office:value="0" calcext:value-type="float">
            <text:p>0</text:p>
          </table:table-cell>
        </table:table-row>
        <table:table-row table:style-name="ro1">
          <table:table-cell table:formula="of:=[All.A29]" office:value-type="string" office:string-value="CPII" calcext:value-type="string">
            <text:p>CPII</text:p>
          </table:table-cell>
          <table:table-cell table:formula="of:=[All.B29]" office:value-type="string" office:string-value="Times, Beginnings and Causes" calcext:value-type="string">
            <text:p>Times, Beginnings and Causes</text:p>
          </table:table-cell>
          <table:table-cell table:formula="of:=[All.C29]" office:value-type="float" office:value="0" calcext:value-type="float">
            <text:p>0</text:p>
          </table:table-cell>
        </table:table-row>
        <table:table-row table:style-name="ro1">
          <table:table-cell table:formula="of:=[All.A43]" office:value-type="string" office:string-value="CPIII" calcext:value-type="string">
            <text:p>CPIII</text:p>
          </table:table-cell>
          <table:table-cell table:formula="of:=[All.B43]" office:value-type="string" office:string-value="Mr Truman's Degree" calcext:value-type="string">
            <text:p>Mr Truman's Degree</text:p>
          </table:table-cell>
          <table:table-cell table:formula="of:=[All.C43]" office:value-type="float" office:value="0" calcext:value-type="float">
            <text:p>0</text:p>
          </table:table-cell>
        </table:table-row>
        <table:table-row table:style-name="ro1">
          <table:table-cell table:formula="of:=[All.A39]" office:value-type="string" office:string-value="CPIII" calcext:value-type="string">
            <text:p>CPIII</text:p>
          </table:table-cell>
          <table:table-cell table:formula="of:=[All.B39]" office:value-type="string" office:string-value="On Brute Facts" calcext:value-type="string">
            <text:p>On Brute Facts</text:p>
          </table:table-cell>
          <table:table-cell table:formula="of:=[All.C39]" office:value-type="float" office:value="0" calcext:value-type="float">
            <text:p>0</text:p>
          </table:table-cell>
        </table:table-row>
        <table:table-row table:style-name="ro1">
          <table:table-cell table:formula="of:=[All.A49]" office:value-type="string" office:string-value="CPIII" calcext:value-type="string">
            <text:p>CPIII</text:p>
          </table:table-cell>
          <table:table-cell table:formula="of:=[All.B49]" office:value-type="string" office:string-value="On Frustration of the Majority by the Fulfilment of the Majority's Will" calcext:value-type="string">
            <text:p>On Frustration of the Majority by the Fulfilment of the Majority's Will</text:p>
          </table:table-cell>
          <table:table-cell table:formula="of:=[All.C49]" office:value-type="float" office:value="0" calcext:value-type="float">
            <text:p>0</text:p>
          </table:table-cell>
        </table:table-row>
        <table:table-row table:style-name="ro1">
          <table:table-cell table:formula="of:=[All.A38]" office:value-type="string" office:string-value="CPIII" calcext:value-type="string">
            <text:p>CPIII</text:p>
          </table:table-cell>
          <table:table-cell table:formula="of:=[All.B38]" office:value-type="string" office:string-value="On Promising and its justice, and Whether it Need be Respected in Foro Interno" calcext:value-type="string">
            <text:p>On Promising and its justice, and Whether it Need be Respected in Foro Interno</text:p>
          </table:table-cell>
          <table:table-cell table:formula="of:=[All.C38]" office:value-type="float" office:value="0" calcext:value-type="float">
            <text:p>0</text:p>
          </table:table-cell>
        </table:table-row>
        <table:table-row table:style-name="ro1">
          <table:table-cell table:formula="of:=[All.A50]" office:value-type="string" office:string-value="CPIII" calcext:value-type="string">
            <text:p>CPIII</text:p>
          </table:table-cell>
          <table:table-cell table:formula="of:=[All.B50]" office:value-type="string" office:string-value="On the Source of the Authority of the State" calcext:value-type="string">
            <text:p>On the Source of the Authority of the State</text:p>
          </table:table-cell>
          <table:table-cell table:formula="of:=[All.C50]" office:value-type="float" office:value="0" calcext:value-type="float">
            <text:p>0</text:p>
          </table:table-cell>
        </table:table-row>
        <table:table-row table:style-name="ro1">
          <table:table-cell table:formula="of:=[All.A46]" office:value-type="string" office:string-value="CPIII" calcext:value-type="string">
            <text:p>CPIII</text:p>
          </table:table-cell>
          <table:table-cell table:formula="of:=[All.B46]" office:value-type="string" office:string-value="Rules, Rights and Promises" calcext:value-type="string">
            <text:p>Rules, Rights and Promises</text:p>
          </table:table-cell>
          <table:table-cell table:formula="of:=[All.C46]" office:value-type="float" office:value="0" calcext:value-type="float">
            <text:p>0</text:p>
          </table:table-cell>
        </table:table-row>
        <table:table-row table:style-name="ro1">
          <table:table-cell table:formula="of:=[All.A44]" office:value-type="string" office:string-value="CPIII" calcext:value-type="string">
            <text:p>CPIII</text:p>
          </table:table-cell>
          <table:table-cell table:formula="of:=[All.B44]" office:value-type="string" office:string-value="The Justice of the Present War Examined" calcext:value-type="string">
            <text:p>The Justice of the Present War Examined</text:p>
          </table:table-cell>
          <table:table-cell table:formula="of:=[All.C44]" office:value-type="float" office:value="0" calcext:value-type="float">
            <text:p>0</text:p>
          </table:table-cell>
        </table:table-row>
        <table:table-row table:style-name="ro1">
          <table:table-cell table:formula="of:=[All.A37]" office:value-type="string" office:string-value="CPIII" calcext:value-type="string">
            <text:p>CPIII</text:p>
          </table:table-cell>
          <table:table-cell table:formula="of:=[All.B37]" office:value-type="string" office:string-value="The Two Kinds of error in action" calcext:value-type="string">
            <text:p>The Two Kinds of error in action</text:p>
          </table:table-cell>
          <table:table-cell table:formula="of:=[All.C37]" office:value-type="float" office:value="0" calcext:value-type="float">
            <text:p>0</text:p>
          </table:table-cell>
        </table:table-row>
        <table:table-row table:style-name="ro1">
          <table:table-cell table:formula="of:=[All.A42]" office:value-type="string" office:string-value="CPIII" calcext:value-type="string">
            <text:p>CPIII</text:p>
          </table:table-cell>
          <table:table-cell table:formula="of:=[All.B42]" office:value-type="string" office:string-value="War and Murder" calcext:value-type="string">
            <text:p>War and Murder</text:p>
          </table:table-cell>
          <table:table-cell table:formula="of:=[All.C42]" office:value-type="float" office:value="0" calcext:value-type="float">
            <text:p>0</text:p>
          </table:table-cell>
        </table:table-row>
        <table:table-row table:style-name="ro1">
          <table:table-cell table:formula="of:=[All.A45]" office:value-type="string" office:string-value="CPIII" calcext:value-type="string">
            <text:p>CPIII</text:p>
          </table:table-cell>
          <table:table-cell table:formula="of:=[All.B45]" office:value-type="string" office:string-value="You Can Have Sex without Children: Christianity and the New Offer" calcext:value-type="string">
            <text:p>You Can Have Sex without Children: Christianity and the New Offer</text:p>
          </table:table-cell>
          <table:table-cell table:formula="of:=[All.C45]" office:value-type="float" office:value="0" calcext:value-type="float">
            <text:p>0</text:p>
          </table:table-cell>
        </table:table-row>
        <table:table-row table:style-name="ro1">
          <table:table-cell table:formula="of:=[All.A41]" office:value-type="string" office:string-value="CPIII, FHG" calcext:value-type="string">
            <text:p>CPIII, FHG</text:p>
          </table:table-cell>
          <table:table-cell table:formula="of:=[All.B41]" office:value-type="string" office:string-value="Authority in Morals" calcext:value-type="string">
            <text:p>Authority in Morals</text:p>
          </table:table-cell>
          <table:table-cell table:formula="of:=[All.C41]" office:value-type="float" office:value="0" calcext:value-type="float">
            <text:p>0</text:p>
          </table:table-cell>
        </table:table-row>
        <table:table-row table:style-name="ro1">
          <table:table-cell table:formula="of:=[All.A48]" office:value-type="string" office:string-value="CPIII, FHG" calcext:value-type="string">
            <text:p>CPIII, FHG</text:p>
          </table:table-cell>
          <table:table-cell table:formula="of:=[All.B48]" office:value-type="string" office:string-value="Faith" calcext:value-type="string">
            <text:p>Faith</text:p>
          </table:table-cell>
          <table:table-cell table:formula="of:=[All.C48]" office:value-type="string" office:string-value="Faith, Belief, Believing Someone, God, word from God" calcext:value-type="string">
            <text:p>Faith, Belief, Believing Someone, God, word from God</text:p>
          </table:table-cell>
        </table:table-row>
        <table:table-row table:style-name="ro1">
          <table:table-cell table:formula="of:=[All.A47]" office:value-type="string" office:string-value="CPIII, FHG, FAEH" calcext:value-type="string">
            <text:p>CPIII, FHG, FAEH</text:p>
          </table:table-cell>
          <table:table-cell table:formula="of:=[All.B47]" office:value-type="string" office:string-value="On Transubstantiation" calcext:value-type="string">
            <text:p>On Transubstantiation</text:p>
          </table:table-cell>
          <table:table-cell table:formula="of:=[All.C47]" office:value-type="string" office:string-value="Mystery, Distinguish Mystery from Nonsense, Teaching Mystery" calcext:value-type="string">
            <text:p>Mystery, Distinguish Mystery from Nonsense, Teaching Mystery</text:p>
          </table:table-cell>
        </table:table-row>
        <table:table-row table:style-name="ro1">
          <table:table-cell table:formula="of:=[All.A40]" office:value-type="string" office:string-value="CPIII, HLAE, FAEH" calcext:value-type="string">
            <text:p>CPIII, HLAE, FAEH</text:p>
          </table:table-cell>
          <table:table-cell table:formula="of:=[All.B40]" office:value-type="string" office:string-value="Modern Moral Philosophy" calcext:value-type="string">
            <text:p>Modern Moral Philosophy</text:p>
          </table:table-cell>
          <table:table-cell table:formula="of:=[All.C40]" office:value-type="float" office:value="0" calcext:value-type="float">
            <text:p>0</text:p>
          </table:table-cell>
        </table:table-row>
        <table:table-row table:style-name="ro1">
          <table:table-cell table:formula="of:=[All.A137]" office:value-type="string" office:string-value="FAEH" calcext:value-type="string">
            <text:p>FAEH</text:p>
          </table:table-cell>
          <table:table-cell table:formula="of:=[All.B137]" office:value-type="string" office:string-value="Elementos y Esencias" calcext:value-type="string">
            <text:p>Elementos y Esencias</text:p>
          </table:table-cell>
          <table:table-cell table:formula="of:=[All.C137]" office:value-type="float" office:value="0" calcext:value-type="float">
            <text:p>0</text:p>
          </table:table-cell>
        </table:table-row>
        <table:table-row table:style-name="ro1">
          <table:table-cell table:formula="of:=[All.A136]" office:value-type="string" office:string-value="FAEH" calcext:value-type="string">
            <text:p>FAEH</text:p>
          </table:table-cell>
          <table:table-cell table:formula="of:=[All.B136]" office:value-type="string" office:string-value="La esencia Humana" calcext:value-type="string">
            <text:p>La esencia Humana</text:p>
          </table:table-cell>
          <table:table-cell table:formula="of:=[All.C136]" office:value-type="float" office:value="0" calcext:value-type="float">
            <text:p>0</text:p>
          </table:table-cell>
        </table:table-row>
        <table:table-row table:style-name="ro1">
          <table:table-cell table:formula="of:=[All.A91]" office:value-type="string" office:string-value="FHG" calcext:value-type="string">
            <text:p>FHG</text:p>
          </table:table-cell>
          <table:table-cell table:formula="of:=[All.B91]" office:value-type="string" office:string-value="Address to the Clergy: On Contraception and Natural Family Planning" calcext:value-type="string">
            <text:p>Address to the Clergy: On Contraception and Natural Family Planning</text:p>
          </table:table-cell>
          <table:table-cell table:formula="of:=[All.C91]" office:value-type="float" office:value="0" calcext:value-type="float">
            <text:p>0</text:p>
          </table:table-cell>
        </table:table-row>
        <table:table-row table:style-name="ro1">
          <table:table-cell table:formula="of:=[All.A95]" office:value-type="string" office:string-value="FHG" calcext:value-type="string">
            <text:p>FHG</text:p>
          </table:table-cell>
          <table:table-cell table:formula="of:=[All.B95]" office:value-type="string" office:string-value="Christians and Nuclear Weapons Designed for Destruction of Cities" calcext:value-type="string">
            <text:p>Christians and Nuclear Weapons Designed for Destruction of Cities</text:p>
          </table:table-cell>
          <table:table-cell table:formula="of:=[All.C95]" office:value-type="float" office:value="0" calcext:value-type="float">
            <text:p>0</text:p>
          </table:table-cell>
        </table:table-row>
        <table:table-row table:style-name="ro1">
          <table:table-cell table:formula="of:=[All.A89]" office:value-type="string" office:string-value="FHG" calcext:value-type="string">
            <text:p>FHG</text:p>
          </table:table-cell>
          <table:table-cell table:formula="of:=[All.B89]" office:value-type="string" office:string-value="Contraception and Chastity" calcext:value-type="string">
            <text:p>Contraception and Chastity</text:p>
          </table:table-cell>
          <table:table-cell table:formula="of:=[All.C89]" office:value-type="float" office:value="0" calcext:value-type="float">
            <text:p>0</text:p>
          </table:table-cell>
        </table:table-row>
        <table:table-row table:style-name="ro1">
          <table:table-cell table:formula="of:=[All.A92]" office:value-type="string" office:string-value="FHG" calcext:value-type="string">
            <text:p>FHG</text:p>
          </table:table-cell>
          <table:table-cell table:formula="of:=[All.B92]" office:value-type="string" office:string-value="Contraception, Chastity and the Vocation of Marriage" calcext:value-type="string">
            <text:p>Contraception, Chastity and the Vocation of Marriage</text:p>
          </table:table-cell>
          <table:table-cell table:formula="of:=[All.C92]" office:value-type="float" office:value="0" calcext:value-type="float">
            <text:p>0</text:p>
          </table:table-cell>
        </table:table-row>
        <table:table-row table:style-name="ro1">
          <table:table-cell table:formula="of:=[All.A77]" office:value-type="string" office:string-value="FHG" calcext:value-type="string">
            <text:p>FHG</text:p>
          </table:table-cell>
          <table:table-cell table:formula="of:=[All.B77]" office:value-type="string" office:string-value="Hume on Miracles" calcext:value-type="string">
            <text:p>Hume on Miracles</text:p>
          </table:table-cell>
          <table:table-cell table:formula="of:=[All.C77]" office:value-type="float" office:value="0" calcext:value-type="float">
            <text:p>0</text:p>
          </table:table-cell>
        </table:table-row>
        <table:table-row table:style-name="ro1">
          <table:table-cell table:formula="of:=[All.A86]" office:value-type="string" office:string-value="FHG" calcext:value-type="string">
            <text:p>FHG</text:p>
          </table:table-cell>
          <table:table-cell table:formula="of:=[All.B86]" office:value-type="string" office:string-value="Morality" calcext:value-type="string">
            <text:p>Morality</text:p>
          </table:table-cell>
          <table:table-cell table:formula="of:=[All.C86]" office:value-type="float" office:value="0" calcext:value-type="float">
            <text:p>0</text:p>
          </table:table-cell>
        </table:table-row>
        <table:table-row table:style-name="ro1">
          <table:table-cell table:formula="of:=[All.A80]" office:value-type="string" office:string-value="FHG" calcext:value-type="string">
            <text:p>FHG</text:p>
          </table:table-cell>
          <table:table-cell table:formula="of:=[All.B80]" office:value-type="string" office:string-value="On Attachment to Things and Obedience to God" calcext:value-type="string">
            <text:p>On Attachment to Things and Obedience to God</text:p>
          </table:table-cell>
          <table:table-cell table:formula="of:=[All.C80]" office:value-type="float" office:value="0" calcext:value-type="float">
            <text:p>0</text:p>
          </table:table-cell>
        </table:table-row>
        <table:table-row table:style-name="ro1">
          <table:table-cell table:formula="of:=[All.A85]" office:value-type="string" office:string-value="FHG" calcext:value-type="string">
            <text:p>FHG</text:p>
          </table:table-cell>
          <table:table-cell table:formula="of:=[All.B85]" office:value-type="string" office:string-value="On being on Good Faith" calcext:value-type="string">
            <text:p>On being on Good Faith</text:p>
          </table:table-cell>
          <table:table-cell table:formula="of:=[All.C85]" office:value-type="float" office:value="0" calcext:value-type="float">
            <text:p>0</text:p>
          </table:table-cell>
        </table:table-row>
        <table:table-row table:style-name="ro1">
          <table:table-cell table:formula="of:=[All.A90]" office:value-type="string" office:string-value="FHG" calcext:value-type="string">
            <text:p>FHG</text:p>
          </table:table-cell>
          <table:table-cell table:formula="of:=[All.B90]" office:value-type="string" office:string-value="On Humanae Vitae" calcext:value-type="string">
            <text:p>On Humanae Vitae</text:p>
          </table:table-cell>
          <table:table-cell table:formula="of:=[All.C90]" office:value-type="float" office:value="0" calcext:value-type="float">
            <text:p>0</text:p>
          </table:table-cell>
        </table:table-row>
        <table:table-row table:style-name="ro1">
          <table:table-cell table:formula="of:=[All.A79]" office:value-type="string" office:string-value="FHG" calcext:value-type="string">
            <text:p>FHG</text:p>
          </table:table-cell>
          <table:table-cell table:formula="of:=[All.B79]" office:value-type="string" office:string-value="On the Hatred of God" calcext:value-type="string">
            <text:p>On the Hatred of God</text:p>
          </table:table-cell>
          <table:table-cell table:formula="of:=[All.C79]" office:value-type="float" office:value="0" calcext:value-type="float">
            <text:p>0</text:p>
          </table:table-cell>
        </table:table-row>
        <table:table-row table:style-name="ro1">
          <table:table-cell table:formula="of:=[All.A98]" office:value-type="string" office:string-value="FHG" calcext:value-type="string">
            <text:p>FHG</text:p>
          </table:table-cell>
          <table:table-cell table:formula="of:=[All.B98]" office:value-type="string" office:string-value="On Wisdom" calcext:value-type="string">
            <text:p>On Wisdom</text:p>
          </table:table-cell>
          <table:table-cell table:formula="of:=[All.C98]" office:value-type="float" office:value="0" calcext:value-type="float">
            <text:p>0</text:p>
          </table:table-cell>
        </table:table-row>
        <table:table-row table:style-name="ro1">
          <table:table-cell table:formula="of:=[All.A78]" office:value-type="string" office:string-value="FHG" calcext:value-type="string">
            <text:p>FHG</text:p>
          </table:table-cell>
          <table:table-cell table:formula="of:=[All.B78]" office:value-type="string" office:string-value="Paganism, Superstition and Philosophy" calcext:value-type="string">
            <text:p>Paganism, Superstition and Philosophy</text:p>
          </table:table-cell>
          <table:table-cell table:formula="of:=[All.C78]" office:value-type="float" office:value="0" calcext:value-type="float">
            <text:p>0</text:p>
          </table:table-cell>
        </table:table-row>
        <table:table-row table:style-name="ro1">
          <table:table-cell table:formula="of:=[All.A97]" office:value-type="string" office:string-value="FHG" calcext:value-type="string">
            <text:p>FHG</text:p>
          </table:table-cell>
          <table:table-cell table:formula="of:=[All.B97]" office:value-type="string" office:string-value="Philosophers and Economists: Two Philosphers' Objections to Usury" calcext:value-type="string">
            <text:p>Philosophers and Economists: Two Philosphers' Objections to Usury</text:p>
          </table:table-cell>
          <table:table-cell table:formula="of:=[All.C97]" office:value-type="float" office:value="0" calcext:value-type="float">
            <text:p>0</text:p>
          </table:table-cell>
        </table:table-row>
        <table:table-row table:style-name="ro1">
          <table:table-cell table:formula="of:=[All.A76]" office:value-type="string" office:string-value="FHG" calcext:value-type="string">
            <text:p>FHG</text:p>
          </table:table-cell>
          <table:table-cell table:formula="of:=[All.B76]" office:value-type="string" office:string-value="Prophecy and Miracles" calcext:value-type="string">
            <text:p>Prophecy and Miracles</text:p>
          </table:table-cell>
          <table:table-cell table:formula="of:=[All.C76]" office:value-type="float" office:value="0" calcext:value-type="float">
            <text:p>0</text:p>
          </table:table-cell>
        </table:table-row>
        <table:table-row table:style-name="ro1">
          <table:table-cell table:formula="of:=[All.A96]" office:value-type="string" office:string-value="FHG" calcext:value-type="string">
            <text:p>FHG</text:p>
          </table:table-cell>
          <table:table-cell table:formula="of:=[All.B96]" office:value-type="string" office:string-value="Simony in Africa" calcext:value-type="string">
            <text:p>Simony in Africa</text:p>
          </table:table-cell>
          <table:table-cell table:formula="of:=[All.C96]" office:value-type="float" office:value="0" calcext:value-type="float">
            <text:p>0</text:p>
          </table:table-cell>
        </table:table-row>
        <table:table-row table:style-name="ro1">
          <table:table-cell table:formula="of:=[All.A87]" office:value-type="string" office:string-value="FHG" calcext:value-type="string">
            <text:p>FHG</text:p>
          </table:table-cell>
          <table:table-cell table:formula="of:=[All.B87]" office:value-type="string" office:string-value="Sin: the McGivney Lectures" calcext:value-type="string">
            <text:p>Sin: the McGivney Lectures</text:p>
          </table:table-cell>
          <table:table-cell table:formula="of:=[All.C87]" office:value-type="float" office:value="0" calcext:value-type="float">
            <text:p>0</text:p>
          </table:table-cell>
        </table:table-row>
        <table:table-row table:style-name="ro1">
          <table:table-cell table:formula="of:=[All.A93]" office:value-type="string" office:string-value="FHG" calcext:value-type="string">
            <text:p>FHG</text:p>
          </table:table-cell>
          <table:table-cell table:formula="of:=[All.B93]" office:value-type="string" office:string-value="The Early Embryo: Theoreticsl Doubts and Practical Certainties" calcext:value-type="string">
            <text:p>The Early Embryo: Theoreticsl Doubts and Practical Certainties</text:p>
          </table:table-cell>
          <table:table-cell table:formula="of:=[All.C93]" office:value-type="float" office:value="0" calcext:value-type="float">
            <text:p>0</text:p>
          </table:table-cell>
        </table:table-row>
        <table:table-row table:style-name="ro1">
          <table:table-cell table:formula="of:=[All.A82]" office:value-type="string" office:string-value="FHG" calcext:value-type="string">
            <text:p>FHG</text:p>
          </table:table-cell>
          <table:table-cell table:formula="of:=[All.B82]" office:value-type="string" office:string-value="The Inortality of the Soul" calcext:value-type="string">
            <text:p>The Inortality of the Soul</text:p>
          </table:table-cell>
          <table:table-cell table:formula="of:=[All.C82]" office:value-type="float" office:value="0" calcext:value-type="float">
            <text:p>0</text:p>
          </table:table-cell>
        </table:table-row>
        <table:table-row table:style-name="ro1">
          <table:table-cell table:formula="of:=[All.A94]" office:value-type="string" office:string-value="FHG" calcext:value-type="string">
            <text:p>FHG</text:p>
          </table:table-cell>
          <table:table-cell table:formula="of:=[All.B94]" office:value-type="string" office:string-value="The Moral Enviroment of the Child" calcext:value-type="string">
            <text:p>The Moral Enviroment of the Child</text:p>
          </table:table-cell>
          <table:table-cell table:formula="of:=[All.C94]" office:value-type="float" office:value="0" calcext:value-type="float">
            <text:p>0</text:p>
          </table:table-cell>
        </table:table-row>
        <table:table-row table:style-name="ro1">
          <table:table-cell table:formula="of:=[All.A81]" office:value-type="string" office:string-value="FHG" calcext:value-type="string">
            <text:p>FHG</text:p>
          </table:table-cell>
          <table:table-cell table:formula="of:=[All.B81]" office:value-type="string" office:string-value="Twenty Opinions Common among Modern Anglo-American Philosophers" calcext:value-type="string">
            <text:p>Twenty Opinions Common among Modern Anglo-American Philosophers</text:p>
          </table:table-cell>
          <table:table-cell table:formula="of:=[All.C81]" office:value-type="float" office:value="0" calcext:value-type="float">
            <text:p>0</text:p>
          </table:table-cell>
        </table:table-row>
        <table:table-row table:style-name="ro1">
          <table:table-cell table:formula="of:=[All.A88]" office:value-type="string" office:string-value="FHG" calcext:value-type="string">
            <text:p>FHG</text:p>
          </table:table-cell>
          <table:table-cell table:formula="of:=[All.B88]" office:value-type="string" office:string-value="Two Moral Theologians" calcext:value-type="string">
            <text:p>Two Moral Theologians</text:p>
          </table:table-cell>
          <table:table-cell table:formula="of:=[All.C88]" office:value-type="float" office:value="0" calcext:value-type="float">
            <text:p>0</text:p>
          </table:table-cell>
        </table:table-row>
        <table:table-row table:style-name="ro1">
          <table:table-cell table:formula="of:=[All.A74]" office:value-type="string" office:string-value="FHG" calcext:value-type="string">
            <text:p>FHG</text:p>
          </table:table-cell>
          <table:table-cell table:formula="of:=[All.B74]" office:value-type="string" office:string-value="What is it to Believe Someone?" calcext:value-type="string">
            <text:p>What is it to Believe Someone?</text:p>
          </table:table-cell>
          <table:table-cell table:formula="of:=[All.C74]" office:value-type="float" office:value="0" calcext:value-type="float">
            <text:p>0</text:p>
          </table:table-cell>
        </table:table-row>
        <table:table-row table:style-name="ro1">
          <table:table-cell table:formula="of:=[All.A115]" office:value-type="string" office:string-value="FPW" calcext:value-type="string">
            <text:p>FPW</text:p>
          </table:table-cell>
          <table:table-cell table:formula="of:=[All.B115]" office:value-type="string" office:string-value="A theory of Language?" calcext:value-type="string">
            <text:p>A theory of Language?</text:p>
          </table:table-cell>
          <table:table-cell table:formula="of:=[All.C115]" office:value-type="float" office:value="0" calcext:value-type="float">
            <text:p>0</text:p>
          </table:table-cell>
        </table:table-row>
        <table:table-row table:style-name="ro1">
          <table:table-cell table:formula="of:=[All.A109]" office:value-type="string" office:string-value="FPW" calcext:value-type="string">
            <text:p>FPW</text:p>
          </table:table-cell>
          <table:table-cell table:formula="of:=[All.B109]" office:value-type="string" office:string-value="Frege, Wittgenstein and Platonism" calcext:value-type="string">
            <text:p>Frege, Wittgenstein and Platonism</text:p>
          </table:table-cell>
          <table:table-cell table:formula="of:=[All.C109]" office:value-type="float" office:value="0" calcext:value-type="float">
            <text:p>0</text:p>
          </table:table-cell>
        </table:table-row>
        <table:table-row table:style-name="ro1">
          <table:table-cell table:formula="of:=[All.A107]" office:value-type="string" office:string-value="FPW" calcext:value-type="string">
            <text:p>FPW</text:p>
          </table:table-cell>
          <table:table-cell table:formula="of:=[All.B107]" office:value-type="string" office:string-value="How can a man be free? Spinoza's Thought and that of some others" calcext:value-type="string">
            <text:p>How can a man be free? Spinoza's Thought and that of some others</text:p>
          </table:table-cell>
          <table:table-cell table:formula="of:=[All.C107]" office:value-type="float" office:value="0" calcext:value-type="float">
            <text:p>0</text:p>
          </table:table-cell>
        </table:table-row>
        <table:table-row table:style-name="ro1">
          <table:table-cell table:formula="of:=[All.A108]" office:value-type="string" office:string-value="FPW" calcext:value-type="string">
            <text:p>FPW</text:p>
          </table:table-cell>
          <table:table-cell table:formula="of:=[All.B108]" office:value-type="string" office:string-value="Hume on causality: introductory" calcext:value-type="string">
            <text:p>Hume on causality: introductory</text:p>
          </table:table-cell>
          <table:table-cell table:formula="of:=[All.C108]" office:value-type="float" office:value="0" calcext:value-type="float">
            <text:p>0</text:p>
          </table:table-cell>
        </table:table-row>
        <table:table-row table:style-name="ro1">
          <table:table-cell table:formula="of:=[All.A111]" office:value-type="string" office:string-value="FPW" calcext:value-type="string">
            <text:p>FPW</text:p>
          </table:table-cell>
          <table:table-cell table:formula="of:=[All.B111]" office:value-type="string" office:string-value="Ludwig Wittgenstein" calcext:value-type="string">
            <text:p>Ludwig Wittgenstein</text:p>
          </table:table-cell>
          <table:table-cell table:formula="of:=[All.C111]" office:value-type="float" office:value="0" calcext:value-type="float">
            <text:p>0</text:p>
          </table:table-cell>
        </table:table-row>
        <table:table-row table:style-name="ro1">
          <table:table-cell table:formula="of:=[All.A100]" office:value-type="string" office:string-value="FPW" calcext:value-type="string">
            <text:p>FPW</text:p>
          </table:table-cell>
          <table:table-cell table:formula="of:=[All.B100]" office:value-type="string" office:string-value="On Piety, or: Plato's Euthyphro" calcext:value-type="string">
            <text:p>On Piety, or: Plato's Euthyphro</text:p>
          </table:table-cell>
          <table:table-cell table:formula="of:=[All.C100]" office:value-type="float" office:value="0" calcext:value-type="float">
            <text:p>0</text:p>
          </table:table-cell>
        </table:table-row>
        <table:table-row table:style-name="ro1">
          <table:table-cell table:formula="of:=[All.A110]" office:value-type="string" office:string-value="FPW" calcext:value-type="string">
            <text:p>FPW</text:p>
          </table:table-cell>
          <table:table-cell table:formula="of:=[All.B110]" office:value-type="string" office:string-value="On Russell's Theory of Descriptions" calcext:value-type="string">
            <text:p>On Russell's Theory of Descriptions</text:p>
          </table:table-cell>
          <table:table-cell table:formula="of:=[All.C110]" office:value-type="float" office:value="0" calcext:value-type="float">
            <text:p>0</text:p>
          </table:table-cell>
        </table:table-row>
        <table:table-row table:style-name="ro1">
          <table:table-cell table:formula="of:=[All.A114]" office:value-type="string" office:string-value="FPW" calcext:value-type="string">
            <text:p>FPW</text:p>
          </table:table-cell>
          <table:table-cell table:formula="of:=[All.B114]" office:value-type="string" office:string-value="On the form of Wittgsenstein's writing" calcext:value-type="string">
            <text:p>On the form of Wittgsenstein's writing</text:p>
          </table:table-cell>
          <table:table-cell table:formula="of:=[All.C114]" office:value-type="float" office:value="0" calcext:value-type="float">
            <text:p>0</text:p>
          </table:table-cell>
        </table:table-row>
        <table:table-row table:style-name="ro1">
          <table:table-cell table:formula="of:=[All.A101]" office:value-type="string" office:string-value="FPW" calcext:value-type="string">
            <text:p>FPW</text:p>
          </table:table-cell>
          <table:table-cell table:formula="of:=[All.B101]" office:value-type="string" office:string-value="Plato, Soul and 'the Unity of Apperception'" calcext:value-type="string">
            <text:p>Plato, Soul and 'the Unity of Apperception'</text:p>
          </table:table-cell>
          <table:table-cell table:formula="of:=[All.C101]" office:value-type="float" office:value="0" calcext:value-type="float">
            <text:p>0</text:p>
          </table:table-cell>
        </table:table-row>
        <table:table-row table:style-name="ro1">
          <table:table-cell table:formula="of:=[All.A103]" office:value-type="string" office:string-value="FPW" calcext:value-type="string">
            <text:p>FPW</text:p>
          </table:table-cell>
          <table:table-cell table:formula="of:=[All.B103]" office:value-type="string" office:string-value="Russelm or Anselm?" calcext:value-type="string">
            <text:p>Russelm or Anselm?</text:p>
          </table:table-cell>
          <table:table-cell table:formula="of:=[All.C103]" office:value-type="float" office:value="0" calcext:value-type="float">
            <text:p>0</text:p>
          </table:table-cell>
        </table:table-row>
        <table:table-row table:style-name="ro1">
          <table:table-cell table:formula="of:=[All.A99]" office:value-type="string" office:string-value="FPW" calcext:value-type="string">
            <text:p>FPW</text:p>
          </table:table-cell>
          <table:table-cell table:formula="of:=[All.B99]" office:value-type="string" office:string-value="The Origin of Plato's Theory of Forms" calcext:value-type="string">
            <text:p>The Origin of Plato's Theory of Forms</text:p>
          </table:table-cell>
          <table:table-cell table:formula="of:=[All.C99]" office:value-type="float" office:value="0" calcext:value-type="float">
            <text:p>0</text:p>
          </table:table-cell>
        </table:table-row>
        <table:table-row table:style-name="ro1">
          <table:table-cell table:formula="of:=[All.A112]" office:value-type="string" office:string-value="FPW" calcext:value-type="string">
            <text:p>FPW</text:p>
          </table:table-cell>
          <table:table-cell table:formula="of:=[All.B112]" office:value-type="string" office:string-value="The Simplicity of the Tractatus" calcext:value-type="string">
            <text:p>The Simplicity of the Tractatus</text:p>
          </table:table-cell>
          <table:table-cell table:formula="of:=[All.C112]" office:value-type="float" office:value="0" calcext:value-type="float">
            <text:p>0</text:p>
          </table:table-cell>
        </table:table-row>
        <table:table-row table:style-name="ro1">
          <table:table-cell table:formula="of:=[All.A104]" office:value-type="string" office:string-value="FPW" calcext:value-type="string">
            <text:p>FPW</text:p>
          </table:table-cell>
          <table:table-cell table:formula="of:=[All.B104]" office:value-type="string" office:string-value="Truth: Anselm or Thomas?" calcext:value-type="string">
            <text:p>Truth: Anselm or Thomas?</text:p>
          </table:table-cell>
          <table:table-cell table:formula="of:=[All.C104]" office:value-type="float" office:value="0" calcext:value-type="float">
            <text:p>0</text:p>
          </table:table-cell>
        </table:table-row>
        <table:table-row table:style-name="ro1">
          <table:table-cell table:formula="of:=[All.A117]" office:value-type="string" office:string-value="FPW" calcext:value-type="string">
            <text:p>FPW</text:p>
          </table:table-cell>
          <table:table-cell table:formula="of:=[All.B117]" office:value-type="string" office:string-value="Was Wittgenstein a conventionalist?" calcext:value-type="string">
            <text:p>Was Wittgenstein a conventionalist?</text:p>
          </table:table-cell>
          <table:table-cell table:formula="of:=[All.C117]" office:value-type="float" office:value="0" calcext:value-type="float">
            <text:p>0</text:p>
          </table:table-cell>
        </table:table-row>
        <table:table-row table:style-name="ro1">
          <table:table-cell table:formula="of:=[All.A118]" office:value-type="string" office:string-value="FPW" calcext:value-type="string">
            <text:p>FPW</text:p>
          </table:table-cell>
          <table:table-cell table:formula="of:=[All.B118]" office:value-type="string" office:string-value="Wittgenstein on Rules and Private Language" calcext:value-type="string">
            <text:p>Wittgenstein on Rules and Private Language</text:p>
          </table:table-cell>
          <table:table-cell table:formula="of:=[All.C118]" office:value-type="float" office:value="0" calcext:value-type="float">
            <text:p>0</text:p>
          </table:table-cell>
        </table:table-row>
        <table:table-row table:style-name="ro1">
          <table:table-cell table:formula="of:=[All.A116]" office:value-type="string" office:string-value="FPW" calcext:value-type="string">
            <text:p>FPW</text:p>
          </table:table-cell>
          <table:table-cell table:formula="of:=[All.B116]" office:value-type="string" office:string-value="Wittgenstein: Whose Philosopher?" calcext:value-type="string">
            <text:p>Wittgenstein: Whose Philosopher?</text:p>
          </table:table-cell>
          <table:table-cell table:formula="of:=[All.C116]" office:value-type="float" office:value="0" calcext:value-type="float">
            <text:p>0</text:p>
          </table:table-cell>
        </table:table-row>
        <table:table-row table:style-name="ro1">
          <table:table-cell table:formula="of:=[All.A113]" office:value-type="string" office:string-value="FPW" calcext:value-type="string">
            <text:p>FPW</text:p>
          </table:table-cell>
          <table:table-cell table:formula="of:=[All.B113]" office:value-type="string" office:string-value="Wittgenstein's 'two cuts' in the history of philosophy" calcext:value-type="string">
            <text:p>Wittgenstein's 'two cuts' in the history of philosophy</text:p>
          </table:table-cell>
          <table:table-cell table:formula="of:=[All.C113]" office:value-type="float" office:value="0" calcext:value-type="float">
            <text:p>0</text:p>
          </table:table-cell>
        </table:table-row>
        <table:table-row table:style-name="ro1">
          <table:table-cell table:formula="of:=[All.A106]" office:value-type="string" office:string-value="FPW, FAEH" calcext:value-type="string">
            <text:p>FPW, FAEH</text:p>
          </table:table-cell>
          <table:table-cell table:formula="of:=[All.B106]" office:value-type="string" office:string-value="Anselm and the Unity of Truth" calcext:value-type="string">
            <text:p>Anselm and the Unity of Truth</text:p>
          </table:table-cell>
          <table:table-cell table:formula="of:=[All.C106]" office:value-type="float" office:value="0" calcext:value-type="float">
            <text:p>0</text:p>
          </table:table-cell>
        </table:table-row>
        <table:table-row table:style-name="ro1">
          <table:table-cell table:formula="of:=[All.A105]" office:value-type="string" office:string-value="FPW, FAEH" calcext:value-type="string">
            <text:p>FPW, FAEH</text:p>
          </table:table-cell>
          <table:table-cell table:formula="of:=[All.B105]" office:value-type="string" office:string-value="Truth: Anselm and Wittgenstein" calcext:value-type="string">
            <text:p>Truth: Anselm and Wittgenstein</text:p>
          </table:table-cell>
          <table:table-cell table:formula="of:=[All.C105]" office:value-type="float" office:value="0" calcext:value-type="float">
            <text:p>0</text:p>
          </table:table-cell>
        </table:table-row>
        <table:table-row table:style-name="ro1">
          <table:table-cell table:formula="of:=[All.A102]" office:value-type="string" office:string-value="FPW, FAEH" calcext:value-type="string">
            <text:p>FPW, FAEH</text:p>
          </table:table-cell>
          <table:table-cell table:formula="of:=[All.B102]" office:value-type="string" office:string-value="Why Anselm's Proof in the Proslogion in not an onthological argument" calcext:value-type="string">
            <text:p>Why Anselm's Proof in the Proslogion in not an onthological argument</text:p>
          </table:table-cell>
          <table:table-cell table:formula="of:=[All.C102]" office:value-type="float" office:value="0" calcext:value-type="float">
            <text:p>0</text:p>
          </table:table-cell>
        </table:table-row>
        <table:table-row table:style-name="ro1">
          <table:table-cell table:formula="of:=[All.A65]" office:value-type="string" office:string-value="HLAE" calcext:value-type="string">
            <text:p>HLAE</text:p>
          </table:table-cell>
          <table:table-cell table:formula="of:=[All.B65]" office:value-type="string" office:string-value="Action, Intention and 'Double Effect'" calcext:value-type="string">
            <text:p>Action, Intention and 'Double Effect'</text:p>
          </table:table-cell>
          <table:table-cell table:formula="of:=[All.C65]" office:value-type="float" office:value="0" calcext:value-type="float">
            <text:p>0</text:p>
          </table:table-cell>
        </table:table-row>
        <table:table-row table:style-name="ro1">
          <table:table-cell table:formula="of:=[All.A58]" office:value-type="string" office:string-value="HLAE" calcext:value-type="string">
            <text:p>HLAE</text:p>
          </table:table-cell>
          <table:table-cell table:formula="of:=[All.B58]" office:value-type="string" office:string-value="Chisolm on Action" calcext:value-type="string">
            <text:p>Chisolm on Action</text:p>
          </table:table-cell>
          <table:table-cell table:formula="of:=[All.C58]" office:value-type="float" office:value="0" calcext:value-type="float">
            <text:p>0</text:p>
          </table:table-cell>
        </table:table-row>
        <table:table-row table:style-name="ro1">
          <table:table-cell table:formula="of:=[All.A72]" office:value-type="string" office:string-value="HLAE" calcext:value-type="string">
            <text:p>HLAE</text:p>
          </table:table-cell>
          <table:table-cell table:formula="of:=[All.B72]" office:value-type="string" office:string-value="Commentary on John Harris' 'Ethical Problems in the Management of Severly Handicapped Children'" calcext:value-type="string">
            <text:p>Commentary on John Harris' 'Ethical Problems in the Management of Severly Handicapped Children'</text:p>
          </table:table-cell>
          <table:table-cell table:formula="of:=[All.C72]" office:value-type="float" office:value="0" calcext:value-type="float">
            <text:p>0</text:p>
          </table:table-cell>
        </table:table-row>
        <table:table-row table:style-name="ro1">
          <table:table-cell table:formula="of:=[All.A62]" office:value-type="string" office:string-value="HLAE" calcext:value-type="string">
            <text:p>HLAE</text:p>
          </table:table-cell>
          <table:table-cell table:formula="of:=[All.B62]" office:value-type="string" office:string-value="Does Oxford Moral Philosophy Corrupt Youth?" calcext:value-type="string">
            <text:p>Does Oxford Moral Philosophy Corrupt Youth?</text:p>
          </table:table-cell>
          <table:table-cell table:formula="of:=[All.C62]" office:value-type="float" office:value="0" calcext:value-type="float">
            <text:p>0</text:p>
          </table:table-cell>
        </table:table-row>
        <table:table-row table:style-name="ro1">
          <table:table-cell table:formula="of:=[All.A55]" office:value-type="string" office:string-value="HLAE" calcext:value-type="string">
            <text:p>HLAE</text:p>
          </table:table-cell>
          <table:table-cell table:formula="of:=[All.B55]" office:value-type="string" office:string-value="Embryos and Final Causes" calcext:value-type="string">
            <text:p>Embryos and Final Causes</text:p>
          </table:table-cell>
          <table:table-cell table:formula="of:=[All.C55]" office:value-type="float" office:value="0" calcext:value-type="float">
            <text:p>0</text:p>
          </table:table-cell>
        </table:table-row>
        <table:table-row table:style-name="ro1">
          <table:table-cell table:formula="of:=[All.A68]" office:value-type="string" office:string-value="HLAE" calcext:value-type="string">
            <text:p>HLAE</text:p>
          </table:table-cell>
          <table:table-cell table:formula="of:=[All.B68]" office:value-type="string" office:string-value="Glanville Williams' The Sanctity of Life and the Criminal Law: A Review" calcext:value-type="string">
            <text:p>Glanville Williams' The Sanctity of Life and the Criminal Law: A Review</text:p>
          </table:table-cell>
          <table:table-cell table:formula="of:=[All.C68]" office:value-type="float" office:value="0" calcext:value-type="float">
            <text:p>0</text:p>
          </table:table-cell>
        </table:table-row>
        <table:table-row table:style-name="ro1">
          <table:table-cell table:formula="of:=[All.A64]" office:value-type="string" office:string-value="HLAE" calcext:value-type="string">
            <text:p>HLAE</text:p>
          </table:table-cell>
          <table:table-cell table:formula="of:=[All.B64]" office:value-type="string" office:string-value="Good and Bad Human Action" calcext:value-type="string">
            <text:p>Good and Bad Human Action</text:p>
          </table:table-cell>
          <table:table-cell table:formula="of:=[All.C64]" office:value-type="float" office:value="0" calcext:value-type="float">
            <text:p>0</text:p>
          </table:table-cell>
        </table:table-row>
        <table:table-row table:style-name="ro1">
          <table:table-cell table:formula="of:=[All.A52]" office:value-type="string" office:string-value="HLAE" calcext:value-type="string">
            <text:p>HLAE</text:p>
          </table:table-cell>
          <table:table-cell table:formula="of:=[All.B52]" office:value-type="string" office:string-value="Has Mankind One Soul: An Angel Distributed among many Bodies?" calcext:value-type="string">
            <text:p>Has Mankind One Soul: An Angel Distributed among many Bodies?</text:p>
          </table:table-cell>
          <table:table-cell table:formula="of:=[All.C52]" office:value-type="float" office:value="0" calcext:value-type="float">
            <text:p>0</text:p>
          </table:table-cell>
        </table:table-row>
        <table:table-row table:style-name="ro1">
          <table:table-cell table:formula="of:=[All.A53]" office:value-type="string" office:string-value="HLAE" calcext:value-type="string">
            <text:p>HLAE</text:p>
          </table:table-cell>
          <table:table-cell table:formula="of:=[All.B53]" office:value-type="string" office:string-value="Human Essence" calcext:value-type="string">
            <text:p>Human Essence</text:p>
          </table:table-cell>
          <table:table-cell table:formula="of:=[All.C53]" office:value-type="float" office:value="0" calcext:value-type="float">
            <text:p>0</text:p>
          </table:table-cell>
        </table:table-row>
        <table:table-row table:style-name="ro1">
          <table:table-cell table:formula="of:=[All.A56]" office:value-type="string" office:string-value="HLAE" calcext:value-type="string">
            <text:p>HLAE</text:p>
          </table:table-cell>
          <table:table-cell table:formula="of:=[All.B56]" office:value-type="string" office:string-value="Knowledge and Reverence for Human Life" calcext:value-type="string">
            <text:p>Knowledge and Reverence for Human Life</text:p>
          </table:table-cell>
          <table:table-cell table:formula="of:=[All.C56]" office:value-type="float" office:value="0" calcext:value-type="float">
            <text:p>0</text:p>
          </table:table-cell>
        </table:table-row>
        <table:table-row table:style-name="ro1">
          <table:table-cell table:formula="of:=[All.A71]" office:value-type="string" office:string-value="HLAE" calcext:value-type="string">
            <text:p>HLAE</text:p>
          </table:table-cell>
          <table:table-cell table:formula="of:=[All.B71]" office:value-type="string" office:string-value="Murder and the Morality of Euthanasia" calcext:value-type="string">
            <text:p>Murder and the Morality of Euthanasia</text:p>
          </table:table-cell>
          <table:table-cell table:formula="of:=[All.C71]" office:value-type="float" office:value="0" calcext:value-type="float">
            <text:p>0</text:p>
          </table:table-cell>
        </table:table-row>
        <table:table-row table:style-name="ro1">
          <table:table-cell table:formula="of:=[All.A67]" office:value-type="string" office:string-value="HLAE" calcext:value-type="string">
            <text:p>HLAE</text:p>
          </table:table-cell>
          <table:table-cell table:formula="of:=[All.B67]" office:value-type="string" office:string-value="Must One Obey One's Conscience?" calcext:value-type="string">
            <text:p>Must One Obey One's Conscience?</text:p>
          </table:table-cell>
          <table:table-cell table:formula="of:=[All.C67]" office:value-type="float" office:value="0" calcext:value-type="float">
            <text:p>0</text:p>
          </table:table-cell>
        </table:table-row>
        <table:table-row table:style-name="ro1">
          <table:table-cell table:formula="of:=[All.A60]" office:value-type="string" office:string-value="HLAE" calcext:value-type="string">
            <text:p>HLAE</text:p>
          </table:table-cell>
          <table:table-cell table:formula="of:=[All.B60]" office:value-type="string" office:string-value="Practical Inference" calcext:value-type="string">
            <text:p>Practical Inference</text:p>
          </table:table-cell>
          <table:table-cell table:formula="of:=[All.C60]" office:value-type="float" office:value="0" calcext:value-type="float">
            <text:p>0</text:p>
          </table:table-cell>
        </table:table-row>
        <table:table-row table:style-name="ro1">
          <table:table-cell table:formula="of:=[All.A61]" office:value-type="string" office:string-value="HLAE" calcext:value-type="string">
            <text:p>HLAE</text:p>
          </table:table-cell>
          <table:table-cell table:formula="of:=[All.B61]" office:value-type="string" office:string-value="Practical Truth" calcext:value-type="string">
            <text:p>Practical Truth</text:p>
          </table:table-cell>
          <table:table-cell table:formula="of:=[All.C61]" office:value-type="float" office:value="0" calcext:value-type="float">
            <text:p>0</text:p>
          </table:table-cell>
        </table:table-row>
        <table:table-row table:style-name="ro1">
          <table:table-cell table:formula="of:=[All.A70]" office:value-type="string" office:string-value="HLAE" calcext:value-type="string">
            <text:p>HLAE</text:p>
          </table:table-cell>
          <table:table-cell table:formula="of:=[All.B70]" office:value-type="string" office:string-value="Prolegomenon to a Pursuit of the Definition of Murder: The Illegal and The Unlawful" calcext:value-type="string">
            <text:p>Prolegomenon to a Pursuit of the Definition of Murder: The Illegal and The Unlawful</text:p>
          </table:table-cell>
          <table:table-cell table:formula="of:=[All.C70]" office:value-type="float" office:value="0" calcext:value-type="float">
            <text:p>0</text:p>
          </table:table-cell>
        </table:table-row>
        <table:table-row table:style-name="ro1">
          <table:table-cell table:formula="of:=[All.A73]" office:value-type="string" office:string-value="HLAE" calcext:value-type="string">
            <text:p>HLAE</text:p>
          </table:table-cell>
          <table:table-cell table:formula="of:=[All.B73]" office:value-type="string" office:string-value="Sins of Omission? The Non-treatment of control in Clinical Trials" calcext:value-type="string">
            <text:p>Sins of Omission? The Non-treatment of control in Clinical Trials</text:p>
          </table:table-cell>
          <table:table-cell table:formula="of:=[All.C73]" office:value-type="float" office:value="0" calcext:value-type="float">
            <text:p>0</text:p>
          </table:table-cell>
        </table:table-row>
        <table:table-row table:style-name="ro1">
          <table:table-cell table:formula="of:=[All.A59]" office:value-type="string" office:string-value="HLAE" calcext:value-type="string">
            <text:p>HLAE</text:p>
          </table:table-cell>
          <table:table-cell table:formula="of:=[All.B59]" office:value-type="string" office:string-value="The Causation of Action" calcext:value-type="string">
            <text:p>The Causation of Action</text:p>
          </table:table-cell>
          <table:table-cell table:formula="of:=[All.C59]" office:value-type="float" office:value="0" calcext:value-type="float">
            <text:p>0</text:p>
          </table:table-cell>
        </table:table-row>
        <table:table-row table:style-name="ro1">
          <table:table-cell table:formula="of:=[All.A66]" office:value-type="string" office:string-value="HLAE" calcext:value-type="string">
            <text:p>HLAE</text:p>
          </table:table-cell>
          <table:table-cell table:formula="of:=[All.B66]" office:value-type="string" office:string-value="The Controversy over a New Morality" calcext:value-type="string">
            <text:p>The Controversy over a New Morality</text:p>
          </table:table-cell>
          <table:table-cell table:formula="of:=[All.C66]" office:value-type="float" office:value="0" calcext:value-type="float">
            <text:p>0</text:p>
          </table:table-cell>
        </table:table-row>
        <table:table-row table:style-name="ro1">
          <table:table-cell table:formula="of:=[All.A57]" office:value-type="string" office:string-value="HLAE" calcext:value-type="string">
            <text:p>HLAE</text:p>
          </table:table-cell>
          <table:table-cell table:formula="of:=[All.B57]" office:value-type="string" office:string-value="The Dignity of the Human Being" calcext:value-type="string">
            <text:p>The Dignity of the Human Being</text:p>
          </table:table-cell>
          <table:table-cell table:formula="of:=[All.C57]" office:value-type="float" office:value="0" calcext:value-type="float">
            <text:p>0</text:p>
          </table:table-cell>
        </table:table-row>
        <table:table-row table:style-name="ro1">
          <table:table-cell table:formula="of:=[All.A54]" office:value-type="string" office:string-value="HLAE" calcext:value-type="string">
            <text:p>HLAE</text:p>
          </table:table-cell>
          <table:table-cell table:formula="of:=[All.B54]" office:value-type="string" office:string-value="Were You a Zygote?" calcext:value-type="string">
            <text:p>Were You a Zygote?</text:p>
          </table:table-cell>
          <table:table-cell table:formula="of:=[All.C54]" office:value-type="float" office:value="0" calcext:value-type="float">
            <text:p>0</text:p>
          </table:table-cell>
        </table:table-row>
        <table:table-row table:style-name="ro1">
          <table:table-cell table:formula="of:=[All.A69]" office:value-type="string" office:string-value="HLAE" calcext:value-type="string">
            <text:p>HLAE</text:p>
          </table:table-cell>
          <table:table-cell table:formula="of:=[All.B69]" office:value-type="string" office:string-value="Who is Wronged? Phillippa Foot on Double Effect" calcext:value-type="string">
            <text:p>Who is Wronged? Phillippa Foot on Double Effect</text:p>
          </table:table-cell>
          <table:table-cell table:formula="of:=[All.C69]" office:value-type="float" office:value="0" calcext:value-type="float">
            <text:p>0</text:p>
          </table:table-cell>
        </table:table-row>
        <table:table-row table:style-name="ro1">
          <table:table-cell table:formula="of:=[All.A51]" office:value-type="string" office:string-value="HLAE, FAEH" calcext:value-type="string">
            <text:p>HLAE, FAEH</text:p>
          </table:table-cell>
          <table:table-cell table:formula="of:=[All.B51]" office:value-type="string" office:string-value="Analytical Philosophy and the Sipirituality of Man" calcext:value-type="string">
            <text:p>Analytical Philosophy and the Sipirituality of Man</text:p>
          </table:table-cell>
          <table:table-cell table:formula="of:=[All.C51]" office:value-type="float" office:value="0" calcext:value-type="float">
            <text:p>0</text:p>
          </table:table-cell>
        </table:table-row>
        <table:table-row table:style-name="ro1">
          <table:table-cell table:formula="of:=[All.A131]" office:value-type="string" office:string-value="IWT" calcext:value-type="string">
            <text:p>IWT</text:p>
          </table:table-cell>
          <table:table-cell table:formula="of:=[All.B131]" office:value-type="string" office:string-value="'Mysticism' and Solipsism" calcext:value-type="string">
            <text:p>'Mysticism' and Solipsism</text:p>
          </table:table-cell>
          <table:table-cell table:formula="of:=[All.C131]" office:value-type="float" office:value="0" calcext:value-type="float">
            <text:p>0</text:p>
          </table:table-cell>
        </table:table-row>
        <table:table-row table:style-name="ro1">
          <table:table-cell table:formula="of:=[All.A128]" office:value-type="string" office:string-value="IWT" calcext:value-type="string">
            <text:p>IWT</text:p>
          </table:table-cell>
          <table:table-cell table:formula="of:=[All.B128]" office:value-type="string" office:string-value="'The General Form of Proposition'" calcext:value-type="string">
            <text:p>'The General Form of Proposition'</text:p>
          </table:table-cell>
          <table:table-cell table:formula="of:=[All.C128]" office:value-type="float" office:value="0" calcext:value-type="float">
            <text:p>0</text:p>
          </table:table-cell>
        </table:table-row>
        <table:table-row table:style-name="ro1">
          <table:table-cell table:formula="of:=[All.A123]" office:value-type="string" office:string-value="IWT" calcext:value-type="string">
            <text:p>IWT</text:p>
          </table:table-cell>
          <table:table-cell table:formula="of:=[All.B123]" office:value-type="string" office:string-value="Consequences of the Picture Theory" calcext:value-type="string">
            <text:p>Consequences of the Picture Theory</text:p>
          </table:table-cell>
          <table:table-cell table:formula="of:=[All.C123]" office:value-type="float" office:value="0" calcext:value-type="float">
            <text:p>0</text:p>
          </table:table-cell>
        </table:table-row>
        <table:table-row table:style-name="ro1">
          <table:table-cell table:formula="of:=[All.A119]" office:value-type="string" office:string-value="IWT" calcext:value-type="string">
            <text:p>IWT</text:p>
          </table:table-cell>
          <table:table-cell table:formula="of:=[All.B119]" office:value-type="string" office:string-value="Elementary Propositions" calcext:value-type="string">
            <text:p>Elementary Propositions</text:p>
          </table:table-cell>
          <table:table-cell table:formula="of:=[All.C119]" office:value-type="float" office:value="0" calcext:value-type="float">
            <text:p>0</text:p>
          </table:table-cell>
        </table:table-row>
        <table:table-row table:style-name="ro1">
          <table:table-cell table:formula="of:=[All.A127]" office:value-type="string" office:string-value="IWT" calcext:value-type="string">
            <text:p>IWT</text:p>
          </table:table-cell>
          <table:table-cell table:formula="of:=[All.B127]" office:value-type="string" office:string-value="Formal Concepts and Formal Series" calcext:value-type="string">
            <text:p>Formal Concepts and Formal Series</text:p>
          </table:table-cell>
          <table:table-cell table:formula="of:=[All.C127]" office:value-type="float" office:value="0" calcext:value-type="float">
            <text:p>0</text:p>
          </table:table-cell>
        </table:table-row>
        <table:table-row table:style-name="ro1">
          <table:table-cell table:formula="of:=[All.A129]" office:value-type="string" office:string-value="IWT" calcext:value-type="string">
            <text:p>IWT</text:p>
          </table:table-cell>
          <table:table-cell table:formula="of:=[All.B129]" office:value-type="string" office:string-value="Generality" calcext:value-type="string">
            <text:p>Generality</text:p>
          </table:table-cell>
          <table:table-cell table:formula="of:=[All.C129]" office:value-type="float" office:value="0" calcext:value-type="float">
            <text:p>0</text:p>
          </table:table-cell>
        </table:table-row>
        <table:table-row table:style-name="ro1">
          <table:table-cell table:formula="of:=[All.A130]" office:value-type="string" office:string-value="IWT" calcext:value-type="string">
            <text:p>IWT</text:p>
          </table:table-cell>
          <table:table-cell table:formula="of:=[All.B130]" office:value-type="string" office:string-value="Knowledge and Certainty" calcext:value-type="string">
            <text:p>Knowledge and Certainty</text:p>
          </table:table-cell>
          <table:table-cell table:formula="of:=[All.C130]" office:value-type="float" office:value="0" calcext:value-type="float">
            <text:p>0</text:p>
          </table:table-cell>
        </table:table-row>
        <table:table-row table:style-name="ro1">
          <table:table-cell table:formula="of:=[All.A121]" office:value-type="string" office:string-value="IWT" calcext:value-type="string">
            <text:p>IWT</text:p>
          </table:table-cell>
          <table:table-cell table:formula="of:=[All.B121]" office:value-type="string" office:string-value="Negation: (1) The Logicians' Definition of 'not p'" calcext:value-type="string">
            <text:p>Negation: (1) The Logicians' Definition of 'not p'</text:p>
          </table:table-cell>
          <table:table-cell table:formula="of:=[All.C121]" office:value-type="float" office:value="0" calcext:value-type="float">
            <text:p>0</text:p>
          </table:table-cell>
        </table:table-row>
        <table:table-row table:style-name="ro1">
          <table:table-cell table:formula="of:=[All.A122]" office:value-type="string" office:string-value="IWT" calcext:value-type="string">
            <text:p>IWT</text:p>
          </table:table-cell>
          <table:table-cell table:formula="of:=[All.B122]" office:value-type="string" office:string-value="Negation: (2) The Picture Theory" calcext:value-type="string">
            <text:p>Negation: (2) The Picture Theory</text:p>
          </table:table-cell>
          <table:table-cell table:formula="of:=[All.C122]" office:value-type="float" office:value="0" calcext:value-type="float">
            <text:p>0</text:p>
          </table:table-cell>
        </table:table-row>
        <table:table-row table:style-name="ro1">
          <table:table-cell table:formula="of:=[All.A126]" office:value-type="string" office:string-value="IWT" calcext:value-type="string">
            <text:p>IWT</text:p>
          </table:table-cell>
          <table:table-cell table:formula="of:=[All.B126]" office:value-type="string" office:string-value="Operations" calcext:value-type="string">
            <text:p>Operations</text:p>
          </table:table-cell>
          <table:table-cell table:formula="of:=[All.C126]" office:value-type="float" office:value="0" calcext:value-type="float">
            <text:p>0</text:p>
          </table:table-cell>
        </table:table-row>
        <table:table-row table:style-name="ro1">
          <table:table-cell table:formula="of:=[All.A124]" office:value-type="string" office:string-value="IWT" calcext:value-type="string">
            <text:p>IWT</text:p>
          </table:table-cell>
          <table:table-cell table:formula="of:=[All.B124]" office:value-type="string" office:string-value="Sign and Symbol" calcext:value-type="string">
            <text:p>Sign and Symbol</text:p>
          </table:table-cell>
          <table:table-cell table:formula="of:=[All.C124]" office:value-type="float" office:value="0" calcext:value-type="float">
            <text:p>0</text:p>
          </table:table-cell>
        </table:table-row>
        <table:table-row table:style-name="ro1">
          <table:table-cell table:formula="of:=[All.A120]" office:value-type="string" office:string-value="IWT" calcext:value-type="string">
            <text:p>IWT</text:p>
          </table:table-cell>
          <table:table-cell table:formula="of:=[All.B120]" office:value-type="string" office:string-value="The Theory of Descriptions" calcext:value-type="string">
            <text:p>The Theory of Descriptions</text:p>
          </table:table-cell>
          <table:table-cell table:formula="of:=[All.C120]" office:value-type="float" office:value="0" calcext:value-type="float">
            <text:p>0</text:p>
          </table:table-cell>
        </table:table-row>
        <table:table-row table:style-name="ro1">
          <table:table-cell table:formula="of:=[All.A125]" office:value-type="string" office:string-value="IWT" calcext:value-type="string">
            <text:p>IWT</text:p>
          </table:table-cell>
          <table:table-cell table:formula="of:=[All.B125]" office:value-type="string" office:string-value="Wittgenstein, Frege and Ramsey" calcext:value-type="string">
            <text:p>Wittgenstein, Frege and Ramsey</text:p>
          </table:table-cell>
          <table:table-cell table:formula="of:=[All.C125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9" table:target-range-address="'Unique_Sorted_BY Collection'.A1:'Unique_Sorted_BY Collection'.C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3:33:11.687246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2:46:37.333180388</meta:creation-date>
    <dc:date>2015-06-12T18:54:39.695814646</dc:date>
    <meta:editing-duration>PT6H20M54S</meta:editing-duration>
    <meta:editing-cycles>19</meta:editing-cycles>
    <meta:generator>LibreOffice/4.3.6.2$Linux_X86_64 LibreOffice_project/430m0$Build-2</meta:generator>
    <meta:document-statistic meta:table-count="10" meta:cell-count="1236" meta:object-count="0"/>
  </office:meta>
</office:document-meta>
</file>